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automatic-styles/>
  <office:body>
    <office:spreadsheet>
      <table:table table:name="Nor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10.54886257" office:value-type="float">
            <text:p>2010.54886257</text:p>
          </table:table-cell>
          <table:table-cell office:value="2158.91156215" office:value-type="float">
            <text:p>2158.91156215</text:p>
          </table:table-cell>
          <table:table-cell office:value="2128.16268712" office:value-type="float">
            <text:p>2128.16268712</text:p>
          </table:table-cell>
          <table:table-cell office:value="2195.98900542" office:value-type="float">
            <text:p>2195.98900542</text:p>
          </table:table-cell>
          <table:table-cell office:value="2001.91179104" office:value-type="float">
            <text:p>2001.91179104</text:p>
          </table:table-cell>
          <table:table-cell office:value="2044.10224838" office:value-type="float">
            <text:p>2044.10224838</text:p>
          </table:table-cell>
          <table:table-cell office:value="2084.505764" office:value-type="float">
            <text:p>2084.505764</text:p>
          </table:table-cell>
          <table:table-cell office:value="1789.15103589" office:value-type="float">
            <text:p>1789.15103589</text:p>
          </table:table-cell>
          <table:table-cell office:value="2134.50627685" office:value-type="float">
            <text:p>2134.50627685</text:p>
          </table:table-cell>
          <table:table-cell office:value="2011.74628722" office:value-type="float">
            <text:p>2011.74628722</text:p>
          </table:table-cell>
          <table:table-cell office:value="1893.1725494" office:value-type="float">
            <text:p>1893.1725494</text:p>
          </table:table-cell>
          <table:table-cell office:value="1980.64254352" office:value-type="float">
            <text:p>1980.64254352</text:p>
          </table:table-cell>
          <table:table-cell office:value="1856.1912415" office:value-type="float">
            <text:p>1856.1912415</text:p>
          </table:table-cell>
          <table:table-cell office:value="1892.15951511" office:value-type="float">
            <text:p>1892.15951511</text:p>
          </table:table-cell>
          <table:table-cell office:value="2022.27245039" office:value-type="float">
            <text:p>2022.27245039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11.150361009" office:value-type="float">
            <text:p>911.150361009</text:p>
          </table:table-cell>
          <table:table-cell office:value="945.902912347" office:value-type="float">
            <text:p>945.902912347</text:p>
          </table:table-cell>
          <table:table-cell office:value="950.118969538" office:value-type="float">
            <text:p>950.118969538</text:p>
          </table:table-cell>
          <table:table-cell office:value="963.507934647" office:value-type="float">
            <text:p>963.507934647</text:p>
          </table:table-cell>
          <table:table-cell office:value="920.615094853" office:value-type="float">
            <text:p>920.615094853</text:p>
          </table:table-cell>
          <table:table-cell office:value="937.355566925" office:value-type="float">
            <text:p>937.355566925</text:p>
          </table:table-cell>
          <table:table-cell office:value="939.750035722" office:value-type="float">
            <text:p>939.750035722</text:p>
          </table:table-cell>
          <table:table-cell office:value="835.415528285" office:value-type="float">
            <text:p>835.415528285</text:p>
          </table:table-cell>
          <table:table-cell office:value="917.475402212" office:value-type="float">
            <text:p>917.475402212</text:p>
          </table:table-cell>
          <table:table-cell office:value="887.257154436" office:value-type="float">
            <text:p>887.257154436</text:p>
          </table:table-cell>
          <table:table-cell office:value="838.813615164" office:value-type="float">
            <text:p>838.813615164</text:p>
          </table:table-cell>
          <table:table-cell office:value="860.110129257" office:value-type="float">
            <text:p>860.110129257</text:p>
          </table:table-cell>
          <table:table-cell office:value="836.160501416" office:value-type="float">
            <text:p>836.160501416</text:p>
          </table:table-cell>
          <table:table-cell office:value="867.130914688" office:value-type="float">
            <text:p>867.130914688</text:p>
          </table:table-cell>
          <table:table-cell office:value="903.356400447" office:value-type="float">
            <text:p>903.356400447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5192429456" office:value-type="float">
            <text:p>10.5192429456</text:p>
          </table:table-cell>
          <table:table-cell office:value="10.944853623" office:value-type="float">
            <text:p>10.944853623</text:p>
          </table:table-cell>
          <table:table-cell office:value="11.3818331643" office:value-type="float">
            <text:p>11.3818331643</text:p>
          </table:table-cell>
          <table:table-cell office:value="11.7011792808" office:value-type="float">
            <text:p>11.7011792808</text:p>
          </table:table-cell>
          <table:table-cell office:value="10.7662428708" office:value-type="float">
            <text:p>10.7662428708</text:p>
          </table:table-cell>
          <table:table-cell office:value="10.9168855524" office:value-type="float">
            <text:p>10.9168855524</text:p>
          </table:table-cell>
          <table:table-cell office:value="10.7593086854" office:value-type="float">
            <text:p>10.7593086854</text:p>
          </table:table-cell>
          <table:table-cell office:value="9.08716842344" office:value-type="float">
            <text:p>9.08716842344</text:p>
          </table:table-cell>
          <table:table-cell office:value="10.9256151946" office:value-type="float">
            <text:p>10.9256151946</text:p>
          </table:table-cell>
          <table:table-cell office:value="10.3896817516" office:value-type="float">
            <text:p>10.3896817516</text:p>
          </table:table-cell>
          <table:table-cell office:value="9.72170961058" office:value-type="float">
            <text:p>9.72170961058</text:p>
          </table:table-cell>
          <table:table-cell office:value="10.0979456438" office:value-type="float">
            <text:p>10.0979456438</text:p>
          </table:table-cell>
          <table:table-cell office:value="10.0716741526" office:value-type="float">
            <text:p>10.0716741526</text:p>
          </table:table-cell>
          <table:table-cell office:value="10.1986514617" office:value-type="float">
            <text:p>10.1986514617</text:p>
          </table:table-cell>
          <table:table-cell office:value="10.5602569922" office:value-type="float">
            <text:p>10.5602569922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18714884815" office:value-type="float">
            <text:p>8.18714884815</text:p>
          </table:table-cell>
          <table:table-cell office:value="8.59926931086" office:value-type="float">
            <text:p>8.59926931086</text:p>
          </table:table-cell>
          <table:table-cell office:value="8.5742583113" office:value-type="float">
            <text:p>8.5742583113</text:p>
          </table:table-cell>
          <table:table-cell office:value="8.83583148233" office:value-type="float">
            <text:p>8.83583148233</text:p>
          </table:table-cell>
          <table:table-cell office:value="8.40240197795" office:value-type="float">
            <text:p>8.40240197795</text:p>
          </table:table-cell>
          <table:table-cell office:value="8.50406025392" office:value-type="float">
            <text:p>8.50406025392</text:p>
          </table:table-cell>
          <table:table-cell office:value="8.92530851443" office:value-type="float">
            <text:p>8.92530851443</text:p>
          </table:table-cell>
          <table:table-cell office:value="7.20902637571" office:value-type="float">
            <text:p>7.20902637571</text:p>
          </table:table-cell>
          <table:table-cell office:value="8.83965450259" office:value-type="float">
            <text:p>8.83965450259</text:p>
          </table:table-cell>
          <table:table-cell office:value="8.27971631133" office:value-type="float">
            <text:p>8.27971631133</text:p>
          </table:table-cell>
          <table:table-cell office:value="7.78220713396" office:value-type="float">
            <text:p>7.78220713396</text:p>
          </table:table-cell>
          <table:table-cell office:value="7.94874198026" office:value-type="float">
            <text:p>7.94874198026</text:p>
          </table:table-cell>
          <table:table-cell office:value="7.58704333854" office:value-type="float">
            <text:p>7.58704333854</text:p>
          </table:table-cell>
          <table:table-cell office:value="7.92692991378" office:value-type="float">
            <text:p>7.92692991378</text:p>
          </table:table-cell>
          <table:table-cell office:value="8.28266679549" office:value-type="float">
            <text:p>8.28266679549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8.058691253" office:value-type="float">
            <text:p>248.058691253</text:p>
          </table:table-cell>
          <table:table-cell office:value="258.018371635" office:value-type="float">
            <text:p>258.018371635</text:p>
          </table:table-cell>
          <table:table-cell office:value="257.331914809" office:value-type="float">
            <text:p>257.331914809</text:p>
          </table:table-cell>
          <table:table-cell office:value="264.045074433" office:value-type="float">
            <text:p>264.045074433</text:p>
          </table:table-cell>
          <table:table-cell office:value="248.908638677" office:value-type="float">
            <text:p>248.908638677</text:p>
          </table:table-cell>
          <table:table-cell office:value="261.358612579" office:value-type="float">
            <text:p>261.358612579</text:p>
          </table:table-cell>
          <table:table-cell office:value="265.71129914" office:value-type="float">
            <text:p>265.71129914</text:p>
          </table:table-cell>
          <table:table-cell office:value="223.098401459" office:value-type="float">
            <text:p>223.098401459</text:p>
          </table:table-cell>
          <table:table-cell office:value="267.585589549" office:value-type="float">
            <text:p>267.585589549</text:p>
          </table:table-cell>
          <table:table-cell office:value="257.407013563" office:value-type="float">
            <text:p>257.407013563</text:p>
          </table:table-cell>
          <table:table-cell office:value="246.07598824" office:value-type="float">
            <text:p>246.07598824</text:p>
          </table:table-cell>
          <table:table-cell office:value="256.656781154" office:value-type="float">
            <text:p>256.656781154</text:p>
          </table:table-cell>
          <table:table-cell office:value="242.651686084" office:value-type="float">
            <text:p>242.651686084</text:p>
          </table:table-cell>
          <table:table-cell office:value="251.409358803" office:value-type="float">
            <text:p>251.409358803</text:p>
          </table:table-cell>
          <table:table-cell office:value="253.608312506" office:value-type="float">
            <text:p>253.608312506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2510101358" office:value-type="float">
            <text:p>1.42510101358</text:p>
          </table:table-cell>
          <table:table-cell office:value="1.48473123178" office:value-type="float">
            <text:p>1.48473123178</text:p>
          </table:table-cell>
          <table:table-cell office:value="1.56362564891" office:value-type="float">
            <text:p>1.56362564891</text:p>
          </table:table-cell>
          <table:table-cell office:value="1.59435648944" office:value-type="float">
            <text:p>1.59435648944</text:p>
          </table:table-cell>
          <table:table-cell office:value="1.48879312083" office:value-type="float">
            <text:p>1.48879312083</text:p>
          </table:table-cell>
          <table:table-cell office:value="1.49585465708" office:value-type="float">
            <text:p>1.49585465708</text:p>
          </table:table-cell>
          <table:table-cell office:value="1.45970758755" office:value-type="float">
            <text:p>1.45970758755</text:p>
          </table:table-cell>
          <table:table-cell office:value="1.28730958401" office:value-type="float">
            <text:p>1.28730958401</text:p>
          </table:table-cell>
          <table:table-cell office:value="1.48441313161" office:value-type="float">
            <text:p>1.48441313161</text:p>
          </table:table-cell>
          <table:table-cell office:value="1.4337560814" office:value-type="float">
            <text:p>1.4337560814</text:p>
          </table:table-cell>
          <table:table-cell office:value="1.30475552577" office:value-type="float">
            <text:p>1.30475552577</text:p>
          </table:table-cell>
          <table:table-cell office:value="1.58395581495" office:value-type="float">
            <text:p>1.58395581495</text:p>
          </table:table-cell>
          <table:table-cell office:value="1.46066903207" office:value-type="float">
            <text:p>1.46066903207</text:p>
          </table:table-cell>
          <table:table-cell office:value="1.47065656041" office:value-type="float">
            <text:p>1.47065656041</text:p>
          </table:table-cell>
          <table:table-cell office:value="1.46669453223" office:value-type="float">
            <text:p>1.46669453223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3964924837" office:value-type="float">
            <text:p>1.73964924837</text:p>
          </table:table-cell>
          <table:table-cell office:value="1.8481538098" office:value-type="float">
            <text:p>1.8481538098</text:p>
          </table:table-cell>
          <table:table-cell office:value="1.8679344868" office:value-type="float">
            <text:p>1.8679344868</text:p>
          </table:table-cell>
          <table:table-cell office:value="1.87215597954" office:value-type="float">
            <text:p>1.87215597954</text:p>
          </table:table-cell>
          <table:table-cell office:value="1.79940024347" office:value-type="float">
            <text:p>1.79940024347</text:p>
          </table:table-cell>
          <table:table-cell office:value="1.83262614197" office:value-type="float">
            <text:p>1.83262614197</text:p>
          </table:table-cell>
          <table:table-cell office:value="1.78565829698" office:value-type="float">
            <text:p>1.78565829698</text:p>
          </table:table-cell>
          <table:table-cell office:value="1.54983713725" office:value-type="float">
            <text:p>1.54983713725</text:p>
          </table:table-cell>
          <table:table-cell office:value="1.79027475394" office:value-type="float">
            <text:p>1.79027475394</text:p>
          </table:table-cell>
          <table:table-cell office:value="1.71339954886" office:value-type="float">
            <text:p>1.71339954886</text:p>
          </table:table-cell>
          <table:table-cell office:value="1.64896960879" office:value-type="float">
            <text:p>1.64896960879</text:p>
          </table:table-cell>
          <table:table-cell office:value="1.73881357727" office:value-type="float">
            <text:p>1.73881357727</text:p>
          </table:table-cell>
          <table:table-cell office:value="1.67544565088" office:value-type="float">
            <text:p>1.67544565088</text:p>
          </table:table-cell>
          <table:table-cell office:value="1.80238290569" office:value-type="float">
            <text:p>1.80238290569</text:p>
          </table:table-cell>
          <table:table-cell office:value="1.75863988338" office:value-type="float">
            <text:p>1.75863988338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0946102093" office:value-type="float">
            <text:p>2.10946102093</text:p>
          </table:table-cell>
          <table:table-cell office:value="2.15910239239" office:value-type="float">
            <text:p>2.15910239239</text:p>
          </table:table-cell>
          <table:table-cell office:value="2.21660010426" office:value-type="float">
            <text:p>2.21660010426</text:p>
          </table:table-cell>
          <table:table-cell office:value="2.28174421169" office:value-type="float">
            <text:p>2.28174421169</text:p>
          </table:table-cell>
          <table:table-cell office:value="2.14176706106" office:value-type="float">
            <text:p>2.14176706106</text:p>
          </table:table-cell>
          <table:table-cell office:value="2.08594624424" office:value-type="float">
            <text:p>2.08594624424</text:p>
          </table:table-cell>
          <table:table-cell office:value="2.19960491063" office:value-type="float">
            <text:p>2.19960491063</text:p>
          </table:table-cell>
          <table:table-cell office:value="1.84905986967" office:value-type="float">
            <text:p>1.84905986967</text:p>
          </table:table-cell>
          <table:table-cell office:value="2.1713109376" office:value-type="float">
            <text:p>2.1713109376</text:p>
          </table:table-cell>
          <table:table-cell office:value="2.1674484405" office:value-type="float">
            <text:p>2.1674484405</text:p>
          </table:table-cell>
          <table:table-cell office:value="1.94912602843" office:value-type="float">
            <text:p>1.94912602843</text:p>
          </table:table-cell>
          <table:table-cell office:value="1.81922922999" office:value-type="float">
            <text:p>1.81922922999</text:p>
          </table:table-cell>
          <table:table-cell office:value="1.73944222906" office:value-type="float">
            <text:p>1.73944222906</text:p>
          </table:table-cell>
          <table:table-cell office:value="1.8333584418" office:value-type="float">
            <text:p>1.8333584418</text:p>
          </table:table-cell>
          <table:table-cell office:value="2.06844943696" office:value-type="float">
            <text:p>2.06844943696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0134664567" office:value-type="float">
            <text:p>63.0134664567</text:p>
          </table:table-cell>
          <table:table-cell office:value="61.0624206522" office:value-type="float">
            <text:p>61.0624206522</text:p>
          </table:table-cell>
          <table:table-cell office:value="62.6281607593" office:value-type="float">
            <text:p>62.6281607593</text:p>
          </table:table-cell>
          <table:table-cell office:value="59.4441140803" office:value-type="float">
            <text:p>59.4441140803</text:p>
          </table:table-cell>
          <table:table-cell office:value="59.2686257913" office:value-type="float">
            <text:p>59.2686257913</text:p>
          </table:table-cell>
          <table:table-cell office:value="62.6650050626" office:value-type="float">
            <text:p>62.6650050626</text:p>
          </table:table-cell>
          <table:table-cell office:value="62.7475048477" office:value-type="float">
            <text:p>62.7475048477</text:p>
          </table:table-cell>
          <table:table-cell office:value="54.4619999003" office:value-type="float">
            <text:p>54.4619999003</text:p>
          </table:table-cell>
          <table:table-cell office:value="68.4225678389" office:value-type="float">
            <text:p>68.4225678389</text:p>
          </table:table-cell>
          <table:table-cell office:value="62.2313587287" office:value-type="float">
            <text:p>62.2313587287</text:p>
          </table:table-cell>
          <table:table-cell office:value="58.1288127284" office:value-type="float">
            <text:p>58.1288127284</text:p>
          </table:table-cell>
          <table:table-cell office:value="70.7413429802" office:value-type="float">
            <text:p>70.7413429802</text:p>
          </table:table-cell>
          <table:table-cell office:value="61.5498541205" office:value-type="float">
            <text:p>61.5498541205</text:p>
          </table:table-cell>
          <table:table-cell office:value="64.2256830871" office:value-type="float">
            <text:p>64.2256830871</text:p>
          </table:table-cell>
          <table:table-cell office:value="62.028094919" office:value-type="float">
            <text:p>62.028094919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1357268368" office:value-type="float">
            <text:p>3.01357268368</text:p>
          </table:table-cell>
          <table:table-cell office:value="3.21480704927" office:value-type="float">
            <text:p>3.21480704927</text:p>
          </table:table-cell>
          <table:table-cell office:value="3.03013700339" office:value-type="float">
            <text:p>3.03013700339</text:p>
          </table:table-cell>
          <table:table-cell office:value="3.03688932745" office:value-type="float">
            <text:p>3.03688932745</text:p>
          </table:table-cell>
          <table:table-cell office:value="3.00737901346" office:value-type="float">
            <text:p>3.00737901346</text:p>
          </table:table-cell>
          <table:table-cell office:value="3.05119878388" office:value-type="float">
            <text:p>3.05119878388</text:p>
          </table:table-cell>
          <table:table-cell office:value="2.74921829143" office:value-type="float">
            <text:p>2.74921829143</text:p>
          </table:table-cell>
          <table:table-cell office:value="2.27474511972" office:value-type="float">
            <text:p>2.27474511972</text:p>
          </table:table-cell>
          <table:table-cell office:value="2.66236849532" office:value-type="float">
            <text:p>2.66236849532</text:p>
          </table:table-cell>
          <table:table-cell office:value="2.7788197205" office:value-type="float">
            <text:p>2.7788197205</text:p>
          </table:table-cell>
          <table:table-cell office:value="2.47586752618" office:value-type="float">
            <text:p>2.47586752618</text:p>
          </table:table-cell>
          <table:table-cell office:value="2.58055560227" office:value-type="float">
            <text:p>2.58055560227</text:p>
          </table:table-cell>
          <table:table-cell office:value="2.6910089813" office:value-type="float">
            <text:p>2.6910089813</text:p>
          </table:table-cell>
          <table:table-cell office:value="2.81740087201" office:value-type="float">
            <text:p>2.81740087201</text:p>
          </table:table-cell>
          <table:table-cell office:value="2.81281289214" office:value-type="float">
            <text:p>2.81281289214</text:p>
          </table:table-cell>
          <table:table-cell office:value="0.44" office:value-type="float">
            <text:p>0.44</text:p>
          </table:table-cell>
        </table:table-row>
      </table:table>
      <table:table table:name="Nor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15.42551828" office:value-type="float">
            <text:p>2115.42551828</text:p>
          </table:table-cell>
          <table:table-cell office:value="2069.01517137" office:value-type="float">
            <text:p>2069.01517137</text:p>
          </table:table-cell>
          <table:table-cell office:value="2128.05152108" office:value-type="float">
            <text:p>2128.05152108</text:p>
          </table:table-cell>
          <table:table-cell office:value="2055.31814335" office:value-type="float">
            <text:p>2055.31814335</text:p>
          </table:table-cell>
          <table:table-cell office:value="2096.81922401" office:value-type="float">
            <text:p>2096.81922401</text:p>
          </table:table-cell>
          <table:table-cell office:value="1936.91148702" office:value-type="float">
            <text:p>1936.91148702</text:p>
          </table:table-cell>
          <table:table-cell office:value="1995.67064363" office:value-type="float">
            <text:p>1995.67064363</text:p>
          </table:table-cell>
          <table:table-cell office:value="1977.4565846" office:value-type="float">
            <text:p>1977.4565846</text:p>
          </table:table-cell>
          <table:table-cell office:value="1990.12620296" office:value-type="float">
            <text:p>1990.12620296</text:p>
          </table:table-cell>
          <table:table-cell office:value="1995.95712021" office:value-type="float">
            <text:p>1995.95712021</text:p>
          </table:table-cell>
          <table:table-cell office:value="2010.78564571" office:value-type="float">
            <text:p>2010.78564571</text:p>
          </table:table-cell>
          <table:table-cell office:value="1917.97810024" office:value-type="float">
            <text:p>1917.97810024</text:p>
          </table:table-cell>
          <table:table-cell office:value="1907.11702748" office:value-type="float">
            <text:p>1907.11702748</text:p>
          </table:table-cell>
          <table:table-cell office:value="1937.10317026" office:value-type="float">
            <text:p>1937.10317026</text:p>
          </table:table-cell>
          <table:table-cell office:value="2015.12556846" office:value-type="float">
            <text:p>2015.12556846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43.827131649" office:value-type="float">
            <text:p>943.827131649</text:p>
          </table:table-cell>
          <table:table-cell office:value="942.113492562" office:value-type="float">
            <text:p>942.113492562</text:p>
          </table:table-cell>
          <table:table-cell office:value="946.153223109" office:value-type="float">
            <text:p>946.153223109</text:p>
          </table:table-cell>
          <table:table-cell office:value="924.647621744" office:value-type="float">
            <text:p>924.647621744</text:p>
          </table:table-cell>
          <table:table-cell office:value="940.982067592" office:value-type="float">
            <text:p>940.982067592</text:p>
          </table:table-cell>
          <table:table-cell office:value="866.310416483" office:value-type="float">
            <text:p>866.310416483</text:p>
          </table:table-cell>
          <table:table-cell office:value="896.10021823" office:value-type="float">
            <text:p>896.10021823</text:p>
          </table:table-cell>
          <table:table-cell office:value="895.48672684" office:value-type="float">
            <text:p>895.48672684</text:p>
          </table:table-cell>
          <table:table-cell office:value="890.47570901" office:value-type="float">
            <text:p>890.47570901</text:p>
          </table:table-cell>
          <table:table-cell office:value="883.924309621" office:value-type="float">
            <text:p>883.924309621</text:p>
          </table:table-cell>
          <table:table-cell office:value="914.732090555" office:value-type="float">
            <text:p>914.732090555</text:p>
          </table:table-cell>
          <table:table-cell office:value="860.925977979" office:value-type="float">
            <text:p>860.925977979</text:p>
          </table:table-cell>
          <table:table-cell office:value="860.15707134" office:value-type="float">
            <text:p>860.15707134</text:p>
          </table:table-cell>
          <table:table-cell office:value="893.141681773" office:value-type="float">
            <text:p>893.141681773</text:p>
          </table:table-cell>
          <table:table-cell office:value="905.064312055" office:value-type="float">
            <text:p>905.064312055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940311648" office:value-type="float">
            <text:p>10.9940311648</text:p>
          </table:table-cell>
          <table:table-cell office:value="10.8595794566" office:value-type="float">
            <text:p>10.8595794566</text:p>
          </table:table-cell>
          <table:table-cell office:value="11.4282592249" office:value-type="float">
            <text:p>11.4282592249</text:p>
          </table:table-cell>
          <table:table-cell office:value="11.3090099125" office:value-type="float">
            <text:p>11.3090099125</text:p>
          </table:table-cell>
          <table:table-cell office:value="11.2144154212" office:value-type="float">
            <text:p>11.2144154212</text:p>
          </table:table-cell>
          <table:table-cell office:value="10.2967061944" office:value-type="float">
            <text:p>10.2967061944</text:p>
          </table:table-cell>
          <table:table-cell office:value="10.4309907321" office:value-type="float">
            <text:p>10.4309907321</text:p>
          </table:table-cell>
          <table:table-cell office:value="10.2139241307" office:value-type="float">
            <text:p>10.2139241307</text:p>
          </table:table-cell>
          <table:table-cell office:value="10.3157649511" office:value-type="float">
            <text:p>10.3157649511</text:p>
          </table:table-cell>
          <table:table-cell office:value="10.1203463408" office:value-type="float">
            <text:p>10.1203463408</text:p>
          </table:table-cell>
          <table:table-cell office:value="10.7025480243" office:value-type="float">
            <text:p>10.7025480243</text:p>
          </table:table-cell>
          <table:table-cell office:value="10.0463735437" office:value-type="float">
            <text:p>10.0463735437</text:p>
          </table:table-cell>
          <table:table-cell office:value="10.1391834824" office:value-type="float">
            <text:p>10.1391834824</text:p>
          </table:table-cell>
          <table:table-cell office:value="10.2666172844" office:value-type="float">
            <text:p>10.2666172844</text:p>
          </table:table-cell>
          <table:table-cell office:value="10.6208563523" office:value-type="float">
            <text:p>10.6208563523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59711543564" office:value-type="float">
            <text:p>8.59711543564</text:p>
          </table:table-cell>
          <table:table-cell office:value="8.43027324875" office:value-type="float">
            <text:p>8.43027324875</text:p>
          </table:table-cell>
          <table:table-cell office:value="8.65724283564" office:value-type="float">
            <text:p>8.65724283564</text:p>
          </table:table-cell>
          <table:table-cell office:value="8.44798791449" office:value-type="float">
            <text:p>8.44798791449</text:p>
          </table:table-cell>
          <table:table-cell office:value="8.5962839845" office:value-type="float">
            <text:p>8.5962839845</text:p>
          </table:table-cell>
          <table:table-cell office:value="8.16570888045" office:value-type="float">
            <text:p>8.16570888045</text:p>
          </table:table-cell>
          <table:table-cell office:value="8.41598541534" office:value-type="float">
            <text:p>8.41598541534</text:p>
          </table:table-cell>
          <table:table-cell office:value="8.11301018576" office:value-type="float">
            <text:p>8.11301018576</text:p>
          </table:table-cell>
          <table:table-cell office:value="8.11589377388" office:value-type="float">
            <text:p>8.11589377388</text:p>
          </table:table-cell>
          <table:table-cell office:value="8.02361130445" office:value-type="float">
            <text:p>8.02361130445</text:p>
          </table:table-cell>
          <table:table-cell office:value="8.32865413436" office:value-type="float">
            <text:p>8.32865413436</text:p>
          </table:table-cell>
          <table:table-cell office:value="7.88785805856" office:value-type="float">
            <text:p>7.88785805856</text:p>
          </table:table-cell>
          <table:table-cell office:value="7.74887907335" office:value-type="float">
            <text:p>7.74887907335</text:p>
          </table:table-cell>
          <table:table-cell office:value="7.91590746647" office:value-type="float">
            <text:p>7.91590746647</text:p>
          </table:table-cell>
          <table:table-cell office:value="8.27142340347" office:value-type="float">
            <text:p>8.27142340347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8.507791651" office:value-type="float">
            <text:p>258.507791651</text:p>
          </table:table-cell>
          <table:table-cell office:value="254.284390109" office:value-type="float">
            <text:p>254.284390109</text:p>
          </table:table-cell>
          <table:table-cell office:value="256.984386292" office:value-type="float">
            <text:p>256.984386292</text:p>
          </table:table-cell>
          <table:table-cell office:value="254.402193559" office:value-type="float">
            <text:p>254.402193559</text:p>
          </table:table-cell>
          <table:table-cell office:value="260.857577403" office:value-type="float">
            <text:p>260.857577403</text:p>
          </table:table-cell>
          <table:table-cell office:value="248.511225632" office:value-type="float">
            <text:p>248.511225632</text:p>
          </table:table-cell>
          <table:table-cell office:value="256.53477526" office:value-type="float">
            <text:p>256.53477526</text:p>
          </table:table-cell>
          <table:table-cell office:value="247.249293825" office:value-type="float">
            <text:p>247.249293825</text:p>
          </table:table-cell>
          <table:table-cell office:value="249.335831849" office:value-type="float">
            <text:p>249.335831849</text:p>
          </table:table-cell>
          <table:table-cell office:value="249.285791105" office:value-type="float">
            <text:p>249.285791105</text:p>
          </table:table-cell>
          <table:table-cell office:value="260.169797987" office:value-type="float">
            <text:p>260.169797987</text:p>
          </table:table-cell>
          <table:table-cell office:value="250.068749615" office:value-type="float">
            <text:p>250.068749615</text:p>
          </table:table-cell>
          <table:table-cell office:value="249.857711309" office:value-type="float">
            <text:p>249.857711309</text:p>
          </table:table-cell>
          <table:table-cell office:value="253.905394767" office:value-type="float">
            <text:p>253.905394767</text:p>
          </table:table-cell>
          <table:table-cell office:value="253.54227043" office:value-type="float">
            <text:p>253.54227043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0248201512" office:value-type="float">
            <text:p>1.50248201512</text:p>
          </table:table-cell>
          <table:table-cell office:value="1.49673077512" office:value-type="float">
            <text:p>1.49673077512</text:p>
          </table:table-cell>
          <table:table-cell office:value="1.59793110513" office:value-type="float">
            <text:p>1.59793110513</text:p>
          </table:table-cell>
          <table:table-cell office:value="1.59233066015" office:value-type="float">
            <text:p>1.59233066015</text:p>
          </table:table-cell>
          <table:table-cell office:value="1.58398868662" office:value-type="float">
            <text:p>1.58398868662</text:p>
          </table:table-cell>
          <table:table-cell office:value="1.45499314888" office:value-type="float">
            <text:p>1.45499314888</text:p>
          </table:table-cell>
          <table:table-cell office:value="1.45104516115" office:value-type="float">
            <text:p>1.45104516115</text:p>
          </table:table-cell>
          <table:table-cell office:value="1.42126712655" office:value-type="float">
            <text:p>1.42126712655</text:p>
          </table:table-cell>
          <table:table-cell office:value="1.42309654844" office:value-type="float">
            <text:p>1.42309654844</text:p>
          </table:table-cell>
          <table:table-cell office:value="1.42140216686" office:value-type="float">
            <text:p>1.42140216686</text:p>
          </table:table-cell>
          <table:table-cell office:value="1.44630076941" office:value-type="float">
            <text:p>1.44630076941</text:p>
          </table:table-cell>
          <table:table-cell office:value="1.55145933206" office:value-type="float">
            <text:p>1.55145933206</text:p>
          </table:table-cell>
          <table:table-cell office:value="1.50872928677" office:value-type="float">
            <text:p>1.50872928677</text:p>
          </table:table-cell>
          <table:table-cell office:value="1.50374391756" office:value-type="float">
            <text:p>1.50374391756</text:p>
          </table:table-cell>
          <table:table-cell office:value="1.49628898325" office:value-type="float">
            <text:p>1.49628898325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6237603031" office:value-type="float">
            <text:p>1.86237603031</text:p>
          </table:table-cell>
          <table:table-cell office:value="1.85792132786" office:value-type="float">
            <text:p>1.85792132786</text:p>
          </table:table-cell>
          <table:table-cell office:value="1.8967798237" office:value-type="float">
            <text:p>1.8967798237</text:p>
          </table:table-cell>
          <table:table-cell office:value="1.82879111431" office:value-type="float">
            <text:p>1.82879111431</text:p>
          </table:table-cell>
          <table:table-cell office:value="1.82099449824" office:value-type="float">
            <text:p>1.82099449824</text:p>
          </table:table-cell>
          <table:table-cell office:value="1.70035788338" office:value-type="float">
            <text:p>1.70035788338</text:p>
          </table:table-cell>
          <table:table-cell office:value="1.74809252998" office:value-type="float">
            <text:p>1.74809252998</text:p>
          </table:table-cell>
          <table:table-cell office:value="1.72590604646" office:value-type="float">
            <text:p>1.72590604646</text:p>
          </table:table-cell>
          <table:table-cell office:value="1.75670402874" office:value-type="float">
            <text:p>1.75670402874</text:p>
          </table:table-cell>
          <table:table-cell office:value="1.7034130154" office:value-type="float">
            <text:p>1.7034130154</text:p>
          </table:table-cell>
          <table:table-cell office:value="1.8833640103" office:value-type="float">
            <text:p>1.8833640103</text:p>
          </table:table-cell>
          <table:table-cell office:value="1.75327297491" office:value-type="float">
            <text:p>1.75327297491</text:p>
          </table:table-cell>
          <table:table-cell office:value="1.69369740003" office:value-type="float">
            <text:p>1.69369740003</text:p>
          </table:table-cell>
          <table:table-cell office:value="1.77906253276" office:value-type="float">
            <text:p>1.77906253276</text:p>
          </table:table-cell>
          <table:table-cell office:value="1.78705159105" office:value-type="float">
            <text:p>1.78705159105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0604907676" office:value-type="float">
            <text:p>2.20604907676</text:p>
          </table:table-cell>
          <table:table-cell office:value="2.11484940388" office:value-type="float">
            <text:p>2.11484940388</text:p>
          </table:table-cell>
          <table:table-cell office:value="2.23353808787" office:value-type="float">
            <text:p>2.23353808787</text:p>
          </table:table-cell>
          <table:table-cell office:value="2.20458139781" office:value-type="float">
            <text:p>2.20458139781</text:p>
          </table:table-cell>
          <table:table-cell office:value="2.19754259889" office:value-type="float">
            <text:p>2.19754259889</text:p>
          </table:table-cell>
          <table:table-cell office:value="2.0030419499" office:value-type="float">
            <text:p>2.0030419499</text:p>
          </table:table-cell>
          <table:table-cell office:value="2.19152089711" office:value-type="float">
            <text:p>2.19152089711</text:p>
          </table:table-cell>
          <table:table-cell office:value="2.06527098463" office:value-type="float">
            <text:p>2.06527098463</text:p>
          </table:table-cell>
          <table:table-cell office:value="2.05168810527" office:value-type="float">
            <text:p>2.05168810527</text:p>
          </table:table-cell>
          <table:table-cell office:value="2.07510852641" office:value-type="float">
            <text:p>2.07510852641</text:p>
          </table:table-cell>
          <table:table-cell office:value="2.0789643602" office:value-type="float">
            <text:p>2.0789643602</text:p>
          </table:table-cell>
          <table:table-cell office:value="1.83017010539" office:value-type="float">
            <text:p>1.83017010539</text:p>
          </table:table-cell>
          <table:table-cell office:value="1.76536745004" office:value-type="float">
            <text:p>1.76536745004</text:p>
          </table:table-cell>
          <table:table-cell office:value="1.80709422966" office:value-type="float">
            <text:p>1.80709422966</text:p>
          </table:table-cell>
          <table:table-cell office:value="2.07828407263" office:value-type="float">
            <text:p>2.07828407263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6483294003" office:value-type="float">
            <text:p>63.6483294003</text:p>
          </table:table-cell>
          <table:table-cell office:value="62.789535098" office:value-type="float">
            <text:p>62.789535098</text:p>
          </table:table-cell>
          <table:table-cell office:value="64.4175651458" office:value-type="float">
            <text:p>64.4175651458</text:p>
          </table:table-cell>
          <table:table-cell office:value="62.0720079573" office:value-type="float">
            <text:p>62.0720079573</text:p>
          </table:table-cell>
          <table:table-cell office:value="63.3774825687" office:value-type="float">
            <text:p>63.3774825687</text:p>
          </table:table-cell>
          <table:table-cell office:value="62.4700892499" office:value-type="float">
            <text:p>62.4700892499</text:p>
          </table:table-cell>
          <table:table-cell office:value="65.4065497303" office:value-type="float">
            <text:p>65.4065497303</text:p>
          </table:table-cell>
          <table:table-cell office:value="60.8331913178" office:value-type="float">
            <text:p>60.8331913178</text:p>
          </table:table-cell>
          <table:table-cell office:value="64.4535010141" office:value-type="float">
            <text:p>64.4535010141</text:p>
          </table:table-cell>
          <table:table-cell office:value="65.3001300022" office:value-type="float">
            <text:p>65.3001300022</text:p>
          </table:table-cell>
          <table:table-cell office:value="68.7690215586" office:value-type="float">
            <text:p>68.7690215586</text:p>
          </table:table-cell>
          <table:table-cell office:value="71.665802227" office:value-type="float">
            <text:p>71.665802227</text:p>
          </table:table-cell>
          <table:table-cell office:value="67.4052882383" office:value-type="float">
            <text:p>67.4052882383</text:p>
          </table:table-cell>
          <table:table-cell office:value="65.9527601228" office:value-type="float">
            <text:p>65.9527601228</text:p>
          </table:table-cell>
          <table:table-cell office:value="64.8160379622" office:value-type="float">
            <text:p>64.8160379622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42363891537" office:value-type="float">
            <text:p>3.42363891537</text:p>
          </table:table-cell>
          <table:table-cell office:value="3.20047058694" office:value-type="float">
            <text:p>3.20047058694</text:p>
          </table:table-cell>
          <table:table-cell office:value="3.12326821185" office:value-type="float">
            <text:p>3.12326821185</text:p>
          </table:table-cell>
          <table:table-cell office:value="3.04310842041" office:value-type="float">
            <text:p>3.04310842041</text:p>
          </table:table-cell>
          <table:table-cell office:value="2.95488120175" office:value-type="float">
            <text:p>2.95488120175</text:p>
          </table:table-cell>
          <table:table-cell office:value="2.75147894932" office:value-type="float">
            <text:p>2.75147894932</text:p>
          </table:table-cell>
          <table:table-cell office:value="2.85229624407" office:value-type="float">
            <text:p>2.85229624407</text:p>
          </table:table-cell>
          <table:table-cell office:value="2.78263281891" office:value-type="float">
            <text:p>2.78263281891</text:p>
          </table:table-cell>
          <table:table-cell office:value="2.75077788081" office:value-type="float">
            <text:p>2.75077788081</text:p>
          </table:table-cell>
          <table:table-cell office:value="2.64098452344" office:value-type="float">
            <text:p>2.64098452344</text:p>
          </table:table-cell>
          <table:table-cell office:value="2.83642119733" office:value-type="float">
            <text:p>2.83642119733</text:p>
          </table:table-cell>
          <table:table-cell office:value="2.7989394593" office:value-type="float">
            <text:p>2.7989394593</text:p>
          </table:table-cell>
          <table:table-cell office:value="2.75386238357" office:value-type="float">
            <text:p>2.75386238357</text:p>
          </table:table-cell>
          <table:table-cell office:value="2.84925528176" office:value-type="float">
            <text:p>2.84925528176</text:p>
          </table:table-cell>
          <table:table-cell office:value="2.91636621485" office:value-type="float">
            <text:p>2.91636621485</text:p>
          </table:table-cell>
          <table:table-cell office:value="0.44" office:value-type="float">
            <text:p>0.44</text:p>
          </table:table-cell>
        </table:table-row>
      </table:table>
      <table:table table:name="Yorks_&amp;_The_Humber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38.38711708" office:value-type="float">
            <text:p>2038.38711708</text:p>
          </table:table-cell>
          <table:table-cell office:value="2149.98673152" office:value-type="float">
            <text:p>2149.98673152</text:p>
          </table:table-cell>
          <table:table-cell office:value="2079.84445595" office:value-type="float">
            <text:p>2079.84445595</text:p>
          </table:table-cell>
          <table:table-cell office:value="1905.24367706" office:value-type="float">
            <text:p>1905.24367706</text:p>
          </table:table-cell>
          <table:table-cell office:value="2054.90281316" office:value-type="float">
            <text:p>2054.90281316</text:p>
          </table:table-cell>
          <table:table-cell office:value="2177.28989944" office:value-type="float">
            <text:p>2177.28989944</text:p>
          </table:table-cell>
          <table:table-cell office:value="1997.41249831" office:value-type="float">
            <text:p>1997.41249831</text:p>
          </table:table-cell>
          <table:table-cell office:value="1994.45942638" office:value-type="float">
            <text:p>1994.45942638</text:p>
          </table:table-cell>
          <table:table-cell office:value="1963.13246892" office:value-type="float">
            <text:p>1963.13246892</text:p>
          </table:table-cell>
          <table:table-cell office:value="2011.58477833" office:value-type="float">
            <text:p>2011.58477833</text:p>
          </table:table-cell>
          <table:table-cell office:value="1903.28993751" office:value-type="float">
            <text:p>1903.28993751</text:p>
          </table:table-cell>
          <table:table-cell office:value="1920.45782081" office:value-type="float">
            <text:p>1920.45782081</text:p>
          </table:table-cell>
          <table:table-cell office:value="1866.33113391" office:value-type="float">
            <text:p>1866.33113391</text:p>
          </table:table-cell>
          <table:table-cell office:value="1871.02445668" office:value-type="float">
            <text:p>1871.02445668</text:p>
          </table:table-cell>
          <table:table-cell office:value="2004.79405834" office:value-type="float">
            <text:p>2004.79405834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1.749080984" office:value-type="float">
            <text:p>931.749080984</text:p>
          </table:table-cell>
          <table:table-cell office:value="941.360707834" office:value-type="float">
            <text:p>941.360707834</text:p>
          </table:table-cell>
          <table:table-cell office:value="936.958859714" office:value-type="float">
            <text:p>936.958859714</text:p>
          </table:table-cell>
          <table:table-cell office:value="842.197214654" office:value-type="float">
            <text:p>842.197214654</text:p>
          </table:table-cell>
          <table:table-cell office:value="948.977147878" office:value-type="float">
            <text:p>948.977147878</text:p>
          </table:table-cell>
          <table:table-cell office:value="955.475795431" office:value-type="float">
            <text:p>955.475795431</text:p>
          </table:table-cell>
          <table:table-cell office:value="896.313343106" office:value-type="float">
            <text:p>896.313343106</text:p>
          </table:table-cell>
          <table:table-cell office:value="895.528344204" office:value-type="float">
            <text:p>895.528344204</text:p>
          </table:table-cell>
          <table:table-cell office:value="884.564870561" office:value-type="float">
            <text:p>884.564870561</text:p>
          </table:table-cell>
          <table:table-cell office:value="883.644164546" office:value-type="float">
            <text:p>883.644164546</text:p>
          </table:table-cell>
          <table:table-cell office:value="865.710103255" office:value-type="float">
            <text:p>865.710103255</text:p>
          </table:table-cell>
          <table:table-cell office:value="884.12590825" office:value-type="float">
            <text:p>884.12590825</text:p>
          </table:table-cell>
          <table:table-cell office:value="827.932355461" office:value-type="float">
            <text:p>827.932355461</text:p>
          </table:table-cell>
          <table:table-cell office:value="852.150087005" office:value-type="float">
            <text:p>852.150087005</text:p>
          </table:table-cell>
          <table:table-cell office:value="899.579838144" office:value-type="float">
            <text:p>899.579838144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6199039006" office:value-type="float">
            <text:p>10.6199039006</text:p>
          </table:table-cell>
          <table:table-cell office:value="11.376547132" office:value-type="float">
            <text:p>11.376547132</text:p>
          </table:table-cell>
          <table:table-cell office:value="11.37462502" office:value-type="float">
            <text:p>11.37462502</text:p>
          </table:table-cell>
          <table:table-cell office:value="10.3421214798" office:value-type="float">
            <text:p>10.3421214798</text:p>
          </table:table-cell>
          <table:table-cell office:value="11.3714309768" office:value-type="float">
            <text:p>11.3714309768</text:p>
          </table:table-cell>
          <table:table-cell office:value="11.3935766026" office:value-type="float">
            <text:p>11.3935766026</text:p>
          </table:table-cell>
          <table:table-cell office:value="10.5110846825" office:value-type="float">
            <text:p>10.5110846825</text:p>
          </table:table-cell>
          <table:table-cell office:value="10.5361259316" office:value-type="float">
            <text:p>10.5361259316</text:p>
          </table:table-cell>
          <table:table-cell office:value="10.2353769585" office:value-type="float">
            <text:p>10.2353769585</text:p>
          </table:table-cell>
          <table:table-cell office:value="10.5897733799" office:value-type="float">
            <text:p>10.5897733799</text:p>
          </table:table-cell>
          <table:table-cell office:value="9.95376979891" office:value-type="float">
            <text:p>9.95376979891</text:p>
          </table:table-cell>
          <table:table-cell office:value="9.98311385505" office:value-type="float">
            <text:p>9.98311385505</text:p>
          </table:table-cell>
          <table:table-cell office:value="9.78160734152" office:value-type="float">
            <text:p>9.78160734152</text:p>
          </table:table-cell>
          <table:table-cell office:value="9.7852111151" office:value-type="float">
            <text:p>9.7852111151</text:p>
          </table:table-cell>
          <table:table-cell office:value="10.6206966969" office:value-type="float">
            <text:p>10.6206966969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39658605213" office:value-type="float">
            <text:p>8.39658605213</text:p>
          </table:table-cell>
          <table:table-cell office:value="8.79551450047" office:value-type="float">
            <text:p>8.79551450047</text:p>
          </table:table-cell>
          <table:table-cell office:value="8.40205892967" office:value-type="float">
            <text:p>8.40205892967</text:p>
          </table:table-cell>
          <table:table-cell office:value="7.66962740423" office:value-type="float">
            <text:p>7.66962740423</text:p>
          </table:table-cell>
          <table:table-cell office:value="8.48373963614" office:value-type="float">
            <text:p>8.48373963614</text:p>
          </table:table-cell>
          <table:table-cell office:value="8.82087844245" office:value-type="float">
            <text:p>8.82087844245</text:p>
          </table:table-cell>
          <table:table-cell office:value="8.3220500752" office:value-type="float">
            <text:p>8.3220500752</text:p>
          </table:table-cell>
          <table:table-cell office:value="8.159966154" office:value-type="float">
            <text:p>8.159966154</text:p>
          </table:table-cell>
          <table:table-cell office:value="7.96995559598" office:value-type="float">
            <text:p>7.96995559598</text:p>
          </table:table-cell>
          <table:table-cell office:value="8.1950375071" office:value-type="float">
            <text:p>8.1950375071</text:p>
          </table:table-cell>
          <table:table-cell office:value="7.68451354036" office:value-type="float">
            <text:p>7.68451354036</text:p>
          </table:table-cell>
          <table:table-cell office:value="7.85309219002" office:value-type="float">
            <text:p>7.85309219002</text:p>
          </table:table-cell>
          <table:table-cell office:value="7.45794236802" office:value-type="float">
            <text:p>7.45794236802</text:p>
          </table:table-cell>
          <table:table-cell office:value="7.76046824405" office:value-type="float">
            <text:p>7.76046824405</text:p>
          </table:table-cell>
          <table:table-cell office:value="8.17007403044" office:value-type="float">
            <text:p>8.17007403044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0.332781676" office:value-type="float">
            <text:p>250.332781676</text:p>
          </table:table-cell>
          <table:table-cell office:value="260.823270407" office:value-type="float">
            <text:p>260.823270407</text:p>
          </table:table-cell>
          <table:table-cell office:value="258.168485944" office:value-type="float">
            <text:p>258.168485944</text:p>
          </table:table-cell>
          <table:table-cell office:value="235.707094863" office:value-type="float">
            <text:p>235.707094863</text:p>
          </table:table-cell>
          <table:table-cell office:value="261.10739873" office:value-type="float">
            <text:p>261.10739873</text:p>
          </table:table-cell>
          <table:table-cell office:value="273.783499884" office:value-type="float">
            <text:p>273.783499884</text:p>
          </table:table-cell>
          <table:table-cell office:value="256.186841146" office:value-type="float">
            <text:p>256.186841146</text:p>
          </table:table-cell>
          <table:table-cell office:value="253.547110979" office:value-type="float">
            <text:p>253.547110979</text:p>
          </table:table-cell>
          <table:table-cell office:value="247.222713514" office:value-type="float">
            <text:p>247.222713514</text:p>
          </table:table-cell>
          <table:table-cell office:value="254.407133776" office:value-type="float">
            <text:p>254.407133776</text:p>
          </table:table-cell>
          <table:table-cell office:value="241.26512348" office:value-type="float">
            <text:p>241.26512348</text:p>
          </table:table-cell>
          <table:table-cell office:value="252.04163659" office:value-type="float">
            <text:p>252.04163659</text:p>
          </table:table-cell>
          <table:table-cell office:value="244.601563543" office:value-type="float">
            <text:p>244.601563543</text:p>
          </table:table-cell>
          <table:table-cell office:value="244.754344977" office:value-type="float">
            <text:p>244.754344977</text:p>
          </table:table-cell>
          <table:table-cell office:value="253.014973426" office:value-type="float">
            <text:p>253.014973426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3524656548" office:value-type="float">
            <text:p>1.43524656548</text:p>
          </table:table-cell>
          <table:table-cell office:value="1.54765036062" office:value-type="float">
            <text:p>1.54765036062</text:p>
          </table:table-cell>
          <table:table-cell office:value="1.58103777925" office:value-type="float">
            <text:p>1.58103777925</text:p>
          </table:table-cell>
          <table:table-cell office:value="1.42021203213" office:value-type="float">
            <text:p>1.42021203213</text:p>
          </table:table-cell>
          <table:table-cell office:value="1.58612505584" office:value-type="float">
            <text:p>1.58612505584</text:p>
          </table:table-cell>
          <table:table-cell office:value="1.61617018435" office:value-type="float">
            <text:p>1.61617018435</text:p>
          </table:table-cell>
          <table:table-cell office:value="1.43427726291" office:value-type="float">
            <text:p>1.43427726291</text:p>
          </table:table-cell>
          <table:table-cell office:value="1.45411236204" office:value-type="float">
            <text:p>1.45411236204</text:p>
          </table:table-cell>
          <table:table-cell office:value="1.39485370814" office:value-type="float">
            <text:p>1.39485370814</text:p>
          </table:table-cell>
          <table:table-cell office:value="1.44031702982" office:value-type="float">
            <text:p>1.44031702982</text:p>
          </table:table-cell>
          <table:table-cell office:value="1.31277171467" office:value-type="float">
            <text:p>1.31277171467</text:p>
          </table:table-cell>
          <table:table-cell office:value="1.53901739281" office:value-type="float">
            <text:p>1.53901739281</text:p>
          </table:table-cell>
          <table:table-cell office:value="1.481167677" office:value-type="float">
            <text:p>1.481167677</text:p>
          </table:table-cell>
          <table:table-cell office:value="1.47949363085" office:value-type="float">
            <text:p>1.47949363085</text:p>
          </table:table-cell>
          <table:table-cell office:value="1.480227625" office:value-type="float">
            <text:p>1.480227625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0154847523" office:value-type="float">
            <text:p>1.80154847523</text:p>
          </table:table-cell>
          <table:table-cell office:value="1.8954150873" office:value-type="float">
            <text:p>1.8954150873</text:p>
          </table:table-cell>
          <table:table-cell office:value="1.86577473565" office:value-type="float">
            <text:p>1.86577473565</text:p>
          </table:table-cell>
          <table:table-cell office:value="1.67821937564" office:value-type="float">
            <text:p>1.67821937564</text:p>
          </table:table-cell>
          <table:table-cell office:value="1.89328781625" office:value-type="float">
            <text:p>1.89328781625</text:p>
          </table:table-cell>
          <table:table-cell office:value="1.91082117645" office:value-type="float">
            <text:p>1.91082117645</text:p>
          </table:table-cell>
          <table:table-cell office:value="1.75807282679" office:value-type="float">
            <text:p>1.75807282679</text:p>
          </table:table-cell>
          <table:table-cell office:value="1.75859552046" office:value-type="float">
            <text:p>1.75859552046</text:p>
          </table:table-cell>
          <table:table-cell office:value="1.71461440273" office:value-type="float">
            <text:p>1.71461440273</text:p>
          </table:table-cell>
          <table:table-cell office:value="1.73753349675" office:value-type="float">
            <text:p>1.73753349675</text:p>
          </table:table-cell>
          <table:table-cell office:value="1.68293363579" office:value-type="float">
            <text:p>1.68293363579</text:p>
          </table:table-cell>
          <table:table-cell office:value="1.77316103106" office:value-type="float">
            <text:p>1.77316103106</text:p>
          </table:table-cell>
          <table:table-cell office:value="1.64741819948" office:value-type="float">
            <text:p>1.64741819948</text:p>
          </table:table-cell>
          <table:table-cell office:value="1.73012093087" office:value-type="float">
            <text:p>1.73012093087</text:p>
          </table:table-cell>
          <table:table-cell office:value="1.77826121381" office:value-type="float">
            <text:p>1.77826121381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07309525045" office:value-type="float">
            <text:p>2.07309525045</text:p>
          </table:table-cell>
          <table:table-cell office:value="2.24832792055" office:value-type="float">
            <text:p>2.24832792055</text:p>
          </table:table-cell>
          <table:table-cell office:value="2.21108698057" office:value-type="float">
            <text:p>2.21108698057</text:p>
          </table:table-cell>
          <table:table-cell office:value="1.98720534793" office:value-type="float">
            <text:p>1.98720534793</text:p>
          </table:table-cell>
          <table:table-cell office:value="2.17751899906" office:value-type="float">
            <text:p>2.17751899906</text:p>
          </table:table-cell>
          <table:table-cell office:value="2.22971161793" office:value-type="float">
            <text:p>2.22971161793</text:p>
          </table:table-cell>
          <table:table-cell office:value="2.14885592057" office:value-type="float">
            <text:p>2.14885592057</text:p>
          </table:table-cell>
          <table:table-cell office:value="2.12887189481" office:value-type="float">
            <text:p>2.12887189481</text:p>
          </table:table-cell>
          <table:table-cell office:value="2.02645705365" office:value-type="float">
            <text:p>2.02645705365</text:p>
          </table:table-cell>
          <table:table-cell office:value="2.09590793405" office:value-type="float">
            <text:p>2.09590793405</text:p>
          </table:table-cell>
          <table:table-cell office:value="1.9168434916" office:value-type="float">
            <text:p>1.9168434916</text:p>
          </table:table-cell>
          <table:table-cell office:value="1.80731526526" office:value-type="float">
            <text:p>1.80731526526</text:p>
          </table:table-cell>
          <table:table-cell office:value="1.72252227397" office:value-type="float">
            <text:p>1.72252227397</text:p>
          </table:table-cell>
          <table:table-cell office:value="1.76425307114" office:value-type="float">
            <text:p>1.76425307114</text:p>
          </table:table-cell>
          <table:table-cell office:value="2.05951691926" office:value-type="float">
            <text:p>2.05951691926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8.764720984" office:value-type="float">
            <text:p>58.764720984</text:p>
          </table:table-cell>
          <table:table-cell office:value="67.301264712" office:value-type="float">
            <text:p>67.301264712</text:p>
          </table:table-cell>
          <table:table-cell office:value="66.1881520856" office:value-type="float">
            <text:p>66.1881520856</text:p>
          </table:table-cell>
          <table:table-cell office:value="55.099412236" office:value-type="float">
            <text:p>55.099412236</text:p>
          </table:table-cell>
          <table:table-cell office:value="63.3826691812" office:value-type="float">
            <text:p>63.3826691812</text:p>
          </table:table-cell>
          <table:table-cell office:value="67.7784990093" office:value-type="float">
            <text:p>67.7784990093</text:p>
          </table:table-cell>
          <table:table-cell office:value="63.4759630035" office:value-type="float">
            <text:p>63.4759630035</text:p>
          </table:table-cell>
          <table:table-cell office:value="65.1159960421" office:value-type="float">
            <text:p>65.1159960421</text:p>
          </table:table-cell>
          <table:table-cell office:value="64.7211932552" office:value-type="float">
            <text:p>64.7211932552</text:p>
          </table:table-cell>
          <table:table-cell office:value="63.9738982562" office:value-type="float">
            <text:p>63.9738982562</text:p>
          </table:table-cell>
          <table:table-cell office:value="59.7389215222" office:value-type="float">
            <text:p>59.7389215222</text:p>
          </table:table-cell>
          <table:table-cell office:value="69.2179135462" office:value-type="float">
            <text:p>69.2179135462</text:p>
          </table:table-cell>
          <table:table-cell office:value="66.943083806" office:value-type="float">
            <text:p>66.943083806</text:p>
          </table:table-cell>
          <table:table-cell office:value="66.805594389" office:value-type="float">
            <text:p>66.805594389</text:p>
          </table:table-cell>
          <table:table-cell office:value="63.9770528953" office:value-type="float">
            <text:p>63.9770528953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15018928751" office:value-type="float">
            <text:p>3.15018928751</text:p>
          </table:table-cell>
          <table:table-cell office:value="3.44489014161" office:value-type="float">
            <text:p>3.44489014161</text:p>
          </table:table-cell>
          <table:table-cell office:value="2.75008355761" office:value-type="float">
            <text:p>2.75008355761</text:p>
          </table:table-cell>
          <table:table-cell office:value="2.71316891992" office:value-type="float">
            <text:p>2.71316891992</text:p>
          </table:table-cell>
          <table:table-cell office:value="2.90633970743" office:value-type="float">
            <text:p>2.90633970743</text:p>
          </table:table-cell>
          <table:table-cell office:value="2.98711969431" office:value-type="float">
            <text:p>2.98711969431</text:p>
          </table:table-cell>
          <table:table-cell office:value="2.68139009226" office:value-type="float">
            <text:p>2.68139009226</text:p>
          </table:table-cell>
          <table:table-cell office:value="2.66150620583" office:value-type="float">
            <text:p>2.66150620583</text:p>
          </table:table-cell>
          <table:table-cell office:value="2.69291149033" office:value-type="float">
            <text:p>2.69291149033</text:p>
          </table:table-cell>
          <table:table-cell office:value="2.71661347298" office:value-type="float">
            <text:p>2.71661347298</text:p>
          </table:table-cell>
          <table:table-cell office:value="2.63737516835" office:value-type="float">
            <text:p>2.63737516835</text:p>
          </table:table-cell>
          <table:table-cell office:value="2.71169212221" office:value-type="float">
            <text:p>2.71169212221</text:p>
          </table:table-cell>
          <table:table-cell office:value="2.67680500371" office:value-type="float">
            <text:p>2.67680500371</text:p>
          </table:table-cell>
          <table:table-cell office:value="2.70073113884" office:value-type="float">
            <text:p>2.70073113884</text:p>
          </table:table-cell>
          <table:table-cell office:value="2.82539114339" office:value-type="float">
            <text:p>2.82539114339</text:p>
          </table:table-cell>
          <table:table-cell office:value="0.44" office:value-type="float">
            <text:p>0.44</text:p>
          </table:table-cell>
        </table:table-row>
      </table:table>
      <table:table table:name="Ea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77.15837275" office:value-type="float">
            <text:p>2177.15837275</text:p>
          </table:table-cell>
          <table:table-cell office:value="2124.69286891" office:value-type="float">
            <text:p>2124.69286891</text:p>
          </table:table-cell>
          <table:table-cell office:value="2158.92083016" office:value-type="float">
            <text:p>2158.92083016</text:p>
          </table:table-cell>
          <table:table-cell office:value="2181.75055828" office:value-type="float">
            <text:p>2181.75055828</text:p>
          </table:table-cell>
          <table:table-cell office:value="2207.18481131" office:value-type="float">
            <text:p>2207.18481131</text:p>
          </table:table-cell>
          <table:table-cell office:value="2149.13927103" office:value-type="float">
            <text:p>2149.13927103</text:p>
          </table:table-cell>
          <table:table-cell office:value="2040.61059895" office:value-type="float">
            <text:p>2040.61059895</text:p>
          </table:table-cell>
          <table:table-cell office:value="2055.88312253" office:value-type="float">
            <text:p>2055.88312253</text:p>
          </table:table-cell>
          <table:table-cell office:value="2140.52187415" office:value-type="float">
            <text:p>2140.52187415</text:p>
          </table:table-cell>
          <table:table-cell office:value="2085.46607233" office:value-type="float">
            <text:p>2085.46607233</text:p>
          </table:table-cell>
          <table:table-cell office:value="2107.41783597" office:value-type="float">
            <text:p>2107.41783597</text:p>
          </table:table-cell>
          <table:table-cell office:value="2126.28684858" office:value-type="float">
            <text:p>2126.28684858</text:p>
          </table:table-cell>
          <table:table-cell office:value="2127.2175762" office:value-type="float">
            <text:p>2127.2175762</text:p>
          </table:table-cell>
          <table:table-cell office:value="1992.96342776" office:value-type="float">
            <text:p>1992.96342776</text:p>
          </table:table-cell>
          <table:table-cell office:value="2129.40389547" office:value-type="float">
            <text:p>2129.40389547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98.290914169" office:value-type="float">
            <text:p>998.290914169</text:p>
          </table:table-cell>
          <table:table-cell office:value="969.274329321" office:value-type="float">
            <text:p>969.274329321</text:p>
          </table:table-cell>
          <table:table-cell office:value="986.557806692" office:value-type="float">
            <text:p>986.557806692</text:p>
          </table:table-cell>
          <table:table-cell office:value="1006.63795368" office:value-type="float">
            <text:p>1006.63795368</text:p>
          </table:table-cell>
          <table:table-cell office:value="969.947641765" office:value-type="float">
            <text:p>969.947641765</text:p>
          </table:table-cell>
          <table:table-cell office:value="954.370005441" office:value-type="float">
            <text:p>954.370005441</text:p>
          </table:table-cell>
          <table:table-cell office:value="939.327673056" office:value-type="float">
            <text:p>939.327673056</text:p>
          </table:table-cell>
          <table:table-cell office:value="934.255178377" office:value-type="float">
            <text:p>934.255178377</text:p>
          </table:table-cell>
          <table:table-cell office:value="996.100995779" office:value-type="float">
            <text:p>996.100995779</text:p>
          </table:table-cell>
          <table:table-cell office:value="916.153993739" office:value-type="float">
            <text:p>916.153993739</text:p>
          </table:table-cell>
          <table:table-cell office:value="949.658432493" office:value-type="float">
            <text:p>949.658432493</text:p>
          </table:table-cell>
          <table:table-cell office:value="917.281934162" office:value-type="float">
            <text:p>917.281934162</text:p>
          </table:table-cell>
          <table:table-cell office:value="987.029574866" office:value-type="float">
            <text:p>987.029574866</text:p>
          </table:table-cell>
          <table:table-cell office:value="921.432338491" office:value-type="float">
            <text:p>921.432338491</text:p>
          </table:table-cell>
          <table:table-cell office:value="963.45280258" office:value-type="float">
            <text:p>963.45280258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599832049" office:value-type="float">
            <text:p>11.3599832049</text:p>
          </table:table-cell>
          <table:table-cell office:value="11.337608925" office:value-type="float">
            <text:p>11.337608925</text:p>
          </table:table-cell>
          <table:table-cell office:value="11.562312647" office:value-type="float">
            <text:p>11.562312647</text:p>
          </table:table-cell>
          <table:table-cell office:value="12.1004190744" office:value-type="float">
            <text:p>12.1004190744</text:p>
          </table:table-cell>
          <table:table-cell office:value="12.1325286536" office:value-type="float">
            <text:p>12.1325286536</text:p>
          </table:table-cell>
          <table:table-cell office:value="11.4506877859" office:value-type="float">
            <text:p>11.4506877859</text:p>
          </table:table-cell>
          <table:table-cell office:value="10.6669698989" office:value-type="float">
            <text:p>10.6669698989</text:p>
          </table:table-cell>
          <table:table-cell office:value="10.7035175122" office:value-type="float">
            <text:p>10.7035175122</text:p>
          </table:table-cell>
          <table:table-cell office:value="11.213455831" office:value-type="float">
            <text:p>11.213455831</text:p>
          </table:table-cell>
          <table:table-cell office:value="11.0228692735" office:value-type="float">
            <text:p>11.0228692735</text:p>
          </table:table-cell>
          <table:table-cell office:value="11.032226517" office:value-type="float">
            <text:p>11.032226517</text:p>
          </table:table-cell>
          <table:table-cell office:value="11.0019073881" office:value-type="float">
            <text:p>11.0019073881</text:p>
          </table:table-cell>
          <table:table-cell office:value="11.0657389895" office:value-type="float">
            <text:p>11.0657389895</text:p>
          </table:table-cell>
          <table:table-cell office:value="10.5698684035" office:value-type="float">
            <text:p>10.5698684035</text:p>
          </table:table-cell>
          <table:table-cell office:value="11.2807865924" office:value-type="float">
            <text:p>11.2807865924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81104425419" office:value-type="float">
            <text:p>8.81104425419</text:p>
          </table:table-cell>
          <table:table-cell office:value="8.67082650456" office:value-type="float">
            <text:p>8.67082650456</text:p>
          </table:table-cell>
          <table:table-cell office:value="8.63071755886" office:value-type="float">
            <text:p>8.63071755886</text:p>
          </table:table-cell>
          <table:table-cell office:value="8.97609566963" office:value-type="float">
            <text:p>8.97609566963</text:p>
          </table:table-cell>
          <table:table-cell office:value="8.85430590693" office:value-type="float">
            <text:p>8.85430590693</text:p>
          </table:table-cell>
          <table:table-cell office:value="8.69738427787" office:value-type="float">
            <text:p>8.69738427787</text:p>
          </table:table-cell>
          <table:table-cell office:value="8.41343644384" office:value-type="float">
            <text:p>8.41343644384</text:p>
          </table:table-cell>
          <table:table-cell office:value="8.1300902863" office:value-type="float">
            <text:p>8.1300902863</text:p>
          </table:table-cell>
          <table:table-cell office:value="8.59769852384" office:value-type="float">
            <text:p>8.59769852384</text:p>
          </table:table-cell>
          <table:table-cell office:value="8.39859218645" office:value-type="float">
            <text:p>8.39859218645</text:p>
          </table:table-cell>
          <table:table-cell office:value="8.45789399278" office:value-type="float">
            <text:p>8.45789399278</text:p>
          </table:table-cell>
          <table:table-cell office:value="8.31179280322" office:value-type="float">
            <text:p>8.31179280322</text:p>
          </table:table-cell>
          <table:table-cell office:value="8.58201411372" office:value-type="float">
            <text:p>8.58201411372</text:p>
          </table:table-cell>
          <table:table-cell office:value="8.1250279429" office:value-type="float">
            <text:p>8.1250279429</text:p>
          </table:table-cell>
          <table:table-cell office:value="8.57937634786" office:value-type="float">
            <text:p>8.57937634786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5.454642509" office:value-type="float">
            <text:p>265.454642509</text:p>
          </table:table-cell>
          <table:table-cell office:value="263.139619838" office:value-type="float">
            <text:p>263.139619838</text:p>
          </table:table-cell>
          <table:table-cell office:value="264.040267634" office:value-type="float">
            <text:p>264.040267634</text:p>
          </table:table-cell>
          <table:table-cell office:value="272.327291517" office:value-type="float">
            <text:p>272.327291517</text:p>
          </table:table-cell>
          <table:table-cell office:value="275.590775654" office:value-type="float">
            <text:p>275.590775654</text:p>
          </table:table-cell>
          <table:table-cell office:value="272.93941989" office:value-type="float">
            <text:p>272.93941989</text:p>
          </table:table-cell>
          <table:table-cell office:value="263.146444879" office:value-type="float">
            <text:p>263.146444879</text:p>
          </table:table-cell>
          <table:table-cell office:value="263.193777426" office:value-type="float">
            <text:p>263.193777426</text:p>
          </table:table-cell>
          <table:table-cell office:value="276.833527624" office:value-type="float">
            <text:p>276.833527624</text:p>
          </table:table-cell>
          <table:table-cell office:value="263.949417328" office:value-type="float">
            <text:p>263.949417328</text:p>
          </table:table-cell>
          <table:table-cell office:value="268.370084885" office:value-type="float">
            <text:p>268.370084885</text:p>
          </table:table-cell>
          <table:table-cell office:value="271.002145907" office:value-type="float">
            <text:p>271.002145907</text:p>
          </table:table-cell>
          <table:table-cell office:value="279.045784944" office:value-type="float">
            <text:p>279.045784944</text:p>
          </table:table-cell>
          <table:table-cell office:value="265.07680288" office:value-type="float">
            <text:p>265.07680288</text:p>
          </table:table-cell>
          <table:table-cell office:value="269.156400003" office:value-type="float">
            <text:p>269.156400003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3778049745" office:value-type="float">
            <text:p>1.53778049745</text:p>
          </table:table-cell>
          <table:table-cell office:value="1.53098866623" office:value-type="float">
            <text:p>1.53098866623</text:p>
          </table:table-cell>
          <table:table-cell office:value="1.60734476245" office:value-type="float">
            <text:p>1.60734476245</text:p>
          </table:table-cell>
          <table:table-cell office:value="1.70025646206" office:value-type="float">
            <text:p>1.70025646206</text:p>
          </table:table-cell>
          <table:table-cell office:value="1.699391274" office:value-type="float">
            <text:p>1.699391274</text:p>
          </table:table-cell>
          <table:table-cell office:value="1.61107320142" office:value-type="float">
            <text:p>1.61107320142</text:p>
          </table:table-cell>
          <table:table-cell office:value="1.4766681952" office:value-type="float">
            <text:p>1.4766681952</text:p>
          </table:table-cell>
          <table:table-cell office:value="1.47715768691" office:value-type="float">
            <text:p>1.47715768691</text:p>
          </table:table-cell>
          <table:table-cell office:value="1.57382230302" office:value-type="float">
            <text:p>1.57382230302</text:p>
          </table:table-cell>
          <table:table-cell office:value="1.48682067254" office:value-type="float">
            <text:p>1.48682067254</text:p>
          </table:table-cell>
          <table:table-cell office:value="1.45671025372" office:value-type="float">
            <text:p>1.45671025372</text:p>
          </table:table-cell>
          <table:table-cell office:value="1.65986000742" office:value-type="float">
            <text:p>1.65986000742</text:p>
          </table:table-cell>
          <table:table-cell office:value="1.6927104157" office:value-type="float">
            <text:p>1.6927104157</text:p>
          </table:table-cell>
          <table:table-cell office:value="1.60764076579" office:value-type="float">
            <text:p>1.60764076579</text:p>
          </table:table-cell>
          <table:table-cell office:value="1.57773726139" office:value-type="float">
            <text:p>1.57773726139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2084882902" office:value-type="float">
            <text:p>1.92084882902</text:p>
          </table:table-cell>
          <table:table-cell office:value="1.88412260103" office:value-type="float">
            <text:p>1.88412260103</text:p>
          </table:table-cell>
          <table:table-cell office:value="1.93001078886" office:value-type="float">
            <text:p>1.93001078886</text:p>
          </table:table-cell>
          <table:table-cell office:value="1.97027201646" office:value-type="float">
            <text:p>1.97027201646</text:p>
          </table:table-cell>
          <table:table-cell office:value="1.91359072996" office:value-type="float">
            <text:p>1.91359072996</text:p>
          </table:table-cell>
          <table:table-cell office:value="1.88100889966" office:value-type="float">
            <text:p>1.88100889966</text:p>
          </table:table-cell>
          <table:table-cell office:value="1.84567714701" office:value-type="float">
            <text:p>1.84567714701</text:p>
          </table:table-cell>
          <table:table-cell office:value="1.79966655738" office:value-type="float">
            <text:p>1.79966655738</text:p>
          </table:table-cell>
          <table:table-cell office:value="1.88648975699" office:value-type="float">
            <text:p>1.88648975699</text:p>
          </table:table-cell>
          <table:table-cell office:value="1.78424990774" office:value-type="float">
            <text:p>1.78424990774</text:p>
          </table:table-cell>
          <table:table-cell office:value="1.90622899797" office:value-type="float">
            <text:p>1.90622899797</text:p>
          </table:table-cell>
          <table:table-cell office:value="1.80236594757" office:value-type="float">
            <text:p>1.80236594757</text:p>
          </table:table-cell>
          <table:table-cell office:value="1.93157451718" office:value-type="float">
            <text:p>1.93157451718</text:p>
          </table:table-cell>
          <table:table-cell office:value="1.85087569245" office:value-type="float">
            <text:p>1.85087569245</text:p>
          </table:table-cell>
          <table:table-cell office:value="1.88123897668" office:value-type="float">
            <text:p>1.88123897668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4340128895" office:value-type="float">
            <text:p>2.24340128895</text:p>
          </table:table-cell>
          <table:table-cell office:value="2.18386623325" office:value-type="float">
            <text:p>2.18386623325</text:p>
          </table:table-cell>
          <table:table-cell office:value="2.26642596952" office:value-type="float">
            <text:p>2.26642596952</text:p>
          </table:table-cell>
          <table:table-cell office:value="2.34129560978" office:value-type="float">
            <text:p>2.34129560978</text:p>
          </table:table-cell>
          <table:table-cell office:value="2.34553744113" office:value-type="float">
            <text:p>2.34553744113</text:p>
          </table:table-cell>
          <table:table-cell office:value="2.15617389637" office:value-type="float">
            <text:p>2.15617389637</text:p>
          </table:table-cell>
          <table:table-cell office:value="2.2461896275" office:value-type="float">
            <text:p>2.2461896275</text:p>
          </table:table-cell>
          <table:table-cell office:value="2.19137892457" office:value-type="float">
            <text:p>2.19137892457</text:p>
          </table:table-cell>
          <table:table-cell office:value="2.22075014282" office:value-type="float">
            <text:p>2.22075014282</text:p>
          </table:table-cell>
          <table:table-cell office:value="2.24769781168" office:value-type="float">
            <text:p>2.24769781168</text:p>
          </table:table-cell>
          <table:table-cell office:value="2.14792312132" office:value-type="float">
            <text:p>2.14792312132</text:p>
          </table:table-cell>
          <table:table-cell office:value="1.94499966732" office:value-type="float">
            <text:p>1.94499966732</text:p>
          </table:table-cell>
          <table:table-cell office:value="1.94853380139" office:value-type="float">
            <text:p>1.94853380139</text:p>
          </table:table-cell>
          <table:table-cell office:value="1.84922623268" office:value-type="float">
            <text:p>1.84922623268</text:p>
          </table:table-cell>
          <table:table-cell office:value="2.19109027197" office:value-type="float">
            <text:p>2.19109027197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8.1616911999" office:value-type="float">
            <text:p>68.1616911999</text:p>
          </table:table-cell>
          <table:table-cell office:value="66.7227346267" office:value-type="float">
            <text:p>66.7227346267</text:p>
          </table:table-cell>
          <table:table-cell office:value="71.7708405014" office:value-type="float">
            <text:p>71.7708405014</text:p>
          </table:table-cell>
          <table:table-cell office:value="66.6360081068" office:value-type="float">
            <text:p>66.6360081068</text:p>
          </table:table-cell>
          <table:table-cell office:value="74.0728511697" office:value-type="float">
            <text:p>74.0728511697</text:p>
          </table:table-cell>
          <table:table-cell office:value="70.5707671727" office:value-type="float">
            <text:p>70.5707671727</text:p>
          </table:table-cell>
          <table:table-cell office:value="67.4532225912" office:value-type="float">
            <text:p>67.4532225912</text:p>
          </table:table-cell>
          <table:table-cell office:value="67.9854231443" office:value-type="float">
            <text:p>67.9854231443</text:p>
          </table:table-cell>
          <table:table-cell office:value="75.5291758087" office:value-type="float">
            <text:p>75.5291758087</text:p>
          </table:table-cell>
          <table:table-cell office:value="72.3976044519" office:value-type="float">
            <text:p>72.3976044519</text:p>
          </table:table-cell>
          <table:table-cell office:value="68.848315815" office:value-type="float">
            <text:p>68.848315815</text:p>
          </table:table-cell>
          <table:table-cell office:value="76.3203848767" office:value-type="float">
            <text:p>76.3203848767</text:p>
          </table:table-cell>
          <table:table-cell office:value="78.1293430615" office:value-type="float">
            <text:p>78.1293430615</text:p>
          </table:table-cell>
          <table:table-cell office:value="76.0570823344" office:value-type="float">
            <text:p>76.0570823344</text:p>
          </table:table-cell>
          <table:table-cell office:value="71.1229509636" office:value-type="float">
            <text:p>71.1229509636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6587921284" office:value-type="float">
            <text:p>3.36587921284</text:p>
          </table:table-cell>
          <table:table-cell office:value="3.29445243377" office:value-type="float">
            <text:p>3.29445243377</text:p>
          </table:table-cell>
          <table:table-cell office:value="3.06264124301" office:value-type="float">
            <text:p>3.06264124301</text:p>
          </table:table-cell>
          <table:table-cell office:value="3.17509209844" office:value-type="float">
            <text:p>3.17509209844</text:p>
          </table:table-cell>
          <table:table-cell office:value="3.26905758827" office:value-type="float">
            <text:p>3.26905758827</text:p>
          </table:table-cell>
          <table:table-cell office:value="3.08039770787" office:value-type="float">
            <text:p>3.08039770787</text:p>
          </table:table-cell>
          <table:table-cell office:value="2.90071411511" office:value-type="float">
            <text:p>2.90071411511</text:p>
          </table:table-cell>
          <table:table-cell office:value="2.82532933075" office:value-type="float">
            <text:p>2.82532933075</text:p>
          </table:table-cell>
          <table:table-cell office:value="2.88297196553" office:value-type="float">
            <text:p>2.88297196553</text:p>
          </table:table-cell>
          <table:table-cell office:value="3.01646312578" office:value-type="float">
            <text:p>3.01646312578</text:p>
          </table:table-cell>
          <table:table-cell office:value="2.85659018702" office:value-type="float">
            <text:p>2.85659018702</text:p>
          </table:table-cell>
          <table:table-cell office:value="2.94628401963" office:value-type="float">
            <text:p>2.94628401963</text:p>
          </table:table-cell>
          <table:table-cell office:value="3.09312655573" office:value-type="float">
            <text:p>3.09312655573</text:p>
          </table:table-cell>
          <table:table-cell office:value="2.84915697613" office:value-type="float">
            <text:p>2.84915697613</text:p>
          </table:table-cell>
          <table:table-cell office:value="3.05915381413" office:value-type="float">
            <text:p>3.05915381413</text:p>
          </table:table-cell>
          <table:table-cell office:value="0.44" office:value-type="float">
            <text:p>0.44</text:p>
          </table:table-cell>
        </table:table-row>
      </table:table>
      <table:table table:name="We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05.29550117" office:value-type="float">
            <text:p>2105.29550117</text:p>
          </table:table-cell>
          <table:table-cell office:value="2128.95610048" office:value-type="float">
            <text:p>2128.95610048</text:p>
          </table:table-cell>
          <table:table-cell office:value="2072.01455821" office:value-type="float">
            <text:p>2072.01455821</text:p>
          </table:table-cell>
          <table:table-cell office:value="2044.62896272" office:value-type="float">
            <text:p>2044.62896272</text:p>
          </table:table-cell>
          <table:table-cell office:value="2015.58926082" office:value-type="float">
            <text:p>2015.58926082</text:p>
          </table:table-cell>
          <table:table-cell office:value="2121.78109572" office:value-type="float">
            <text:p>2121.78109572</text:p>
          </table:table-cell>
          <table:table-cell office:value="2126.9286992" office:value-type="float">
            <text:p>2126.9286992</text:p>
          </table:table-cell>
          <table:table-cell office:value="2003.19115405" office:value-type="float">
            <text:p>2003.19115405</text:p>
          </table:table-cell>
          <table:table-cell office:value="2149.79312486" office:value-type="float">
            <text:p>2149.79312486</text:p>
          </table:table-cell>
          <table:table-cell office:value="2004.87607832" office:value-type="float">
            <text:p>2004.87607832</text:p>
          </table:table-cell>
          <table:table-cell office:value="2037.53051311" office:value-type="float">
            <text:p>2037.53051311</text:p>
          </table:table-cell>
          <table:table-cell office:value="2040.87115637" office:value-type="float">
            <text:p>2040.87115637</text:p>
          </table:table-cell>
          <table:table-cell office:value="2004.92771603" office:value-type="float">
            <text:p>2004.92771603</text:p>
          </table:table-cell>
          <table:table-cell office:value="1947.95604695" office:value-type="float">
            <text:p>1947.95604695</text:p>
          </table:table-cell>
          <table:table-cell office:value="2065.87568624" office:value-type="float">
            <text:p>2065.87568624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2.071701262" office:value-type="float">
            <text:p>932.071701262</text:p>
          </table:table-cell>
          <table:table-cell office:value="956.359613184" office:value-type="float">
            <text:p>956.359613184</text:p>
          </table:table-cell>
          <table:table-cell office:value="924.583557791" office:value-type="float">
            <text:p>924.583557791</text:p>
          </table:table-cell>
          <table:table-cell office:value="896.027188003" office:value-type="float">
            <text:p>896.027188003</text:p>
          </table:table-cell>
          <table:table-cell office:value="894.565344813" office:value-type="float">
            <text:p>894.565344813</text:p>
          </table:table-cell>
          <table:table-cell office:value="943.977608861" office:value-type="float">
            <text:p>943.977608861</text:p>
          </table:table-cell>
          <table:table-cell office:value="929.930613313" office:value-type="float">
            <text:p>929.930613313</text:p>
          </table:table-cell>
          <table:table-cell office:value="870.683620119" office:value-type="float">
            <text:p>870.683620119</text:p>
          </table:table-cell>
          <table:table-cell office:value="944.178105115" office:value-type="float">
            <text:p>944.178105115</text:p>
          </table:table-cell>
          <table:table-cell office:value="876.957235467" office:value-type="float">
            <text:p>876.957235467</text:p>
          </table:table-cell>
          <table:table-cell office:value="882.489156035" office:value-type="float">
            <text:p>882.489156035</text:p>
          </table:table-cell>
          <table:table-cell office:value="902.35010351" office:value-type="float">
            <text:p>902.35010351</text:p>
          </table:table-cell>
          <table:table-cell office:value="862.839892817" office:value-type="float">
            <text:p>862.839892817</text:p>
          </table:table-cell>
          <table:table-cell office:value="867.964290945" office:value-type="float">
            <text:p>867.964290945</text:p>
          </table:table-cell>
          <table:table-cell office:value="909.001056945" office:value-type="float">
            <text:p>909.001056945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0703930972" office:value-type="float">
            <text:p>11.0703930972</text:p>
          </table:table-cell>
          <table:table-cell office:value="11.1502329924" office:value-type="float">
            <text:p>11.1502329924</text:p>
          </table:table-cell>
          <table:table-cell office:value="11.1575722634" office:value-type="float">
            <text:p>11.1575722634</text:p>
          </table:table-cell>
          <table:table-cell office:value="10.9204814086" office:value-type="float">
            <text:p>10.9204814086</text:p>
          </table:table-cell>
          <table:table-cell office:value="11.2742532057" office:value-type="float">
            <text:p>11.2742532057</text:p>
          </table:table-cell>
          <table:table-cell office:value="10.9585856373" office:value-type="float">
            <text:p>10.9585856373</text:p>
          </table:table-cell>
          <table:table-cell office:value="10.9653823026" office:value-type="float">
            <text:p>10.9653823026</text:p>
          </table:table-cell>
          <table:table-cell office:value="10.2428225148" office:value-type="float">
            <text:p>10.2428225148</text:p>
          </table:table-cell>
          <table:table-cell office:value="11.0217079627" office:value-type="float">
            <text:p>11.0217079627</text:p>
          </table:table-cell>
          <table:table-cell office:value="10.4233028817" office:value-type="float">
            <text:p>10.4233028817</text:p>
          </table:table-cell>
          <table:table-cell office:value="10.8218394662" office:value-type="float">
            <text:p>10.8218394662</text:p>
          </table:table-cell>
          <table:table-cell office:value="10.5800403418" office:value-type="float">
            <text:p>10.5800403418</text:p>
          </table:table-cell>
          <table:table-cell office:value="10.2847772644" office:value-type="float">
            <text:p>10.2847772644</text:p>
          </table:table-cell>
          <table:table-cell office:value="10.2384613517" office:value-type="float">
            <text:p>10.2384613517</text:p>
          </table:table-cell>
          <table:table-cell office:value="10.8362608722" office:value-type="float">
            <text:p>10.8362608722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5342616526" office:value-type="float">
            <text:p>8.45342616526</text:p>
          </table:table-cell>
          <table:table-cell office:value="8.55495574027" office:value-type="float">
            <text:p>8.55495574027</text:p>
          </table:table-cell>
          <table:table-cell office:value="8.41931954386" office:value-type="float">
            <text:p>8.41931954386</text:p>
          </table:table-cell>
          <table:table-cell office:value="8.26912681918" office:value-type="float">
            <text:p>8.26912681918</text:p>
          </table:table-cell>
          <table:table-cell office:value="8.18547739937" office:value-type="float">
            <text:p>8.18547739937</text:p>
          </table:table-cell>
          <table:table-cell office:value="8.68184624527" office:value-type="float">
            <text:p>8.68184624527</text:p>
          </table:table-cell>
          <table:table-cell office:value="8.80349128839" office:value-type="float">
            <text:p>8.80349128839</text:p>
          </table:table-cell>
          <table:table-cell office:value="7.96454744352" office:value-type="float">
            <text:p>7.96454744352</text:p>
          </table:table-cell>
          <table:table-cell office:value="8.5605989836" office:value-type="float">
            <text:p>8.5605989836</text:p>
          </table:table-cell>
          <table:table-cell office:value="7.93847671421" office:value-type="float">
            <text:p>7.93847671421</text:p>
          </table:table-cell>
          <table:table-cell office:value="8.21091991547" office:value-type="float">
            <text:p>8.21091991547</text:p>
          </table:table-cell>
          <table:table-cell office:value="8.28303907529" office:value-type="float">
            <text:p>8.28303907529</text:p>
          </table:table-cell>
          <table:table-cell office:value="7.72263640725" office:value-type="float">
            <text:p>7.72263640725</text:p>
          </table:table-cell>
          <table:table-cell office:value="7.99280499001" office:value-type="float">
            <text:p>7.99280499001</text:p>
          </table:table-cell>
          <table:table-cell office:value="8.31137398007" office:value-type="float">
            <text:p>8.31137398007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3.77556227" office:value-type="float">
            <text:p>253.77556227</text:p>
          </table:table-cell>
          <table:table-cell office:value="256.908209295" office:value-type="float">
            <text:p>256.908209295</text:p>
          </table:table-cell>
          <table:table-cell office:value="253.901423085" office:value-type="float">
            <text:p>253.901423085</text:p>
          </table:table-cell>
          <table:table-cell office:value="248.95475873" office:value-type="float">
            <text:p>248.95475873</text:p>
          </table:table-cell>
          <table:table-cell office:value="255.07717702" office:value-type="float">
            <text:p>255.07717702</text:p>
          </table:table-cell>
          <table:table-cell office:value="266.719253232" office:value-type="float">
            <text:p>266.719253232</text:p>
          </table:table-cell>
          <table:table-cell office:value="264.214379653" office:value-type="float">
            <text:p>264.214379653</text:p>
          </table:table-cell>
          <table:table-cell office:value="251.611512796" office:value-type="float">
            <text:p>251.611512796</text:p>
          </table:table-cell>
          <table:table-cell office:value="263.79817763" office:value-type="float">
            <text:p>263.79817763</text:p>
          </table:table-cell>
          <table:table-cell office:value="250.302994992" office:value-type="float">
            <text:p>250.302994992</text:p>
          </table:table-cell>
          <table:table-cell office:value="262.403193733" office:value-type="float">
            <text:p>262.403193733</text:p>
          </table:table-cell>
          <table:table-cell office:value="262.974951638" office:value-type="float">
            <text:p>262.974951638</text:p>
          </table:table-cell>
          <table:table-cell office:value="255.151655911" office:value-type="float">
            <text:p>255.151655911</text:p>
          </table:table-cell>
          <table:table-cell office:value="253.210420604" office:value-type="float">
            <text:p>253.210420604</text:p>
          </table:table-cell>
          <table:table-cell office:value="257.368711537" office:value-type="float">
            <text:p>257.368711537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9873034386" office:value-type="float">
            <text:p>1.49873034386</text:p>
          </table:table-cell>
          <table:table-cell office:value="1.5257336336" office:value-type="float">
            <text:p>1.5257336336</text:p>
          </table:table-cell>
          <table:table-cell office:value="1.54883980658" office:value-type="float">
            <text:p>1.54883980658</text:p>
          </table:table-cell>
          <table:table-cell office:value="1.53373376511" office:value-type="float">
            <text:p>1.53373376511</text:p>
          </table:table-cell>
          <table:table-cell office:value="1.58036130007" office:value-type="float">
            <text:p>1.58036130007</text:p>
          </table:table-cell>
          <table:table-cell office:value="1.55219700384" office:value-type="float">
            <text:p>1.55219700384</text:p>
          </table:table-cell>
          <table:table-cell office:value="1.50813576533" office:value-type="float">
            <text:p>1.50813576533</text:p>
          </table:table-cell>
          <table:table-cell office:value="1.45109990185" office:value-type="float">
            <text:p>1.45109990185</text:p>
          </table:table-cell>
          <table:table-cell office:value="1.52791034275" office:value-type="float">
            <text:p>1.52791034275</text:p>
          </table:table-cell>
          <table:table-cell office:value="1.44352433831" office:value-type="float">
            <text:p>1.44352433831</text:p>
          </table:table-cell>
          <table:table-cell office:value="1.47810567344" office:value-type="float">
            <text:p>1.47810567344</text:p>
          </table:table-cell>
          <table:table-cell office:value="1.63213821406" office:value-type="float">
            <text:p>1.63213821406</text:p>
          </table:table-cell>
          <table:table-cell office:value="1.52407038609" office:value-type="float">
            <text:p>1.52407038609</text:p>
          </table:table-cell>
          <table:table-cell office:value="1.55256118229" office:value-type="float">
            <text:p>1.55256118229</text:p>
          </table:table-cell>
          <table:table-cell office:value="1.5234292673" office:value-type="float">
            <text:p>1.5234292673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982198448" office:value-type="float">
            <text:p>1.84982198448</text:p>
          </table:table-cell>
          <table:table-cell office:value="1.84290081347" office:value-type="float">
            <text:p>1.84290081347</text:p>
          </table:table-cell>
          <table:table-cell office:value="1.80398625244" office:value-type="float">
            <text:p>1.80398625244</text:p>
          </table:table-cell>
          <table:table-cell office:value="1.75635078271" office:value-type="float">
            <text:p>1.75635078271</text:p>
          </table:table-cell>
          <table:table-cell office:value="1.75150988423" office:value-type="float">
            <text:p>1.75150988423</text:p>
          </table:table-cell>
          <table:table-cell office:value="1.81338352555" office:value-type="float">
            <text:p>1.81338352555</text:p>
          </table:table-cell>
          <table:table-cell office:value="1.80853059344" office:value-type="float">
            <text:p>1.80853059344</text:p>
          </table:table-cell>
          <table:table-cell office:value="1.63409461368" office:value-type="float">
            <text:p>1.63409461368</text:p>
          </table:table-cell>
          <table:table-cell office:value="1.83871671398" office:value-type="float">
            <text:p>1.83871671398</text:p>
          </table:table-cell>
          <table:table-cell office:value="1.66529117266" office:value-type="float">
            <text:p>1.66529117266</text:p>
          </table:table-cell>
          <table:table-cell office:value="1.77303125227" office:value-type="float">
            <text:p>1.77303125227</text:p>
          </table:table-cell>
          <table:table-cell office:value="1.79013997009" office:value-type="float">
            <text:p>1.79013997009</text:p>
          </table:table-cell>
          <table:table-cell office:value="1.69241882056" office:value-type="float">
            <text:p>1.69241882056</text:p>
          </table:table-cell>
          <table:table-cell office:value="1.75523094517" office:value-type="float">
            <text:p>1.75523094517</text:p>
          </table:table-cell>
          <table:table-cell office:value="1.77078279843" office:value-type="float">
            <text:p>1.77078279843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1402658158" office:value-type="float">
            <text:p>2.21402658158</text:p>
          </table:table-cell>
          <table:table-cell office:value="2.21279790431" office:value-type="float">
            <text:p>2.21279790431</text:p>
          </table:table-cell>
          <table:table-cell office:value="2.22723588472" office:value-type="float">
            <text:p>2.22723588472</text:p>
          </table:table-cell>
          <table:table-cell office:value="2.16154515994" office:value-type="float">
            <text:p>2.16154515994</text:p>
          </table:table-cell>
          <table:table-cell office:value="2.16836921641" office:value-type="float">
            <text:p>2.16836921641</text:p>
          </table:table-cell>
          <table:table-cell office:value="2.15866574668" office:value-type="float">
            <text:p>2.15866574668</text:p>
          </table:table-cell>
          <table:table-cell office:value="2.28280964249" office:value-type="float">
            <text:p>2.28280964249</text:p>
          </table:table-cell>
          <table:table-cell office:value="2.11524324343" office:value-type="float">
            <text:p>2.11524324343</text:p>
          </table:table-cell>
          <table:table-cell office:value="2.2430775246" office:value-type="float">
            <text:p>2.2430775246</text:p>
          </table:table-cell>
          <table:table-cell office:value="2.10769473071" office:value-type="float">
            <text:p>2.10769473071</text:p>
          </table:table-cell>
          <table:table-cell office:value="2.1321919526" office:value-type="float">
            <text:p>2.1321919526</text:p>
          </table:table-cell>
          <table:table-cell office:value="1.89291202755" office:value-type="float">
            <text:p>1.89291202755</text:p>
          </table:table-cell>
          <table:table-cell office:value="1.76283088422" office:value-type="float">
            <text:p>1.76283088422</text:p>
          </table:table-cell>
          <table:table-cell office:value="1.801386744" office:value-type="float">
            <text:p>1.801386744</text:p>
          </table:table-cell>
          <table:table-cell office:value="2.12918465379" office:value-type="float">
            <text:p>2.12918465379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4159463173" office:value-type="float">
            <text:p>63.4159463173</text:p>
          </table:table-cell>
          <table:table-cell office:value="65.4343343174" office:value-type="float">
            <text:p>65.4343343174</text:p>
          </table:table-cell>
          <table:table-cell office:value="65.7669513571" office:value-type="float">
            <text:p>65.7669513571</text:p>
          </table:table-cell>
          <table:table-cell office:value="60.5338851023" office:value-type="float">
            <text:p>60.5338851023</text:p>
          </table:table-cell>
          <table:table-cell office:value="64.7585006456" office:value-type="float">
            <text:p>64.7585006456</text:p>
          </table:table-cell>
          <table:table-cell office:value="70.7779488535" office:value-type="float">
            <text:p>70.7779488535</text:p>
          </table:table-cell>
          <table:table-cell office:value="70.4315011709" office:value-type="float">
            <text:p>70.4315011709</text:p>
          </table:table-cell>
          <table:table-cell office:value="61.5684671142" office:value-type="float">
            <text:p>61.5684671142</text:p>
          </table:table-cell>
          <table:table-cell office:value="67.347068342" office:value-type="float">
            <text:p>67.347068342</text:p>
          </table:table-cell>
          <table:table-cell office:value="63.8136046337" office:value-type="float">
            <text:p>63.8136046337</text:p>
          </table:table-cell>
          <table:table-cell office:value="67.9594357014" office:value-type="float">
            <text:p>67.9594357014</text:p>
          </table:table-cell>
          <table:table-cell office:value="74.5709443595" office:value-type="float">
            <text:p>74.5709443595</text:p>
          </table:table-cell>
          <table:table-cell office:value="71.5804034276" office:value-type="float">
            <text:p>71.5804034276</text:p>
          </table:table-cell>
          <table:table-cell office:value="70.9036341739" office:value-type="float">
            <text:p>70.9036341739</text:p>
          </table:table-cell>
          <table:table-cell office:value="66.7660762571" office:value-type="float">
            <text:p>66.7660762571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2058306865" office:value-type="float">
            <text:p>3.32058306865</text:p>
          </table:table-cell>
          <table:table-cell office:value="3.43335154065" office:value-type="float">
            <text:p>3.43335154065</text:p>
          </table:table-cell>
          <table:table-cell office:value="2.95818628835" office:value-type="float">
            <text:p>2.95818628835</text:p>
          </table:table-cell>
          <table:table-cell office:value="2.85155031785" office:value-type="float">
            <text:p>2.85155031785</text:p>
          </table:table-cell>
          <table:table-cell office:value="2.86946250619" office:value-type="float">
            <text:p>2.86946250619</text:p>
          </table:table-cell>
          <table:table-cell office:value="2.95758456221" office:value-type="float">
            <text:p>2.95758456221</text:p>
          </table:table-cell>
          <table:table-cell office:value="2.94432302323" office:value-type="float">
            <text:p>2.94432302323</text:p>
          </table:table-cell>
          <table:table-cell office:value="2.65504462685" office:value-type="float">
            <text:p>2.65504462685</text:p>
          </table:table-cell>
          <table:table-cell office:value="2.92694778861" office:value-type="float">
            <text:p>2.92694778861</text:p>
          </table:table-cell>
          <table:table-cell office:value="2.70234355954" office:value-type="float">
            <text:p>2.70234355954</text:p>
          </table:table-cell>
          <table:table-cell office:value="2.80426061545" office:value-type="float">
            <text:p>2.80426061545</text:p>
          </table:table-cell>
          <table:table-cell office:value="2.78414090399" office:value-type="float">
            <text:p>2.78414090399</text:p>
          </table:table-cell>
          <table:table-cell office:value="2.82183072044" office:value-type="float">
            <text:p>2.82183072044</text:p>
          </table:table-cell>
          <table:table-cell office:value="2.91674269788" office:value-type="float">
            <text:p>2.91674269788</text:p>
          </table:table-cell>
          <table:table-cell office:value="2.92535457862" office:value-type="float">
            <text:p>2.92535457862</text:p>
          </table:table-cell>
          <table:table-cell office:value="0.44" office:value-type="float">
            <text:p>0.44</text:p>
          </table:table-cell>
        </table:table-row>
      </table:table>
      <table:table table:name="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69.39598499" office:value-type="float">
            <text:p>2169.39598499</text:p>
          </table:table-cell>
          <table:table-cell office:value="2072.98011192" office:value-type="float">
            <text:p>2072.98011192</text:p>
          </table:table-cell>
          <table:table-cell office:value="2209.9304193" office:value-type="float">
            <text:p>2209.9304193</text:p>
          </table:table-cell>
          <table:table-cell office:value="2100.77499944" office:value-type="float">
            <text:p>2100.77499944</text:p>
          </table:table-cell>
          <table:table-cell office:value="2176.00647679" office:value-type="float">
            <text:p>2176.00647679</text:p>
          </table:table-cell>
          <table:table-cell office:value="2081.24817521" office:value-type="float">
            <text:p>2081.24817521</text:p>
          </table:table-cell>
          <table:table-cell office:value="2060.24095761" office:value-type="float">
            <text:p>2060.24095761</text:p>
          </table:table-cell>
          <table:table-cell office:value="2056.73715895" office:value-type="float">
            <text:p>2056.73715895</text:p>
          </table:table-cell>
          <table:table-cell office:value="2019.22361402" office:value-type="float">
            <text:p>2019.22361402</text:p>
          </table:table-cell>
          <table:table-cell office:value="2181.40970167" office:value-type="float">
            <text:p>2181.40970167</text:p>
          </table:table-cell>
          <table:table-cell office:value="2015.33727322" office:value-type="float">
            <text:p>2015.33727322</text:p>
          </table:table-cell>
          <table:table-cell office:value="2054.00213908" office:value-type="float">
            <text:p>2054.00213908</text:p>
          </table:table-cell>
          <table:table-cell office:value="2103.78568593" office:value-type="float">
            <text:p>2103.78568593</text:p>
          </table:table-cell>
          <table:table-cell office:value="1914.971815" office:value-type="float">
            <text:p>1914.971815</text:p>
          </table:table-cell>
          <table:table-cell office:value="2100.08251524" office:value-type="float">
            <text:p>2100.08251524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71.877041759" office:value-type="float">
            <text:p>971.877041759</text:p>
          </table:table-cell>
          <table:table-cell office:value="919.414050744" office:value-type="float">
            <text:p>919.414050744</text:p>
          </table:table-cell>
          <table:table-cell office:value="992.089248697" office:value-type="float">
            <text:p>992.089248697</text:p>
          </table:table-cell>
          <table:table-cell office:value="930.130596923" office:value-type="float">
            <text:p>930.130596923</text:p>
          </table:table-cell>
          <table:table-cell office:value="991.855342033" office:value-type="float">
            <text:p>991.855342033</text:p>
          </table:table-cell>
          <table:table-cell office:value="918.907477254" office:value-type="float">
            <text:p>918.907477254</text:p>
          </table:table-cell>
          <table:table-cell office:value="905.742707957" office:value-type="float">
            <text:p>905.742707957</text:p>
          </table:table-cell>
          <table:table-cell office:value="923.227058069" office:value-type="float">
            <text:p>923.227058069</text:p>
          </table:table-cell>
          <table:table-cell office:value="909.773871725" office:value-type="float">
            <text:p>909.773871725</text:p>
          </table:table-cell>
          <table:table-cell office:value="957.770473796" office:value-type="float">
            <text:p>957.770473796</text:p>
          </table:table-cell>
          <table:table-cell office:value="880.074007894" office:value-type="float">
            <text:p>880.074007894</text:p>
          </table:table-cell>
          <table:table-cell office:value="899.391164422" office:value-type="float">
            <text:p>899.391164422</text:p>
          </table:table-cell>
          <table:table-cell office:value="910.628762942" office:value-type="float">
            <text:p>910.628762942</text:p>
          </table:table-cell>
          <table:table-cell office:value="852.052188512" office:value-type="float">
            <text:p>852.052188512</text:p>
          </table:table-cell>
          <table:table-cell office:value="931.606292632" office:value-type="float">
            <text:p>931.606292632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711836615" office:value-type="float">
            <text:p>11.4711836615</text:p>
          </table:table-cell>
          <table:table-cell office:value="11.1714266513" office:value-type="float">
            <text:p>11.1714266513</text:p>
          </table:table-cell>
          <table:table-cell office:value="11.9485520232" office:value-type="float">
            <text:p>11.9485520232</text:p>
          </table:table-cell>
          <table:table-cell office:value="11.5333275881" office:value-type="float">
            <text:p>11.5333275881</text:p>
          </table:table-cell>
          <table:table-cell office:value="12.1903767147" office:value-type="float">
            <text:p>12.1903767147</text:p>
          </table:table-cell>
          <table:table-cell office:value="11.1650843235" office:value-type="float">
            <text:p>11.1650843235</text:p>
          </table:table-cell>
          <table:table-cell office:value="10.9089238293" office:value-type="float">
            <text:p>10.9089238293</text:p>
          </table:table-cell>
          <table:table-cell office:value="10.8956927598" office:value-type="float">
            <text:p>10.8956927598</text:p>
          </table:table-cell>
          <table:table-cell office:value="10.6749562884" office:value-type="float">
            <text:p>10.6749562884</text:p>
          </table:table-cell>
          <table:table-cell office:value="11.5274433602" office:value-type="float">
            <text:p>11.5274433602</text:p>
          </table:table-cell>
          <table:table-cell office:value="10.768740163" office:value-type="float">
            <text:p>10.768740163</text:p>
          </table:table-cell>
          <table:table-cell office:value="10.6555602485" office:value-type="float">
            <text:p>10.6555602485</text:p>
          </table:table-cell>
          <table:table-cell office:value="11.1971505437" office:value-type="float">
            <text:p>11.1971505437</text:p>
          </table:table-cell>
          <table:table-cell office:value="10.0261424402" office:value-type="float">
            <text:p>10.0261424402</text:p>
          </table:table-cell>
          <table:table-cell office:value="11.2391090889" office:value-type="float">
            <text:p>11.2391090889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8646162408" office:value-type="float">
            <text:p>8.78646162408</text:p>
          </table:table-cell>
          <table:table-cell office:value="8.44198351995" office:value-type="float">
            <text:p>8.44198351995</text:p>
          </table:table-cell>
          <table:table-cell office:value="8.85489177335" office:value-type="float">
            <text:p>8.85489177335</text:p>
          </table:table-cell>
          <table:table-cell office:value="8.47345507381" office:value-type="float">
            <text:p>8.47345507381</text:p>
          </table:table-cell>
          <table:table-cell office:value="9.12964236397" office:value-type="float">
            <text:p>9.12964236397</text:p>
          </table:table-cell>
          <table:table-cell office:value="8.65561764339" office:value-type="float">
            <text:p>8.65561764339</text:p>
          </table:table-cell>
          <table:table-cell office:value="8.4466757061" office:value-type="float">
            <text:p>8.4466757061</text:p>
          </table:table-cell>
          <table:table-cell office:value="8.36614007641" office:value-type="float">
            <text:p>8.36614007641</text:p>
          </table:table-cell>
          <table:table-cell office:value="8.24261582288" office:value-type="float">
            <text:p>8.24261582288</text:p>
          </table:table-cell>
          <table:table-cell office:value="8.89247687099" office:value-type="float">
            <text:p>8.89247687099</text:p>
          </table:table-cell>
          <table:table-cell office:value="8.14978032172" office:value-type="float">
            <text:p>8.14978032172</text:p>
          </table:table-cell>
          <table:table-cell office:value="8.36458604386" office:value-type="float">
            <text:p>8.36458604386</text:p>
          </table:table-cell>
          <table:table-cell office:value="8.47505675851" office:value-type="float">
            <text:p>8.47505675851</text:p>
          </table:table-cell>
          <table:table-cell office:value="7.71831324988" office:value-type="float">
            <text:p>7.71831324988</text:p>
          </table:table-cell>
          <table:table-cell office:value="8.55995258454" office:value-type="float">
            <text:p>8.55995258454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8.880228593" office:value-type="float">
            <text:p>268.880228593</text:p>
          </table:table-cell>
          <table:table-cell office:value="259.555146164" office:value-type="float">
            <text:p>259.555146164</text:p>
          </table:table-cell>
          <table:table-cell office:value="267.90047871" office:value-type="float">
            <text:p>267.90047871</text:p>
          </table:table-cell>
          <table:table-cell office:value="267.1191768" office:value-type="float">
            <text:p>267.1191768</text:p>
          </table:table-cell>
          <table:table-cell office:value="286.122842136" office:value-type="float">
            <text:p>286.122842136</text:p>
          </table:table-cell>
          <table:table-cell office:value="269.785743443" office:value-type="float">
            <text:p>269.785743443</text:p>
          </table:table-cell>
          <table:table-cell office:value="266.799227504" office:value-type="float">
            <text:p>266.799227504</text:p>
          </table:table-cell>
          <table:table-cell office:value="263.614543013" office:value-type="float">
            <text:p>263.614543013</text:p>
          </table:table-cell>
          <table:table-cell office:value="258.288593842" office:value-type="float">
            <text:p>258.288593842</text:p>
          </table:table-cell>
          <table:table-cell office:value="279.763372095" office:value-type="float">
            <text:p>279.763372095</text:p>
          </table:table-cell>
          <table:table-cell office:value="262.586484723" office:value-type="float">
            <text:p>262.586484723</text:p>
          </table:table-cell>
          <table:table-cell office:value="268.720815605" office:value-type="float">
            <text:p>268.720815605</text:p>
          </table:table-cell>
          <table:table-cell office:value="271.722965604" office:value-type="float">
            <text:p>271.722965604</text:p>
          </table:table-cell>
          <table:table-cell office:value="254.271693435" office:value-type="float">
            <text:p>254.271693435</text:p>
          </table:table-cell>
          <table:table-cell office:value="268.527662941" office:value-type="float">
            <text:p>268.527662941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480924985" office:value-type="float">
            <text:p>1.5480924985</text:p>
          </table:table-cell>
          <table:table-cell office:value="1.50164900683" office:value-type="float">
            <text:p>1.50164900683</text:p>
          </table:table-cell>
          <table:table-cell office:value="1.64772552677" office:value-type="float">
            <text:p>1.64772552677</text:p>
          </table:table-cell>
          <table:table-cell office:value="1.61410077682" office:value-type="float">
            <text:p>1.61410077682</text:p>
          </table:table-cell>
          <table:table-cell office:value="1.70858785538" office:value-type="float">
            <text:p>1.70858785538</text:p>
          </table:table-cell>
          <table:table-cell office:value="1.56335071037" office:value-type="float">
            <text:p>1.56335071037</text:p>
          </table:table-cell>
          <table:table-cell office:value="1.47941404994" office:value-type="float">
            <text:p>1.47941404994</text:p>
          </table:table-cell>
          <table:table-cell office:value="1.50533231046" office:value-type="float">
            <text:p>1.50533231046</text:p>
          </table:table-cell>
          <table:table-cell office:value="1.47411375854" office:value-type="float">
            <text:p>1.47411375854</text:p>
          </table:table-cell>
          <table:table-cell office:value="1.5560539018" office:value-type="float">
            <text:p>1.5560539018</text:p>
          </table:table-cell>
          <table:table-cell office:value="1.43262067017" office:value-type="float">
            <text:p>1.43262067017</text:p>
          </table:table-cell>
          <table:table-cell office:value="1.65966747833" office:value-type="float">
            <text:p>1.65966747833</text:p>
          </table:table-cell>
          <table:table-cell office:value="1.6897919572" office:value-type="float">
            <text:p>1.6897919572</text:p>
          </table:table-cell>
          <table:table-cell office:value="1.52710136501" office:value-type="float">
            <text:p>1.52710136501</text:p>
          </table:table-cell>
          <table:table-cell office:value="1.56773080778" office:value-type="float">
            <text:p>1.56773080778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3766622868" office:value-type="float">
            <text:p>1.93766622868</text:p>
          </table:table-cell>
          <table:table-cell office:value="1.8308316295" office:value-type="float">
            <text:p>1.8308316295</text:p>
          </table:table-cell>
          <table:table-cell office:value="1.97527491329" office:value-type="float">
            <text:p>1.97527491329</text:p>
          </table:table-cell>
          <table:table-cell office:value="1.85117880218" office:value-type="float">
            <text:p>1.85117880218</text:p>
          </table:table-cell>
          <table:table-cell office:value="1.94699288203" office:value-type="float">
            <text:p>1.94699288203</text:p>
          </table:table-cell>
          <table:table-cell office:value="1.83339473051" office:value-type="float">
            <text:p>1.83339473051</text:p>
          </table:table-cell>
          <table:table-cell office:value="1.78809841414" office:value-type="float">
            <text:p>1.78809841414</text:p>
          </table:table-cell>
          <table:table-cell office:value="1.79690160935" office:value-type="float">
            <text:p>1.79690160935</text:p>
          </table:table-cell>
          <table:table-cell office:value="1.74522824859" office:value-type="float">
            <text:p>1.74522824859</text:p>
          </table:table-cell>
          <table:table-cell office:value="1.89813743051" office:value-type="float">
            <text:p>1.89813743051</text:p>
          </table:table-cell>
          <table:table-cell office:value="1.79514450648" office:value-type="float">
            <text:p>1.79514450648</text:p>
          </table:table-cell>
          <table:table-cell office:value="1.83690089236" office:value-type="float">
            <text:p>1.83690089236</text:p>
          </table:table-cell>
          <table:table-cell office:value="1.85981337859" office:value-type="float">
            <text:p>1.85981337859</text:p>
          </table:table-cell>
          <table:table-cell office:value="1.70776501188" office:value-type="float">
            <text:p>1.70776501188</text:p>
          </table:table-cell>
          <table:table-cell office:value="1.8535048974" office:value-type="float">
            <text:p>1.8535048974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5180069994" office:value-type="float">
            <text:p>2.25180069994</text:p>
          </table:table-cell>
          <table:table-cell office:value="2.19228405318" office:value-type="float">
            <text:p>2.19228405318</text:p>
          </table:table-cell>
          <table:table-cell office:value="2.32089507843" office:value-type="float">
            <text:p>2.32089507843</text:p>
          </table:table-cell>
          <table:table-cell office:value="2.23605126984" office:value-type="float">
            <text:p>2.23605126984</text:p>
          </table:table-cell>
          <table:table-cell office:value="2.35905838577" office:value-type="float">
            <text:p>2.35905838577</text:p>
          </table:table-cell>
          <table:table-cell office:value="2.14678672402" office:value-type="float">
            <text:p>2.14678672402</text:p>
          </table:table-cell>
          <table:table-cell office:value="2.20417434323" office:value-type="float">
            <text:p>2.20417434323</text:p>
          </table:table-cell>
          <table:table-cell office:value="2.13867106759" office:value-type="float">
            <text:p>2.13867106759</text:p>
          </table:table-cell>
          <table:table-cell office:value="2.12244409872" office:value-type="float">
            <text:p>2.12244409872</text:p>
          </table:table-cell>
          <table:table-cell office:value="2.27667058313" office:value-type="float">
            <text:p>2.27667058313</text:p>
          </table:table-cell>
          <table:table-cell office:value="2.09510615287" office:value-type="float">
            <text:p>2.09510615287</text:p>
          </table:table-cell>
          <table:table-cell office:value="1.92867675973" office:value-type="float">
            <text:p>1.92867675973</text:p>
          </table:table-cell>
          <table:table-cell office:value="1.92815528522" office:value-type="float">
            <text:p>1.92815528522</text:p>
          </table:table-cell>
          <table:table-cell office:value="1.76630385559" office:value-type="float">
            <text:p>1.76630385559</text:p>
          </table:table-cell>
          <table:table-cell office:value="2.16929034628" office:value-type="float">
            <text:p>2.16929034628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1711402808" office:value-type="float">
            <text:p>73.1711402808</text:p>
          </table:table-cell>
          <table:table-cell office:value="75.3231507146" office:value-type="float">
            <text:p>75.3231507146</text:p>
          </table:table-cell>
          <table:table-cell office:value="73.7816016149" office:value-type="float">
            <text:p>73.7816016149</text:p>
          </table:table-cell>
          <table:table-cell office:value="68.4347540292" office:value-type="float">
            <text:p>68.4347540292</text:p>
          </table:table-cell>
          <table:table-cell office:value="77.7470141538" office:value-type="float">
            <text:p>77.7470141538</text:p>
          </table:table-cell>
          <table:table-cell office:value="71.8120170888" office:value-type="float">
            <text:p>71.8120170888</text:p>
          </table:table-cell>
          <table:table-cell office:value="72.8265183046" office:value-type="float">
            <text:p>72.8265183046</text:p>
          </table:table-cell>
          <table:table-cell office:value="69.3975598876" office:value-type="float">
            <text:p>69.3975598876</text:p>
          </table:table-cell>
          <table:table-cell office:value="70.9920112832" office:value-type="float">
            <text:p>70.9920112832</text:p>
          </table:table-cell>
          <table:table-cell office:value="78.9968034685" office:value-type="float">
            <text:p>78.9968034685</text:p>
          </table:table-cell>
          <table:table-cell office:value="75.1876804749" office:value-type="float">
            <text:p>75.1876804749</text:p>
          </table:table-cell>
          <table:table-cell office:value="79.3638618372" office:value-type="float">
            <text:p>79.3638618372</text:p>
          </table:table-cell>
          <table:table-cell office:value="82.3098268595" office:value-type="float">
            <text:p>82.3098268595</text:p>
          </table:table-cell>
          <table:table-cell office:value="73.4660173833" office:value-type="float">
            <text:p>73.4660173833</text:p>
          </table:table-cell>
          <table:table-cell office:value="74.5649184614" office:value-type="float">
            <text:p>74.5649184614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56969420619" office:value-type="float">
            <text:p>3.56969420619</text:p>
          </table:table-cell>
          <table:table-cell office:value="3.34017800607" office:value-type="float">
            <text:p>3.34017800607</text:p>
          </table:table-cell>
          <table:table-cell office:value="3.21935144188" office:value-type="float">
            <text:p>3.21935144188</text:p>
          </table:table-cell>
          <table:table-cell office:value="2.96171937083" office:value-type="float">
            <text:p>2.96171937083</text:p>
          </table:table-cell>
          <table:table-cell office:value="2.98441545015" office:value-type="float">
            <text:p>2.98441545015</text:p>
          </table:table-cell>
          <table:table-cell office:value="2.9265360836" office:value-type="float">
            <text:p>2.9265360836</text:p>
          </table:table-cell>
          <table:table-cell office:value="2.85890312683" office:value-type="float">
            <text:p>2.85890312683</text:p>
          </table:table-cell>
          <table:table-cell office:value="2.78005825835" office:value-type="float">
            <text:p>2.78005825835</text:p>
          </table:table-cell>
          <table:table-cell office:value="2.90497511954" office:value-type="float">
            <text:p>2.90497511954</text:p>
          </table:table-cell>
          <table:table-cell office:value="3.08285675911" office:value-type="float">
            <text:p>3.08285675911</text:p>
          </table:table-cell>
          <table:table-cell office:value="2.95077366285" office:value-type="float">
            <text:p>2.95077366285</text:p>
          </table:table-cell>
          <table:table-cell office:value="2.89215907157" office:value-type="float">
            <text:p>2.89215907157</text:p>
          </table:table-cell>
          <table:table-cell office:value="3.24576563877" office:value-type="float">
            <text:p>3.24576563877</text:p>
          </table:table-cell>
          <table:table-cell office:value="2.83204059711" office:value-type="float">
            <text:p>2.83204059711</text:p>
          </table:table-cell>
          <table:table-cell office:value="3.05518355352" office:value-type="float">
            <text:p>3.05518355352</text:p>
          </table:table-cell>
          <table:table-cell office:value="0.44" office:value-type="float">
            <text:p>0.44</text:p>
          </table:table-cell>
        </table:table-row>
      </table:table>
      <table:table table:name="London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70.00330519" office:value-type="float">
            <text:p>1970.00330519</text:p>
          </table:table-cell>
          <table:table-cell office:value="1966.76147632" office:value-type="float">
            <text:p>1966.76147632</text:p>
          </table:table-cell>
          <table:table-cell office:value="1874.89965105" office:value-type="float">
            <text:p>1874.89965105</text:p>
          </table:table-cell>
          <table:table-cell office:value="1811.3438123" office:value-type="float">
            <text:p>1811.3438123</text:p>
          </table:table-cell>
          <table:table-cell office:value="1932.61673967" office:value-type="float">
            <text:p>1932.61673967</text:p>
          </table:table-cell>
          <table:table-cell office:value="2007.76972733" office:value-type="float">
            <text:p>2007.76972733</text:p>
          </table:table-cell>
          <table:table-cell office:value="1864.69518452" office:value-type="float">
            <text:p>1864.69518452</text:p>
          </table:table-cell>
          <table:table-cell office:value="1929.61851584" office:value-type="float">
            <text:p>1929.61851584</text:p>
          </table:table-cell>
          <table:table-cell office:value="1876.62314594" office:value-type="float">
            <text:p>1876.62314594</text:p>
          </table:table-cell>
          <table:table-cell office:value="1824.944857" office:value-type="float">
            <text:p>1824.944857</text:p>
          </table:table-cell>
          <table:table-cell office:value="1914.02879" office:value-type="float">
            <text:p>1914.02879</text:p>
          </table:table-cell>
          <table:table-cell office:value="1888.2395312" office:value-type="float">
            <text:p>1888.2395312</text:p>
          </table:table-cell>
          <table:table-cell office:value="1893.61057637" office:value-type="float">
            <text:p>1893.61057637</text:p>
          </table:table-cell>
          <table:table-cell office:value="1792.36903793" office:value-type="float">
            <text:p>1792.36903793</text:p>
          </table:table-cell>
          <table:table-cell office:value="1904.24271636" office:value-type="float">
            <text:p>1904.24271636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39.433825904" office:value-type="float">
            <text:p>839.433825904</text:p>
          </table:table-cell>
          <table:table-cell office:value="818.89361862" office:value-type="float">
            <text:p>818.89361862</text:p>
          </table:table-cell>
          <table:table-cell office:value="797.162969762" office:value-type="float">
            <text:p>797.162969762</text:p>
          </table:table-cell>
          <table:table-cell office:value="757.218573988" office:value-type="float">
            <text:p>757.218573988</text:p>
          </table:table-cell>
          <table:table-cell office:value="791.218246633" office:value-type="float">
            <text:p>791.218246633</text:p>
          </table:table-cell>
          <table:table-cell office:value="832.281100041" office:value-type="float">
            <text:p>832.281100041</text:p>
          </table:table-cell>
          <table:table-cell office:value="775.070228198" office:value-type="float">
            <text:p>775.070228198</text:p>
          </table:table-cell>
          <table:table-cell office:value="780.358756438" office:value-type="float">
            <text:p>780.358756438</text:p>
          </table:table-cell>
          <table:table-cell office:value="755.409765972" office:value-type="float">
            <text:p>755.409765972</text:p>
          </table:table-cell>
          <table:table-cell office:value="764.728251682" office:value-type="float">
            <text:p>764.728251682</text:p>
          </table:table-cell>
          <table:table-cell office:value="794.279558626" office:value-type="float">
            <text:p>794.279558626</text:p>
          </table:table-cell>
          <table:table-cell office:value="746.30868126" office:value-type="float">
            <text:p>746.30868126</text:p>
          </table:table-cell>
          <table:table-cell office:value="794.80968476" office:value-type="float">
            <text:p>794.80968476</text:p>
          </table:table-cell>
          <table:table-cell office:value="722.571348813" office:value-type="float">
            <text:p>722.571348813</text:p>
          </table:table-cell>
          <table:table-cell office:value="788.244097068" office:value-type="float">
            <text:p>788.244097068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3445258065" office:value-type="float">
            <text:p>10.3445258065</text:p>
          </table:table-cell>
          <table:table-cell office:value="10.2625785065" office:value-type="float">
            <text:p>10.2625785065</text:p>
          </table:table-cell>
          <table:table-cell office:value="10.1880472884" office:value-type="float">
            <text:p>10.1880472884</text:p>
          </table:table-cell>
          <table:table-cell office:value="10.0069534874" office:value-type="float">
            <text:p>10.0069534874</text:p>
          </table:table-cell>
          <table:table-cell office:value="10.5459347848" office:value-type="float">
            <text:p>10.5459347848</text:p>
          </table:table-cell>
          <table:table-cell office:value="10.4638190523" office:value-type="float">
            <text:p>10.4638190523</text:p>
          </table:table-cell>
          <table:table-cell office:value="9.56131011696" office:value-type="float">
            <text:p>9.56131011696</text:p>
          </table:table-cell>
          <table:table-cell office:value="9.99457466608" office:value-type="float">
            <text:p>9.99457466608</text:p>
          </table:table-cell>
          <table:table-cell office:value="9.5312447902" office:value-type="float">
            <text:p>9.5312447902</text:p>
          </table:table-cell>
          <table:table-cell office:value="9.63320542811" office:value-type="float">
            <text:p>9.63320542811</text:p>
          </table:table-cell>
          <table:table-cell office:value="10.0825630499" office:value-type="float">
            <text:p>10.0825630499</text:p>
          </table:table-cell>
          <table:table-cell office:value="9.35913797705" office:value-type="float">
            <text:p>9.35913797705</text:p>
          </table:table-cell>
          <table:table-cell office:value="9.7641342508" office:value-type="float">
            <text:p>9.7641342508</text:p>
          </table:table-cell>
          <table:table-cell office:value="9.38262851454" office:value-type="float">
            <text:p>9.38262851454</text:p>
          </table:table-cell>
          <table:table-cell office:value="9.97984840038" office:value-type="float">
            <text:p>9.97984840038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99580851023" office:value-type="float">
            <text:p>7.99580851023</text:p>
          </table:table-cell>
          <table:table-cell office:value="8.05712910522" office:value-type="float">
            <text:p>8.05712910522</text:p>
          </table:table-cell>
          <table:table-cell office:value="7.50940596237" office:value-type="float">
            <text:p>7.50940596237</text:p>
          </table:table-cell>
          <table:table-cell office:value="7.50446991117" office:value-type="float">
            <text:p>7.50446991117</text:p>
          </table:table-cell>
          <table:table-cell office:value="8.09087574489" office:value-type="float">
            <text:p>8.09087574489</text:p>
          </table:table-cell>
          <table:table-cell office:value="8.27984458512" office:value-type="float">
            <text:p>8.27984458512</text:p>
          </table:table-cell>
          <table:table-cell office:value="7.64598559056" office:value-type="float">
            <text:p>7.64598559056</text:p>
          </table:table-cell>
          <table:table-cell office:value="7.82069432463" office:value-type="float">
            <text:p>7.82069432463</text:p>
          </table:table-cell>
          <table:table-cell office:value="7.4142055715" office:value-type="float">
            <text:p>7.4142055715</text:p>
          </table:table-cell>
          <table:table-cell office:value="7.61729673305" office:value-type="float">
            <text:p>7.61729673305</text:p>
          </table:table-cell>
          <table:table-cell office:value="7.70600792913" office:value-type="float">
            <text:p>7.70600792913</text:p>
          </table:table-cell>
          <table:table-cell office:value="7.48479012164" office:value-type="float">
            <text:p>7.48479012164</text:p>
          </table:table-cell>
          <table:table-cell office:value="7.599226172" office:value-type="float">
            <text:p>7.599226172</text:p>
          </table:table-cell>
          <table:table-cell office:value="7.28473044419" office:value-type="float">
            <text:p>7.28473044419</text:p>
          </table:table-cell>
          <table:table-cell office:value="7.74813386627" office:value-type="float">
            <text:p>7.74813386627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3.387763987" office:value-type="float">
            <text:p>243.387763987</text:p>
          </table:table-cell>
          <table:table-cell office:value="242.272081458" office:value-type="float">
            <text:p>242.272081458</text:p>
          </table:table-cell>
          <table:table-cell office:value="230.056129726" office:value-type="float">
            <text:p>230.056129726</text:p>
          </table:table-cell>
          <table:table-cell office:value="231.855054166" office:value-type="float">
            <text:p>231.855054166</text:p>
          </table:table-cell>
          <table:table-cell office:value="244.765626399" office:value-type="float">
            <text:p>244.765626399</text:p>
          </table:table-cell>
          <table:table-cell office:value="256.154487931" office:value-type="float">
            <text:p>256.154487931</text:p>
          </table:table-cell>
          <table:table-cell office:value="240.217848044" office:value-type="float">
            <text:p>240.217848044</text:p>
          </table:table-cell>
          <table:table-cell office:value="247.174175811" office:value-type="float">
            <text:p>247.174175811</text:p>
          </table:table-cell>
          <table:table-cell office:value="240.211874957" office:value-type="float">
            <text:p>240.211874957</text:p>
          </table:table-cell>
          <table:table-cell office:value="238.78874311" office:value-type="float">
            <text:p>238.78874311</text:p>
          </table:table-cell>
          <table:table-cell office:value="248.260161431" office:value-type="float">
            <text:p>248.260161431</text:p>
          </table:table-cell>
          <table:table-cell office:value="239.663543419" office:value-type="float">
            <text:p>239.663543419</text:p>
          </table:table-cell>
          <table:table-cell office:value="246.168778547" office:value-type="float">
            <text:p>246.168778547</text:p>
          </table:table-cell>
          <table:table-cell office:value="243.417941788" office:value-type="float">
            <text:p>243.417941788</text:p>
          </table:table-cell>
          <table:table-cell office:value="242.228943768" office:value-type="float">
            <text:p>242.228943768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0412265144" office:value-type="float">
            <text:p>1.40412265144</text:p>
          </table:table-cell>
          <table:table-cell office:value="1.37986016293" office:value-type="float">
            <text:p>1.37986016293</text:p>
          </table:table-cell>
          <table:table-cell office:value="1.39074053183" office:value-type="float">
            <text:p>1.39074053183</text:p>
          </table:table-cell>
          <table:table-cell office:value="1.3622010841" office:value-type="float">
            <text:p>1.3622010841</text:p>
          </table:table-cell>
          <table:table-cell office:value="1.44977858628" office:value-type="float">
            <text:p>1.44977858628</text:p>
          </table:table-cell>
          <table:table-cell office:value="1.46453825219" office:value-type="float">
            <text:p>1.46453825219</text:p>
          </table:table-cell>
          <table:table-cell office:value="1.33027868812" office:value-type="float">
            <text:p>1.33027868812</text:p>
          </table:table-cell>
          <table:table-cell office:value="1.33727678757" office:value-type="float">
            <text:p>1.33727678757</text:p>
          </table:table-cell>
          <table:table-cell office:value="1.33002426563" office:value-type="float">
            <text:p>1.33002426563</text:p>
          </table:table-cell>
          <table:table-cell office:value="1.30679388618" office:value-type="float">
            <text:p>1.30679388618</text:p>
          </table:table-cell>
          <table:table-cell office:value="1.37059761359" office:value-type="float">
            <text:p>1.37059761359</text:p>
          </table:table-cell>
          <table:table-cell office:value="1.48218495541" office:value-type="float">
            <text:p>1.48218495541</text:p>
          </table:table-cell>
          <table:table-cell office:value="1.48705960454" office:value-type="float">
            <text:p>1.48705960454</text:p>
          </table:table-cell>
          <table:table-cell office:value="1.44866683404" office:value-type="float">
            <text:p>1.44866683404</text:p>
          </table:table-cell>
          <table:table-cell office:value="1.39195823614" office:value-type="float">
            <text:p>1.39195823614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0873927937" office:value-type="float">
            <text:p>1.70873927937</text:p>
          </table:table-cell>
          <table:table-cell office:value="1.61793791025" office:value-type="float">
            <text:p>1.61793791025</text:p>
          </table:table-cell>
          <table:table-cell office:value="1.63821535881" office:value-type="float">
            <text:p>1.63821535881</text:p>
          </table:table-cell>
          <table:table-cell office:value="1.57862227351" office:value-type="float">
            <text:p>1.57862227351</text:p>
          </table:table-cell>
          <table:table-cell office:value="1.61546190957" office:value-type="float">
            <text:p>1.61546190957</text:p>
          </table:table-cell>
          <table:table-cell office:value="1.65784713225" office:value-type="float">
            <text:p>1.65784713225</text:p>
          </table:table-cell>
          <table:table-cell office:value="1.55961857283" office:value-type="float">
            <text:p>1.55961857283</text:p>
          </table:table-cell>
          <table:table-cell office:value="1.5741245411" office:value-type="float">
            <text:p>1.5741245411</text:p>
          </table:table-cell>
          <table:table-cell office:value="1.52667149671" office:value-type="float">
            <text:p>1.52667149671</text:p>
          </table:table-cell>
          <table:table-cell office:value="1.53414737103" office:value-type="float">
            <text:p>1.53414737103</text:p>
          </table:table-cell>
          <table:table-cell office:value="1.61317318918" office:value-type="float">
            <text:p>1.61317318918</text:p>
          </table:table-cell>
          <table:table-cell office:value="1.51805098672" office:value-type="float">
            <text:p>1.51805098672</text:p>
          </table:table-cell>
          <table:table-cell office:value="1.639560956" office:value-type="float">
            <text:p>1.639560956</text:p>
          </table:table-cell>
          <table:table-cell office:value="1.51923128134" office:value-type="float">
            <text:p>1.51923128134</text:p>
          </table:table-cell>
          <table:table-cell office:value="1.59862853672" office:value-type="float">
            <text:p>1.59862853672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0299414013" office:value-type="float">
            <text:p>2.0299414013</text:p>
          </table:table-cell>
          <table:table-cell office:value="1.98209549388" office:value-type="float">
            <text:p>1.98209549388</text:p>
          </table:table-cell>
          <table:table-cell office:value="1.94253182949" office:value-type="float">
            <text:p>1.94253182949</text:p>
          </table:table-cell>
          <table:table-cell office:value="1.91577361678" office:value-type="float">
            <text:p>1.91577361678</text:p>
          </table:table-cell>
          <table:table-cell office:value="2.0364259872" office:value-type="float">
            <text:p>2.0364259872</text:p>
          </table:table-cell>
          <table:table-cell office:value="1.96553775983" office:value-type="float">
            <text:p>1.96553775983</text:p>
          </table:table-cell>
          <table:table-cell office:value="1.87739976411" office:value-type="float">
            <text:p>1.87739976411</text:p>
          </table:table-cell>
          <table:table-cell office:value="1.94305114717" office:value-type="float">
            <text:p>1.94305114717</text:p>
          </table:table-cell>
          <table:table-cell office:value="1.84356024128" office:value-type="float">
            <text:p>1.84356024128</text:p>
          </table:table-cell>
          <table:table-cell office:value="1.84069067799" office:value-type="float">
            <text:p>1.84069067799</text:p>
          </table:table-cell>
          <table:table-cell office:value="1.86103458652" office:value-type="float">
            <text:p>1.86103458652</text:p>
          </table:table-cell>
          <table:table-cell office:value="1.62517630263" office:value-type="float">
            <text:p>1.62517630263</text:p>
          </table:table-cell>
          <table:table-cell office:value="1.64238319421" office:value-type="float">
            <text:p>1.64238319421</text:p>
          </table:table-cell>
          <table:table-cell office:value="1.61336119779" office:value-type="float">
            <text:p>1.61336119779</text:p>
          </table:table-cell>
          <table:table-cell office:value="1.88504630788" office:value-type="float">
            <text:p>1.88504630788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599625206" office:value-type="float">
            <text:p>73.599625206</text:p>
          </table:table-cell>
          <table:table-cell office:value="71.3067474579" office:value-type="float">
            <text:p>71.3067474579</text:p>
          </table:table-cell>
          <table:table-cell office:value="66.8998524585" office:value-type="float">
            <text:p>66.8998524585</text:p>
          </table:table-cell>
          <table:table-cell office:value="64.0281467431" office:value-type="float">
            <text:p>64.0281467431</text:p>
          </table:table-cell>
          <table:table-cell office:value="73.1502847628" office:value-type="float">
            <text:p>73.1502847628</text:p>
          </table:table-cell>
          <table:table-cell office:value="77.2029657582" office:value-type="float">
            <text:p>77.2029657582</text:p>
          </table:table-cell>
          <table:table-cell office:value="73.9284265285" office:value-type="float">
            <text:p>73.9284265285</text:p>
          </table:table-cell>
          <table:table-cell office:value="69.2732896892" office:value-type="float">
            <text:p>69.2732896892</text:p>
          </table:table-cell>
          <table:table-cell office:value="72.6044305433" office:value-type="float">
            <text:p>72.6044305433</text:p>
          </table:table-cell>
          <table:table-cell office:value="72.9868017783" office:value-type="float">
            <text:p>72.9868017783</text:p>
          </table:table-cell>
          <table:table-cell office:value="71.9603561754" office:value-type="float">
            <text:p>71.9603561754</text:p>
          </table:table-cell>
          <table:table-cell office:value="69.9465720996" office:value-type="float">
            <text:p>69.9465720996</text:p>
          </table:table-cell>
          <table:table-cell office:value="77.2004809309" office:value-type="float">
            <text:p>77.2004809309</text:p>
          </table:table-cell>
          <table:table-cell office:value="75.0623195765" office:value-type="float">
            <text:p>75.0623195765</text:p>
          </table:table-cell>
          <table:table-cell office:value="71.8529215486" office:value-type="float">
            <text:p>71.8529215486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6136914775" office:value-type="float">
            <text:p>3.06136914775</text:p>
          </table:table-cell>
          <table:table-cell office:value="2.9792814505" office:value-type="float">
            <text:p>2.9792814505</text:p>
          </table:table-cell>
          <table:table-cell office:value="2.51569660153" office:value-type="float">
            <text:p>2.51569660153</text:p>
          </table:table-cell>
          <table:table-cell office:value="2.52166591051" office:value-type="float">
            <text:p>2.52166591051</text:p>
          </table:table-cell>
          <table:table-cell office:value="2.54495471227" office:value-type="float">
            <text:p>2.54495471227</text:p>
          </table:table-cell>
          <table:table-cell office:value="2.65860362065" office:value-type="float">
            <text:p>2.65860362065</text:p>
          </table:table-cell>
          <table:table-cell office:value="2.49570556579" office:value-type="float">
            <text:p>2.49570556579</text:p>
          </table:table-cell>
          <table:table-cell office:value="2.40721920617" office:value-type="float">
            <text:p>2.40721920617</text:p>
          </table:table-cell>
          <table:table-cell office:value="2.3745857665" office:value-type="float">
            <text:p>2.3745857665</text:p>
          </table:table-cell>
          <table:table-cell office:value="2.46066995784" office:value-type="float">
            <text:p>2.46066995784</text:p>
          </table:table-cell>
          <table:table-cell office:value="2.4311681892" office:value-type="float">
            <text:p>2.4311681892</text:p>
          </table:table-cell>
          <table:table-cell office:value="2.44378427168" office:value-type="float">
            <text:p>2.44378427168</text:p>
          </table:table-cell>
          <table:table-cell office:value="2.8194327434" office:value-type="float">
            <text:p>2.8194327434</text:p>
          </table:table-cell>
          <table:table-cell office:value="2.4538937485" office:value-type="float">
            <text:p>2.4538937485</text:p>
          </table:table-cell>
          <table:table-cell office:value="2.59339516491" office:value-type="float">
            <text:p>2.59339516491</text:p>
          </table:table-cell>
          <table:table-cell office:value="0.44" office:value-type="float">
            <text:p>0.44</text:p>
          </table:table-cell>
        </table:table-row>
      </table:table>
      <table:table table:name="Sou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72.07936264" office:value-type="float">
            <text:p>2072.07936264</text:p>
          </table:table-cell>
          <table:table-cell office:value="2117.36599208" office:value-type="float">
            <text:p>2117.36599208</text:p>
          </table:table-cell>
          <table:table-cell office:value="2023.83306594" office:value-type="float">
            <text:p>2023.83306594</text:p>
          </table:table-cell>
          <table:table-cell office:value="2124.48399266" office:value-type="float">
            <text:p>2124.48399266</text:p>
          </table:table-cell>
          <table:table-cell office:value="2109.52730133" office:value-type="float">
            <text:p>2109.52730133</text:p>
          </table:table-cell>
          <table:table-cell office:value="2086.93141498" office:value-type="float">
            <text:p>2086.93141498</text:p>
          </table:table-cell>
          <table:table-cell office:value="2123.00199622" office:value-type="float">
            <text:p>2123.00199622</text:p>
          </table:table-cell>
          <table:table-cell office:value="2041.85533192" office:value-type="float">
            <text:p>2041.85533192</text:p>
          </table:table-cell>
          <table:table-cell office:value="2048.25500569" office:value-type="float">
            <text:p>2048.25500569</text:p>
          </table:table-cell>
          <table:table-cell office:value="2020.67004667" office:value-type="float">
            <text:p>2020.67004667</text:p>
          </table:table-cell>
          <table:table-cell office:value="2003.57911071" office:value-type="float">
            <text:p>2003.57911071</text:p>
          </table:table-cell>
          <table:table-cell office:value="1941.46992012" office:value-type="float">
            <text:p>1941.46992012</text:p>
          </table:table-cell>
          <table:table-cell office:value="1971.52526394" office:value-type="float">
            <text:p>1971.52526394</text:p>
          </table:table-cell>
          <table:table-cell office:value="1924.40281892" office:value-type="float">
            <text:p>1924.40281892</text:p>
          </table:table-cell>
          <table:table-cell office:value="2052.65983115" office:value-type="float">
            <text:p>2052.65983115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1.29892758" office:value-type="float">
            <text:p>921.29892758</text:p>
          </table:table-cell>
          <table:table-cell office:value="938.655671788" office:value-type="float">
            <text:p>938.655671788</text:p>
          </table:table-cell>
          <table:table-cell office:value="924.523133895" office:value-type="float">
            <text:p>924.523133895</text:p>
          </table:table-cell>
          <table:table-cell office:value="942.677147114" office:value-type="float">
            <text:p>942.677147114</text:p>
          </table:table-cell>
          <table:table-cell office:value="916.431521497" office:value-type="float">
            <text:p>916.431521497</text:p>
          </table:table-cell>
          <table:table-cell office:value="926.518772293" office:value-type="float">
            <text:p>926.518772293</text:p>
          </table:table-cell>
          <table:table-cell office:value="937.177938553" office:value-type="float">
            <text:p>937.177938553</text:p>
          </table:table-cell>
          <table:table-cell office:value="896.695657809" office:value-type="float">
            <text:p>896.695657809</text:p>
          </table:table-cell>
          <table:table-cell office:value="902.134973933" office:value-type="float">
            <text:p>902.134973933</text:p>
          </table:table-cell>
          <table:table-cell office:value="898.70869722" office:value-type="float">
            <text:p>898.70869722</text:p>
          </table:table-cell>
          <table:table-cell office:value="885.426626372" office:value-type="float">
            <text:p>885.426626372</text:p>
          </table:table-cell>
          <table:table-cell office:value="857.479309574" office:value-type="float">
            <text:p>857.479309574</text:p>
          </table:table-cell>
          <table:table-cell office:value="859.552349138" office:value-type="float">
            <text:p>859.552349138</text:p>
          </table:table-cell>
          <table:table-cell office:value="839.554491617" office:value-type="float">
            <text:p>839.554491617</text:p>
          </table:table-cell>
          <table:table-cell office:value="908.252363597" office:value-type="float">
            <text:p>908.252363597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0159493167" office:value-type="float">
            <text:p>11.0159493167</text:p>
          </table:table-cell>
          <table:table-cell office:value="11.3849525334" office:value-type="float">
            <text:p>11.3849525334</text:p>
          </table:table-cell>
          <table:table-cell office:value="11.1990509088" office:value-type="float">
            <text:p>11.1990509088</text:p>
          </table:table-cell>
          <table:table-cell office:value="11.5043751996" office:value-type="float">
            <text:p>11.5043751996</text:p>
          </table:table-cell>
          <table:table-cell office:value="11.7248514451" office:value-type="float">
            <text:p>11.7248514451</text:p>
          </table:table-cell>
          <table:table-cell office:value="11.1420805684" office:value-type="float">
            <text:p>11.1420805684</text:p>
          </table:table-cell>
          <table:table-cell office:value="11.0438024608" office:value-type="float">
            <text:p>11.0438024608</text:p>
          </table:table-cell>
          <table:table-cell office:value="10.7643758974" office:value-type="float">
            <text:p>10.7643758974</text:p>
          </table:table-cell>
          <table:table-cell office:value="10.7832931757" office:value-type="float">
            <text:p>10.7832931757</text:p>
          </table:table-cell>
          <table:table-cell office:value="10.7870843991" office:value-type="float">
            <text:p>10.7870843991</text:p>
          </table:table-cell>
          <table:table-cell office:value="10.8015640489" office:value-type="float">
            <text:p>10.8015640489</text:p>
          </table:table-cell>
          <table:table-cell office:value="10.2731619783" office:value-type="float">
            <text:p>10.2731619783</text:p>
          </table:table-cell>
          <table:table-cell office:value="10.5751177504" office:value-type="float">
            <text:p>10.5751177504</text:p>
          </table:table-cell>
          <table:table-cell office:value="10.2551192676" office:value-type="float">
            <text:p>10.2551192676</text:p>
          </table:table-cell>
          <table:table-cell office:value="10.9999738217" office:value-type="float">
            <text:p>10.9999738217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729512481" office:value-type="float">
            <text:p>8.4729512481</text:p>
          </table:table-cell>
          <table:table-cell office:value="8.57578891104" office:value-type="float">
            <text:p>8.57578891104</text:p>
          </table:table-cell>
          <table:table-cell office:value="8.20026618921" office:value-type="float">
            <text:p>8.20026618921</text:p>
          </table:table-cell>
          <table:table-cell office:value="8.68517951409" office:value-type="float">
            <text:p>8.68517951409</text:p>
          </table:table-cell>
          <table:table-cell office:value="8.66254446089" office:value-type="float">
            <text:p>8.66254446089</text:p>
          </table:table-cell>
          <table:table-cell office:value="8.6099205357" office:value-type="float">
            <text:p>8.6099205357</text:p>
          </table:table-cell>
          <table:table-cell office:value="8.61559531522" office:value-type="float">
            <text:p>8.61559531522</text:p>
          </table:table-cell>
          <table:table-cell office:value="8.34538046872" office:value-type="float">
            <text:p>8.34538046872</text:p>
          </table:table-cell>
          <table:table-cell office:value="8.36104777493" office:value-type="float">
            <text:p>8.36104777493</text:p>
          </table:table-cell>
          <table:table-cell office:value="8.31638894494" office:value-type="float">
            <text:p>8.31638894494</text:p>
          </table:table-cell>
          <table:table-cell office:value="8.11827849636" office:value-type="float">
            <text:p>8.11827849636</text:p>
          </table:table-cell>
          <table:table-cell office:value="7.88200489669" office:value-type="float">
            <text:p>7.88200489669</text:p>
          </table:table-cell>
          <table:table-cell office:value="8.01441337387" office:value-type="float">
            <text:p>8.01441337387</text:p>
          </table:table-cell>
          <table:table-cell office:value="7.85317355741" office:value-type="float">
            <text:p>7.85317355741</text:p>
          </table:table-cell>
          <table:table-cell office:value="8.37382770229" office:value-type="float">
            <text:p>8.37382770229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9.983629701" office:value-type="float">
            <text:p>259.983629701</text:p>
          </table:table-cell>
          <table:table-cell office:value="266.298507653" office:value-type="float">
            <text:p>266.298507653</text:p>
          </table:table-cell>
          <table:table-cell office:value="256.122027886" office:value-type="float">
            <text:p>256.122027886</text:p>
          </table:table-cell>
          <table:table-cell office:value="270.055835927" office:value-type="float">
            <text:p>270.055835927</text:p>
          </table:table-cell>
          <table:table-cell office:value="273.125182627" office:value-type="float">
            <text:p>273.125182627</text:p>
          </table:table-cell>
          <table:table-cell office:value="273.922651474" office:value-type="float">
            <text:p>273.922651474</text:p>
          </table:table-cell>
          <table:table-cell office:value="271.752826881" office:value-type="float">
            <text:p>271.752826881</text:p>
          </table:table-cell>
          <table:table-cell office:value="265.975171778" office:value-type="float">
            <text:p>265.975171778</text:p>
          </table:table-cell>
          <table:table-cell office:value="263.022143492" office:value-type="float">
            <text:p>263.022143492</text:p>
          </table:table-cell>
          <table:table-cell office:value="261.425265484" office:value-type="float">
            <text:p>261.425265484</text:p>
          </table:table-cell>
          <table:table-cell office:value="263.763512538" office:value-type="float">
            <text:p>263.763512538</text:p>
          </table:table-cell>
          <table:table-cell office:value="261.952430945" office:value-type="float">
            <text:p>261.952430945</text:p>
          </table:table-cell>
          <table:table-cell office:value="260.299250717" office:value-type="float">
            <text:p>260.299250717</text:p>
          </table:table-cell>
          <table:table-cell office:value="257.664650323" office:value-type="float">
            <text:p>257.664650323</text:p>
          </table:table-cell>
          <table:table-cell office:value="265.207572085" office:value-type="float">
            <text:p>265.207572085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8416909727" office:value-type="float">
            <text:p>1.48416909727</text:p>
          </table:table-cell>
          <table:table-cell office:value="1.54307635999" office:value-type="float">
            <text:p>1.54307635999</text:p>
          </table:table-cell>
          <table:table-cell office:value="1.56999060403" office:value-type="float">
            <text:p>1.56999060403</text:p>
          </table:table-cell>
          <table:table-cell office:value="1.60961830623" office:value-type="float">
            <text:p>1.60961830623</text:p>
          </table:table-cell>
          <table:table-cell office:value="1.62972060899" office:value-type="float">
            <text:p>1.62972060899</text:p>
          </table:table-cell>
          <table:table-cell office:value="1.54860119817" office:value-type="float">
            <text:p>1.54860119817</text:p>
          </table:table-cell>
          <table:table-cell office:value="1.52595037207" office:value-type="float">
            <text:p>1.52595037207</text:p>
          </table:table-cell>
          <table:table-cell office:value="1.49007371891" office:value-type="float">
            <text:p>1.49007371891</text:p>
          </table:table-cell>
          <table:table-cell office:value="1.48958900814" office:value-type="float">
            <text:p>1.48958900814</text:p>
          </table:table-cell>
          <table:table-cell office:value="1.45454985099" office:value-type="float">
            <text:p>1.45454985099</text:p>
          </table:table-cell>
          <table:table-cell office:value="1.45109838278" office:value-type="float">
            <text:p>1.45109838278</text:p>
          </table:table-cell>
          <table:table-cell office:value="1.60141246622" office:value-type="float">
            <text:p>1.60141246622</text:p>
          </table:table-cell>
          <table:table-cell office:value="1.58439040687" office:value-type="float">
            <text:p>1.58439040687</text:p>
          </table:table-cell>
          <table:table-cell office:value="1.5381474091" office:value-type="float">
            <text:p>1.5381474091</text:p>
          </table:table-cell>
          <table:table-cell office:value="1.5370954139" office:value-type="float">
            <text:p>1.5370954139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55294371" office:value-type="float">
            <text:p>1.855294371</text:p>
          </table:table-cell>
          <table:table-cell office:value="1.88188024582" office:value-type="float">
            <text:p>1.88188024582</text:p>
          </table:table-cell>
          <table:table-cell office:value="1.88041604559" office:value-type="float">
            <text:p>1.88041604559</text:p>
          </table:table-cell>
          <table:table-cell office:value="1.87029929818" office:value-type="float">
            <text:p>1.87029929818</text:p>
          </table:table-cell>
          <table:table-cell office:value="1.84865203226" office:value-type="float">
            <text:p>1.84865203226</text:p>
          </table:table-cell>
          <table:table-cell office:value="1.84898724659" office:value-type="float">
            <text:p>1.84898724659</text:p>
          </table:table-cell>
          <table:table-cell office:value="1.81646830065" office:value-type="float">
            <text:p>1.81646830065</text:p>
          </table:table-cell>
          <table:table-cell office:value="1.76434764965" office:value-type="float">
            <text:p>1.76434764965</text:p>
          </table:table-cell>
          <table:table-cell office:value="1.75218043999" office:value-type="float">
            <text:p>1.75218043999</text:p>
          </table:table-cell>
          <table:table-cell office:value="1.79342606988" office:value-type="float">
            <text:p>1.79342606988</text:p>
          </table:table-cell>
          <table:table-cell office:value="1.78708851354" office:value-type="float">
            <text:p>1.78708851354</text:p>
          </table:table-cell>
          <table:table-cell office:value="1.76474755976" office:value-type="float">
            <text:p>1.76474755976</text:p>
          </table:table-cell>
          <table:table-cell office:value="1.75385915144" office:value-type="float">
            <text:p>1.75385915144</text:p>
          </table:table-cell>
          <table:table-cell office:value="1.71133899501" office:value-type="float">
            <text:p>1.71133899501</text:p>
          </table:table-cell>
          <table:table-cell office:value="1.8167420711" office:value-type="float">
            <text:p>1.8167420711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676681251" office:value-type="float">
            <text:p>2.1676681251</text:p>
          </table:table-cell>
          <table:table-cell office:value="2.19932258662" office:value-type="float">
            <text:p>2.19932258662</text:p>
          </table:table-cell>
          <table:table-cell office:value="2.17671359535" office:value-type="float">
            <text:p>2.17671359535</text:p>
          </table:table-cell>
          <table:table-cell office:value="2.1996176336" office:value-type="float">
            <text:p>2.1996176336</text:p>
          </table:table-cell>
          <table:table-cell office:value="2.21227152179" office:value-type="float">
            <text:p>2.21227152179</text:p>
          </table:table-cell>
          <table:table-cell office:value="2.11290341246" office:value-type="float">
            <text:p>2.11290341246</text:p>
          </table:table-cell>
          <table:table-cell office:value="2.21838334524" office:value-type="float">
            <text:p>2.21838334524</text:p>
          </table:table-cell>
          <table:table-cell office:value="2.18397429893" office:value-type="float">
            <text:p>2.18397429893</text:p>
          </table:table-cell>
          <table:table-cell office:value="2.12855988159" office:value-type="float">
            <text:p>2.12855988159</text:p>
          </table:table-cell>
          <table:table-cell office:value="2.1362717901" office:value-type="float">
            <text:p>2.1362717901</text:p>
          </table:table-cell>
          <table:table-cell office:value="2.09242278662" office:value-type="float">
            <text:p>2.09242278662</text:p>
          </table:table-cell>
          <table:table-cell office:value="1.82641809776" office:value-type="float">
            <text:p>1.82641809776</text:p>
          </table:table-cell>
          <table:table-cell office:value="1.8327397494" office:value-type="float">
            <text:p>1.8327397494</text:p>
          </table:table-cell>
          <table:table-cell office:value="1.78422624361" office:value-type="float">
            <text:p>1.78422624361</text:p>
          </table:table-cell>
          <table:table-cell office:value="2.11440514035" office:value-type="float">
            <text:p>2.11440514035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9.2670465773" office:value-type="float">
            <text:p>69.2670465773</text:p>
          </table:table-cell>
          <table:table-cell office:value="75.2105599502" office:value-type="float">
            <text:p>75.2105599502</text:p>
          </table:table-cell>
          <table:table-cell office:value="69.4920674945" office:value-type="float">
            <text:p>69.4920674945</text:p>
          </table:table-cell>
          <table:table-cell office:value="71.3427196569" office:value-type="float">
            <text:p>71.3427196569</text:p>
          </table:table-cell>
          <table:table-cell office:value="72.3726422885" office:value-type="float">
            <text:p>72.3726422885</text:p>
          </table:table-cell>
          <table:table-cell office:value="74.1107211561" office:value-type="float">
            <text:p>74.1107211561</text:p>
          </table:table-cell>
          <table:table-cell office:value="74.3499983997" office:value-type="float">
            <text:p>74.3499983997</text:p>
          </table:table-cell>
          <table:table-cell office:value="73.2158790535" office:value-type="float">
            <text:p>73.2158790535</text:p>
          </table:table-cell>
          <table:table-cell office:value="72.8798434613" office:value-type="float">
            <text:p>72.8798434613</text:p>
          </table:table-cell>
          <table:table-cell office:value="72.5644245475" office:value-type="float">
            <text:p>72.5644245475</text:p>
          </table:table-cell>
          <table:table-cell office:value="75.3123851493" office:value-type="float">
            <text:p>75.3123851493</text:p>
          </table:table-cell>
          <table:table-cell office:value="79.972838704" office:value-type="float">
            <text:p>79.972838704</text:p>
          </table:table-cell>
          <table:table-cell office:value="79.7827175282" office:value-type="float">
            <text:p>79.7827175282</text:p>
          </table:table-cell>
          <table:table-cell office:value="72.668617984" office:value-type="float">
            <text:p>72.668617984</text:p>
          </table:table-cell>
          <table:table-cell office:value="73.8364495359" office:value-type="float">
            <text:p>73.8364495359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5810391271" office:value-type="float">
            <text:p>3.25810391271</text:p>
          </table:table-cell>
          <table:table-cell office:value="3.31578517133" office:value-type="float">
            <text:p>3.31578517133</text:p>
          </table:table-cell>
          <table:table-cell office:value="2.82696786172" office:value-type="float">
            <text:p>2.82696786172</text:p>
          </table:table-cell>
          <table:table-cell office:value="3.02488262186" office:value-type="float">
            <text:p>3.02488262186</text:p>
          </table:table-cell>
          <table:table-cell office:value="2.94729926077" office:value-type="float">
            <text:p>2.94729926077</text:p>
          </table:table-cell>
          <table:table-cell office:value="2.93429682863" office:value-type="float">
            <text:p>2.93429682863</text:p>
          </table:table-cell>
          <table:table-cell office:value="2.88396249055" office:value-type="float">
            <text:p>2.88396249055</text:p>
          </table:table-cell>
          <table:table-cell office:value="2.74355644803" office:value-type="float">
            <text:p>2.74355644803</text:p>
          </table:table-cell>
          <table:table-cell office:value="2.70312338085" office:value-type="float">
            <text:p>2.70312338085</text:p>
          </table:table-cell>
          <table:table-cell office:value="2.79970967262" office:value-type="float">
            <text:p>2.79970967262</text:p>
          </table:table-cell>
          <table:table-cell office:value="2.78172205597" office:value-type="float">
            <text:p>2.78172205597</text:p>
          </table:table-cell>
          <table:table-cell office:value="2.79606344199" office:value-type="float">
            <text:p>2.79606344199</text:p>
          </table:table-cell>
          <table:table-cell office:value="2.95494882046" office:value-type="float">
            <text:p>2.95494882046</text:p>
          </table:table-cell>
          <table:table-cell office:value="2.91888885958" office:value-type="float">
            <text:p>2.91888885958</text:p>
          </table:table-cell>
          <table:table-cell office:value="2.92080168981" office:value-type="float">
            <text:p>2.92080168981</text:p>
          </table:table-cell>
          <table:table-cell office:value="0.44" office:value-type="float">
            <text:p>0.44</text:p>
          </table:table-cell>
        </table:table-row>
      </table:table>
      <table:table table:name="Sou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51.28496607" office:value-type="float">
            <text:p>2151.28496607</text:p>
          </table:table-cell>
          <table:table-cell office:value="2271.28600592" office:value-type="float">
            <text:p>2271.28600592</text:p>
          </table:table-cell>
          <table:table-cell office:value="2167.84521905" office:value-type="float">
            <text:p>2167.84521905</text:p>
          </table:table-cell>
          <table:table-cell office:value="2119.90309592" office:value-type="float">
            <text:p>2119.90309592</text:p>
          </table:table-cell>
          <table:table-cell office:value="2165.51372708" office:value-type="float">
            <text:p>2165.51372708</text:p>
          </table:table-cell>
          <table:table-cell office:value="2175.44018188" office:value-type="float">
            <text:p>2175.44018188</text:p>
          </table:table-cell>
          <table:table-cell office:value="2108.29699691" office:value-type="float">
            <text:p>2108.29699691</text:p>
          </table:table-cell>
          <table:table-cell office:value="2181.72090226" office:value-type="float">
            <text:p>2181.72090226</text:p>
          </table:table-cell>
          <table:table-cell office:value="2156.17087168" office:value-type="float">
            <text:p>2156.17087168</text:p>
          </table:table-cell>
          <table:table-cell office:value="2158.87749417" office:value-type="float">
            <text:p>2158.87749417</text:p>
          </table:table-cell>
          <table:table-cell office:value="2126.72765635" office:value-type="float">
            <text:p>2126.72765635</text:p>
          </table:table-cell>
          <table:table-cell office:value="2078.97871119" office:value-type="float">
            <text:p>2078.97871119</text:p>
          </table:table-cell>
          <table:table-cell office:value="1971.41286893" office:value-type="float">
            <text:p>1971.41286893</text:p>
          </table:table-cell>
          <table:table-cell office:value="2021.18182033" office:value-type="float">
            <text:p>2021.18182033</text:p>
          </table:table-cell>
          <table:table-cell office:value="2141.03528442" office:value-type="float">
            <text:p>2141.03528442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82.910551507" office:value-type="float">
            <text:p>982.910551507</text:p>
          </table:table-cell>
          <table:table-cell office:value="1026.44596609" office:value-type="float">
            <text:p>1026.44596609</text:p>
          </table:table-cell>
          <table:table-cell office:value="986.506849976" office:value-type="float">
            <text:p>986.506849976</text:p>
          </table:table-cell>
          <table:table-cell office:value="950.200057884" office:value-type="float">
            <text:p>950.200057884</text:p>
          </table:table-cell>
          <table:table-cell office:value="965.29256604" office:value-type="float">
            <text:p>965.29256604</text:p>
          </table:table-cell>
          <table:table-cell office:value="987.573342534" office:value-type="float">
            <text:p>987.573342534</text:p>
          </table:table-cell>
          <table:table-cell office:value="953.98509004" office:value-type="float">
            <text:p>953.98509004</text:p>
          </table:table-cell>
          <table:table-cell office:value="975.26213258" office:value-type="float">
            <text:p>975.26213258</text:p>
          </table:table-cell>
          <table:table-cell office:value="978.796366218" office:value-type="float">
            <text:p>978.796366218</text:p>
          </table:table-cell>
          <table:table-cell office:value="948.325457337" office:value-type="float">
            <text:p>948.325457337</text:p>
          </table:table-cell>
          <table:table-cell office:value="945.305905267" office:value-type="float">
            <text:p>945.305905267</text:p>
          </table:table-cell>
          <table:table-cell office:value="941.03588999" office:value-type="float">
            <text:p>941.03588999</text:p>
          </table:table-cell>
          <table:table-cell office:value="889.005057309" office:value-type="float">
            <text:p>889.005057309</text:p>
          </table:table-cell>
          <table:table-cell office:value="902.533452825" office:value-type="float">
            <text:p>902.533452825</text:p>
          </table:table-cell>
          <table:table-cell office:value="963.895787136" office:value-type="float">
            <text:p>963.895787136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304767984" office:value-type="float">
            <text:p>11.4304767984</text:p>
          </table:table-cell>
          <table:table-cell office:value="12.3336534297" office:value-type="float">
            <text:p>12.3336534297</text:p>
          </table:table-cell>
          <table:table-cell office:value="11.8506548717" office:value-type="float">
            <text:p>11.8506548717</text:p>
          </table:table-cell>
          <table:table-cell office:value="11.7353794055" office:value-type="float">
            <text:p>11.7353794055</text:p>
          </table:table-cell>
          <table:table-cell office:value="12.0991939305" office:value-type="float">
            <text:p>12.0991939305</text:p>
          </table:table-cell>
          <table:table-cell office:value="11.563852292" office:value-type="float">
            <text:p>11.563852292</text:p>
          </table:table-cell>
          <table:table-cell office:value="11.2875510715" office:value-type="float">
            <text:p>11.2875510715</text:p>
          </table:table-cell>
          <table:table-cell office:value="11.377125698" office:value-type="float">
            <text:p>11.377125698</text:p>
          </table:table-cell>
          <table:table-cell office:value="11.2215855616" office:value-type="float">
            <text:p>11.2215855616</text:p>
          </table:table-cell>
          <table:table-cell office:value="11.4356076642" office:value-type="float">
            <text:p>11.4356076642</text:p>
          </table:table-cell>
          <table:table-cell office:value="11.4742592806" office:value-type="float">
            <text:p>11.4742592806</text:p>
          </table:table-cell>
          <table:table-cell office:value="10.9784654697" office:value-type="float">
            <text:p>10.9784654697</text:p>
          </table:table-cell>
          <table:table-cell office:value="10.4578470205" office:value-type="float">
            <text:p>10.4578470205</text:p>
          </table:table-cell>
          <table:table-cell office:value="10.7252551393" office:value-type="float">
            <text:p>10.7252551393</text:p>
          </table:table-cell>
          <table:table-cell office:value="11.4804348072" office:value-type="float">
            <text:p>11.4804348072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5079609284" office:value-type="float">
            <text:p>8.75079609284</text:p>
          </table:table-cell>
          <table:table-cell office:value="9.27722122703" office:value-type="float">
            <text:p>9.27722122703</text:p>
          </table:table-cell>
          <table:table-cell office:value="8.73343380967" office:value-type="float">
            <text:p>8.73343380967</text:p>
          </table:table-cell>
          <table:table-cell office:value="8.7140950505" office:value-type="float">
            <text:p>8.7140950505</text:p>
          </table:table-cell>
          <table:table-cell office:value="8.88691397525" office:value-type="float">
            <text:p>8.88691397525</text:p>
          </table:table-cell>
          <table:table-cell office:value="8.90063416201" office:value-type="float">
            <text:p>8.90063416201</text:p>
          </table:table-cell>
          <table:table-cell office:value="8.80105092272" office:value-type="float">
            <text:p>8.80105092272</text:p>
          </table:table-cell>
          <table:table-cell office:value="8.79785703961" office:value-type="float">
            <text:p>8.79785703961</text:p>
          </table:table-cell>
          <table:table-cell office:value="8.73301564301" office:value-type="float">
            <text:p>8.73301564301</text:p>
          </table:table-cell>
          <table:table-cell office:value="8.70340551136" office:value-type="float">
            <text:p>8.70340551136</text:p>
          </table:table-cell>
          <table:table-cell office:value="8.66658037999" office:value-type="float">
            <text:p>8.66658037999</text:p>
          </table:table-cell>
          <table:table-cell office:value="8.3441286452" office:value-type="float">
            <text:p>8.3441286452</text:p>
          </table:table-cell>
          <table:table-cell office:value="7.83468963092" office:value-type="float">
            <text:p>7.83468963092</text:p>
          </table:table-cell>
          <table:table-cell office:value="8.26917923701" office:value-type="float">
            <text:p>8.26917923701</text:p>
          </table:table-cell>
          <table:table-cell office:value="8.70337093001" office:value-type="float">
            <text:p>8.70337093001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9.502927179" office:value-type="float">
            <text:p>269.502927179</text:p>
          </table:table-cell>
          <table:table-cell office:value="284.776003687" office:value-type="float">
            <text:p>284.776003687</text:p>
          </table:table-cell>
          <table:table-cell office:value="269.391391756" office:value-type="float">
            <text:p>269.391391756</text:p>
          </table:table-cell>
          <table:table-cell office:value="272.343102363" office:value-type="float">
            <text:p>272.343102363</text:p>
          </table:table-cell>
          <table:table-cell office:value="281.467868286" office:value-type="float">
            <text:p>281.467868286</text:p>
          </table:table-cell>
          <table:table-cell office:value="285.825043426" office:value-type="float">
            <text:p>285.825043426</text:p>
          </table:table-cell>
          <table:table-cell office:value="276.487588087" office:value-type="float">
            <text:p>276.487588087</text:p>
          </table:table-cell>
          <table:table-cell office:value="277.719571102" office:value-type="float">
            <text:p>277.719571102</text:p>
          </table:table-cell>
          <table:table-cell office:value="272.590721468" office:value-type="float">
            <text:p>272.590721468</text:p>
          </table:table-cell>
          <table:table-cell office:value="276.645857631" office:value-type="float">
            <text:p>276.645857631</text:p>
          </table:table-cell>
          <table:table-cell office:value="273.576732746" office:value-type="float">
            <text:p>273.576732746</text:p>
          </table:table-cell>
          <table:table-cell office:value="272.147799939" office:value-type="float">
            <text:p>272.147799939</text:p>
          </table:table-cell>
          <table:table-cell office:value="260.747531336" office:value-type="float">
            <text:p>260.747531336</text:p>
          </table:table-cell>
          <table:table-cell office:value="270.868511438" office:value-type="float">
            <text:p>270.868511438</text:p>
          </table:table-cell>
          <table:table-cell office:value="274.863241462" office:value-type="float">
            <text:p>274.863241462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6362807775" office:value-type="float">
            <text:p>1.56362807775</text:p>
          </table:table-cell>
          <table:table-cell office:value="1.66388446522" office:value-type="float">
            <text:p>1.66388446522</text:p>
          </table:table-cell>
          <table:table-cell office:value="1.62636502527" office:value-type="float">
            <text:p>1.62636502527</text:p>
          </table:table-cell>
          <table:table-cell office:value="1.67013307519" office:value-type="float">
            <text:p>1.67013307519</text:p>
          </table:table-cell>
          <table:table-cell office:value="1.69506677688" office:value-type="float">
            <text:p>1.69506677688</text:p>
          </table:table-cell>
          <table:table-cell office:value="1.62014321222" office:value-type="float">
            <text:p>1.62014321222</text:p>
          </table:table-cell>
          <table:table-cell office:value="1.56118462286" office:value-type="float">
            <text:p>1.56118462286</text:p>
          </table:table-cell>
          <table:table-cell office:value="1.58247628983" office:value-type="float">
            <text:p>1.58247628983</text:p>
          </table:table-cell>
          <table:table-cell office:value="1.5364715882" office:value-type="float">
            <text:p>1.5364715882</text:p>
          </table:table-cell>
          <table:table-cell office:value="1.57916006707" office:value-type="float">
            <text:p>1.57916006707</text:p>
          </table:table-cell>
          <table:table-cell office:value="1.55839970073" office:value-type="float">
            <text:p>1.55839970073</text:p>
          </table:table-cell>
          <table:table-cell office:value="1.72824056245" office:value-type="float">
            <text:p>1.72824056245</text:p>
          </table:table-cell>
          <table:table-cell office:value="1.59349540262" office:value-type="float">
            <text:p>1.59349540262</text:p>
          </table:table-cell>
          <table:table-cell office:value="1.63035839665" office:value-type="float">
            <text:p>1.63035839665</text:p>
          </table:table-cell>
          <table:table-cell office:value="1.61374222048" office:value-type="float">
            <text:p>1.61374222048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672504714" office:value-type="float">
            <text:p>1.9672504714</text:p>
          </table:table-cell>
          <table:table-cell office:value="2.09454721821" office:value-type="float">
            <text:p>2.09454721821</text:p>
          </table:table-cell>
          <table:table-cell office:value="1.95339130332" office:value-type="float">
            <text:p>1.95339130332</text:p>
          </table:table-cell>
          <table:table-cell office:value="1.89444692806" office:value-type="float">
            <text:p>1.89444692806</text:p>
          </table:table-cell>
          <table:table-cell office:value="1.92975692875" office:value-type="float">
            <text:p>1.92975692875</text:p>
          </table:table-cell>
          <table:table-cell office:value="1.924747843" office:value-type="float">
            <text:p>1.924747843</text:p>
          </table:table-cell>
          <table:table-cell office:value="1.89241708744" office:value-type="float">
            <text:p>1.89241708744</text:p>
          </table:table-cell>
          <table:table-cell office:value="1.90499975758" office:value-type="float">
            <text:p>1.90499975758</text:p>
          </table:table-cell>
          <table:table-cell office:value="1.88437474538" office:value-type="float">
            <text:p>1.88437474538</text:p>
          </table:table-cell>
          <table:table-cell office:value="1.85632119916" office:value-type="float">
            <text:p>1.85632119916</text:p>
          </table:table-cell>
          <table:table-cell office:value="1.89625884132" office:value-type="float">
            <text:p>1.89625884132</text:p>
          </table:table-cell>
          <table:table-cell office:value="1.91850447668" office:value-type="float">
            <text:p>1.91850447668</text:p>
          </table:table-cell>
          <table:table-cell office:value="1.8027538684" office:value-type="float">
            <text:p>1.8027538684</text:p>
          </table:table-cell>
          <table:table-cell office:value="1.83023184538" office:value-type="float">
            <text:p>1.83023184538</text:p>
          </table:table-cell>
          <table:table-cell office:value="1.91690543605" office:value-type="float">
            <text:p>1.91690543605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8183615556" office:value-type="float">
            <text:p>2.28183615556</text:p>
          </table:table-cell>
          <table:table-cell office:value="2.39793557462" office:value-type="float">
            <text:p>2.39793557462</text:p>
          </table:table-cell>
          <table:table-cell office:value="2.25782346482" office:value-type="float">
            <text:p>2.25782346482</text:p>
          </table:table-cell>
          <table:table-cell office:value="2.2770677518" office:value-type="float">
            <text:p>2.2770677518</text:p>
          </table:table-cell>
          <table:table-cell office:value="2.31498391376" office:value-type="float">
            <text:p>2.31498391376</text:p>
          </table:table-cell>
          <table:table-cell office:value="2.23998121338" office:value-type="float">
            <text:p>2.23998121338</text:p>
          </table:table-cell>
          <table:table-cell office:value="2.30880659134" office:value-type="float">
            <text:p>2.30880659134</text:p>
          </table:table-cell>
          <table:table-cell office:value="2.3225727209" office:value-type="float">
            <text:p>2.3225727209</text:p>
          </table:table-cell>
          <table:table-cell office:value="2.23601230709" office:value-type="float">
            <text:p>2.23601230709</text:p>
          </table:table-cell>
          <table:table-cell office:value="2.26180096266" office:value-type="float">
            <text:p>2.26180096266</text:p>
          </table:table-cell>
          <table:table-cell office:value="2.23639083499" office:value-type="float">
            <text:p>2.23639083499</text:p>
          </table:table-cell>
          <table:table-cell office:value="1.95801842871" office:value-type="float">
            <text:p>1.95801842871</text:p>
          </table:table-cell>
          <table:table-cell office:value="1.82431647555" office:value-type="float">
            <text:p>1.82431647555</text:p>
          </table:table-cell>
          <table:table-cell office:value="1.84219089605" office:value-type="float">
            <text:p>1.84219089605</text:p>
          </table:table-cell>
          <table:table-cell office:value="2.22442664578" office:value-type="float">
            <text:p>2.22442664578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0247585562" office:value-type="float">
            <text:p>73.0247585562</text:p>
          </table:table-cell>
          <table:table-cell office:value="76.03287868" office:value-type="float">
            <text:p>76.03287868</text:p>
          </table:table-cell>
          <table:table-cell office:value="72.2501427688" office:value-type="float">
            <text:p>72.2501427688</text:p>
          </table:table-cell>
          <table:table-cell office:value="67.7253740273" office:value-type="float">
            <text:p>67.7253740273</text:p>
          </table:table-cell>
          <table:table-cell office:value="73.0188811474" office:value-type="float">
            <text:p>73.0188811474</text:p>
          </table:table-cell>
          <table:table-cell office:value="75.730950952" office:value-type="float">
            <text:p>75.730950952</text:p>
          </table:table-cell>
          <table:table-cell office:value="75.3434348111" office:value-type="float">
            <text:p>75.3434348111</text:p>
          </table:table-cell>
          <table:table-cell office:value="74.381658395" office:value-type="float">
            <text:p>74.381658395</text:p>
          </table:table-cell>
          <table:table-cell office:value="74.4654296402" office:value-type="float">
            <text:p>74.4654296402</text:p>
          </table:table-cell>
          <table:table-cell office:value="75.9113950362" office:value-type="float">
            <text:p>75.9113950362</text:p>
          </table:table-cell>
          <table:table-cell office:value="72.7497528247" office:value-type="float">
            <text:p>72.7497528247</text:p>
          </table:table-cell>
          <table:table-cell office:value="79.5753258805" office:value-type="float">
            <text:p>79.5753258805</text:p>
          </table:table-cell>
          <table:table-cell office:value="80.8809974634" office:value-type="float">
            <text:p>80.8809974634</text:p>
          </table:table-cell>
          <table:table-cell office:value="78.0286829809" office:value-type="float">
            <text:p>78.0286829809</text:p>
          </table:table-cell>
          <table:table-cell office:value="74.6993061679" office:value-type="float">
            <text:p>74.6993061679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7207273623" office:value-type="float">
            <text:p>3.37207273623</text:p>
          </table:table-cell>
          <table:table-cell office:value="3.54175868655" office:value-type="float">
            <text:p>3.54175868655</text:p>
          </table:table-cell>
          <table:table-cell office:value="3.09401711415" office:value-type="float">
            <text:p>3.09401711415</text:p>
          </table:table-cell>
          <table:table-cell office:value="2.94720156353" office:value-type="float">
            <text:p>2.94720156353</text:p>
          </table:table-cell>
          <table:table-cell office:value="2.96518087921" office:value-type="float">
            <text:p>2.96518087921</text:p>
          </table:table-cell>
          <table:table-cell office:value="2.84301666516" office:value-type="float">
            <text:p>2.84301666516</text:p>
          </table:table-cell>
          <table:table-cell office:value="3.07399217436" office:value-type="float">
            <text:p>3.07399217436</text:p>
          </table:table-cell>
          <table:table-cell office:value="2.86470129146" office:value-type="float">
            <text:p>2.86470129146</text:p>
          </table:table-cell>
          <table:table-cell office:value="2.80586147482" office:value-type="float">
            <text:p>2.80586147482</text:p>
          </table:table-cell>
          <table:table-cell office:value="2.91446694739" office:value-type="float">
            <text:p>2.91446694739</text:p>
          </table:table-cell>
          <table:table-cell office:value="3.09577359603" office:value-type="float">
            <text:p>3.09577359603</text:p>
          </table:table-cell>
          <table:table-cell office:value="2.87440297877" office:value-type="float">
            <text:p>2.87440297877</text:p>
          </table:table-cell>
          <table:table-cell office:value="2.87216460957" office:value-type="float">
            <text:p>2.87216460957</text:p>
          </table:table-cell>
          <table:table-cell office:value="2.89284761659" office:value-type="float">
            <text:p>2.89284761659</text:p>
          </table:table-cell>
          <table:table-cell office:value="3.02035467056" office:value-type="float">
            <text:p>3.02035467056</text:p>
          </table:table-cell>
          <table:table-cell office:value="0.44" office:value-type="float">
            <text:p>0.44</text:p>
          </table:table-cell>
        </table:table-row>
      </table:table>
      <table:table table:name="Eng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87.22884219" office:value-type="float">
            <text:p>2087.22884219</text:p>
          </table:table-cell>
          <table:table-cell office:value="2106.35854747" office:value-type="float">
            <text:p>2106.35854747</text:p>
          </table:table-cell>
          <table:table-cell office:value="2078.47344347" office:value-type="float">
            <text:p>2078.47344347</text:p>
          </table:table-cell>
          <table:table-cell office:value="2043.50281201" office:value-type="float">
            <text:p>2043.50281201</text:p>
          </table:table-cell>
          <table:table-cell office:value="2081.91426486" office:value-type="float">
            <text:p>2081.91426486</text:p>
          </table:table-cell>
          <table:table-cell office:value="2079.10997245" office:value-type="float">
            <text:p>2079.10997245</text:p>
          </table:table-cell>
          <table:table-cell office:value="2037.55688801" office:value-type="float">
            <text:p>2037.55688801</text:p>
          </table:table-cell>
          <table:table-cell office:value="2011.28371612" office:value-type="float">
            <text:p>2011.28371612</text:p>
          </table:table-cell>
          <table:table-cell office:value="2040.61313071" office:value-type="float">
            <text:p>2040.61313071</text:p>
          </table:table-cell>
          <table:table-cell office:value="2022.00332369" office:value-type="float">
            <text:p>2022.00332369</text:p>
          </table:table-cell>
          <table:table-cell office:value="2001.39627472" office:value-type="float">
            <text:p>2001.39627472</text:p>
          </table:table-cell>
          <table:table-cell office:value="1982.76414382" office:value-type="float">
            <text:p>1982.76414382</text:p>
          </table:table-cell>
          <table:table-cell office:value="1966.63532419" office:value-type="float">
            <text:p>1966.63532419</text:p>
          </table:table-cell>
          <table:table-cell office:value="1915.29430735" office:value-type="float">
            <text:p>1915.29430735</text:p>
          </table:table-cell>
          <table:table-cell office:value="2041.44928336" office:value-type="float">
            <text:p>2041.44928336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2.054715838" office:value-type="float">
            <text:p>932.054715838</text:p>
          </table:table-cell>
          <table:table-cell office:value="933.293680367" office:value-type="float">
            <text:p>933.293680367</text:p>
          </table:table-cell>
          <table:table-cell office:value="930.114253929" office:value-type="float">
            <text:p>930.114253929</text:p>
          </table:table-cell>
          <table:table-cell office:value="903.509248501" office:value-type="float">
            <text:p>903.509248501</text:p>
          </table:table-cell>
          <table:table-cell office:value="920.044337244" office:value-type="float">
            <text:p>920.044337244</text:p>
          </table:table-cell>
          <table:table-cell office:value="917.300228465" office:value-type="float">
            <text:p>917.300228465</text:p>
          </table:table-cell>
          <table:table-cell office:value="901.084297159" office:value-type="float">
            <text:p>901.084297159</text:p>
          </table:table-cell>
          <table:table-cell office:value="888.145173153" office:value-type="float">
            <text:p>888.145173153</text:p>
          </table:table-cell>
          <table:table-cell office:value="900.966844269" office:value-type="float">
            <text:p>900.966844269</text:p>
          </table:table-cell>
          <table:table-cell office:value="885.073523376" office:value-type="float">
            <text:p>885.073523376</text:p>
          </table:table-cell>
          <table:table-cell office:value="881.784499195" office:value-type="float">
            <text:p>881.784499195</text:p>
          </table:table-cell>
          <table:table-cell office:value="866.851817574" office:value-type="float">
            <text:p>866.851817574</text:p>
          </table:table-cell>
          <table:table-cell office:value="865.070893623" office:value-type="float">
            <text:p>865.070893623</text:p>
          </table:table-cell>
          <table:table-cell office:value="848.175220458" office:value-type="float">
            <text:p>848.175220458</text:p>
          </table:table-cell>
          <table:table-cell office:value="901.945654823" office:value-type="float">
            <text:p>901.945654823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735497507" office:value-type="float">
            <text:p>10.9735497507</text:p>
          </table:table-cell>
          <table:table-cell office:value="11.1667598082" office:value-type="float">
            <text:p>11.1667598082</text:p>
          </table:table-cell>
          <table:table-cell office:value="11.2818877331" office:value-type="float">
            <text:p>11.2818877331</text:p>
          </table:table-cell>
          <table:table-cell office:value="11.1637119004" office:value-type="float">
            <text:p>11.1637119004</text:p>
          </table:table-cell>
          <table:table-cell office:value="11.4729947232" office:value-type="float">
            <text:p>11.4729947232</text:p>
          </table:table-cell>
          <table:table-cell office:value="10.9927952154" office:value-type="float">
            <text:p>10.9927952154</text:p>
          </table:table-cell>
          <table:table-cell office:value="10.6408221384" office:value-type="float">
            <text:p>10.6408221384</text:p>
          </table:table-cell>
          <table:table-cell office:value="10.4711160541" office:value-type="float">
            <text:p>10.4711160541</text:p>
          </table:table-cell>
          <table:table-cell office:value="10.5909324864" office:value-type="float">
            <text:p>10.5909324864</text:p>
          </table:table-cell>
          <table:table-cell office:value="10.6122383532" office:value-type="float">
            <text:p>10.6122383532</text:p>
          </table:table-cell>
          <table:table-cell office:value="10.6253950824" office:value-type="float">
            <text:p>10.6253950824</text:p>
          </table:table-cell>
          <table:table-cell office:value="10.2748921855" office:value-type="float">
            <text:p>10.2748921855</text:p>
          </table:table-cell>
          <table:table-cell office:value="10.3561393699" office:value-type="float">
            <text:p>10.3561393699</text:p>
          </table:table-cell>
          <table:table-cell office:value="10.115252314" office:value-type="float">
            <text:p>10.115252314</text:p>
          </table:table-cell>
          <table:table-cell office:value="10.8171719078" office:value-type="float">
            <text:p>10.8171719078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850686585" office:value-type="float">
            <text:p>8.4850686585</text:p>
          </table:table-cell>
          <table:table-cell office:value="8.56415678925" office:value-type="float">
            <text:p>8.56415678925</text:p>
          </table:table-cell>
          <table:table-cell office:value="8.3850488724" office:value-type="float">
            <text:p>8.3850488724</text:p>
          </table:table-cell>
          <table:table-cell office:value="8.34332522208" office:value-type="float">
            <text:p>8.34332522208</text:p>
          </table:table-cell>
          <table:table-cell office:value="8.57732819881" office:value-type="float">
            <text:p>8.57732819881</text:p>
          </table:table-cell>
          <table:table-cell office:value="8.56609120186" office:value-type="float">
            <text:p>8.56609120186</text:p>
          </table:table-cell>
          <table:table-cell office:value="8.432307596" office:value-type="float">
            <text:p>8.432307596</text:p>
          </table:table-cell>
          <table:table-cell office:value="8.14323460985" office:value-type="float">
            <text:p>8.14323460985</text:p>
          </table:table-cell>
          <table:table-cell office:value="8.25188316924" office:value-type="float">
            <text:p>8.25188316924</text:p>
          </table:table-cell>
          <table:table-cell office:value="8.22725880992" office:value-type="float">
            <text:p>8.22725880992</text:p>
          </table:table-cell>
          <table:table-cell office:value="8.12017696126" office:value-type="float">
            <text:p>8.12017696126</text:p>
          </table:table-cell>
          <table:table-cell office:value="8.00231057127" office:value-type="float">
            <text:p>8.00231057127</text:p>
          </table:table-cell>
          <table:table-cell office:value="7.88951850318" office:value-type="float">
            <text:p>7.88951850318</text:p>
          </table:table-cell>
          <table:table-cell office:value="7.82990184568" office:value-type="float">
            <text:p>7.82990184568</text:p>
          </table:table-cell>
          <table:table-cell office:value="8.30674685874" office:value-type="float">
            <text:p>8.30674685874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7.447638135" office:value-type="float">
            <text:p>257.447638135</text:p>
          </table:table-cell>
          <table:table-cell office:value="259.972799169" office:value-type="float">
            <text:p>259.972799169</text:p>
          </table:table-cell>
          <table:table-cell office:value="255.714070509" office:value-type="float">
            <text:p>255.714070509</text:p>
          </table:table-cell>
          <table:table-cell office:value="256.361763841" office:value-type="float">
            <text:p>256.361763841</text:p>
          </table:table-cell>
          <table:table-cell office:value="265.397505809" office:value-type="float">
            <text:p>265.397505809</text:p>
          </table:table-cell>
          <table:table-cell office:value="267.101639193" office:value-type="float">
            <text:p>267.101639193</text:p>
          </table:table-cell>
          <table:table-cell office:value="261.509584013" office:value-type="float">
            <text:p>261.509584013</text:p>
          </table:table-cell>
          <table:table-cell office:value="256.042092734" office:value-type="float">
            <text:p>256.042092734</text:p>
          </table:table-cell>
          <table:table-cell office:value="258.425376177" office:value-type="float">
            <text:p>258.425376177</text:p>
          </table:table-cell>
          <table:table-cell office:value="258.073712866" office:value-type="float">
            <text:p>258.073712866</text:p>
          </table:table-cell>
          <table:table-cell office:value="258.879528321" office:value-type="float">
            <text:p>258.879528321</text:p>
          </table:table-cell>
          <table:table-cell office:value="258.407164126" office:value-type="float">
            <text:p>258.407164126</text:p>
          </table:table-cell>
          <table:table-cell office:value="256.694268917" office:value-type="float">
            <text:p>256.694268917</text:p>
          </table:table-cell>
          <table:table-cell office:value="254.428772138" office:value-type="float">
            <text:p>254.428772138</text:p>
          </table:table-cell>
          <table:table-cell office:value="259.232857216" office:value-type="float">
            <text:p>259.232857216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8777835107" office:value-type="float">
            <text:p>1.48777835107</text:p>
          </table:table-cell>
          <table:table-cell office:value="1.51482458143" office:value-type="float">
            <text:p>1.51482458143</text:p>
          </table:table-cell>
          <table:table-cell office:value="1.56318955565" office:value-type="float">
            <text:p>1.56318955565</text:p>
          </table:table-cell>
          <table:table-cell office:value="1.55695928128" office:value-type="float">
            <text:p>1.55695928128</text:p>
          </table:table-cell>
          <table:table-cell office:value="1.60131339311" office:value-type="float">
            <text:p>1.60131339311</text:p>
          </table:table-cell>
          <table:table-cell office:value="1.54212058525" office:value-type="float">
            <text:p>1.54212058525</text:p>
          </table:table-cell>
          <table:table-cell office:value="1.46634670707" office:value-type="float">
            <text:p>1.46634670707</text:p>
          </table:table-cell>
          <table:table-cell office:value="1.44870296083" office:value-type="float">
            <text:p>1.44870296083</text:p>
          </table:table-cell>
          <table:table-cell office:value="1.46260170931" office:value-type="float">
            <text:p>1.46260170931</text:p>
          </table:table-cell>
          <table:table-cell office:value="1.4507127948" office:value-type="float">
            <text:p>1.4507127948</text:p>
          </table:table-cell>
          <table:table-cell office:value="1.42893205979" office:value-type="float">
            <text:p>1.42893205979</text:p>
          </table:table-cell>
          <table:table-cell office:value="1.59706339641" office:value-type="float">
            <text:p>1.59706339641</text:p>
          </table:table-cell>
          <table:table-cell office:value="1.55853398302" office:value-type="float">
            <text:p>1.55853398302</text:p>
          </table:table-cell>
          <table:table-cell office:value="1.52594884385" office:value-type="float">
            <text:p>1.52594884385</text:p>
          </table:table-cell>
          <table:table-cell office:value="1.51377533531" office:value-type="float">
            <text:p>1.51377533531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820597742" office:value-type="float">
            <text:p>1.84820597742</text:p>
          </table:table-cell>
          <table:table-cell office:value="1.85102145172" office:value-type="float">
            <text:p>1.85102145172</text:p>
          </table:table-cell>
          <table:table-cell office:value="1.85850632692" office:value-type="float">
            <text:p>1.85850632692</text:p>
          </table:table-cell>
          <table:table-cell office:value="1.79886314199" office:value-type="float">
            <text:p>1.79886314199</text:p>
          </table:table-cell>
          <table:table-cell office:value="1.82641451849" office:value-type="float">
            <text:p>1.82641451849</text:p>
          </table:table-cell>
          <table:table-cell office:value="1.81064822396" office:value-type="float">
            <text:p>1.81064822396</text:p>
          </table:table-cell>
          <table:table-cell office:value="1.76767347461" office:value-type="float">
            <text:p>1.76767347461</text:p>
          </table:table-cell>
          <table:table-cell office:value="1.72654225812" office:value-type="float">
            <text:p>1.72654225812</text:p>
          </table:table-cell>
          <table:table-cell office:value="1.75495425459" office:value-type="float">
            <text:p>1.75495425459</text:p>
          </table:table-cell>
          <table:table-cell office:value="1.73600887634" office:value-type="float">
            <text:p>1.73600887634</text:p>
          </table:table-cell>
          <table:table-cell office:value="1.77662200966" office:value-type="float">
            <text:p>1.77662200966</text:p>
          </table:table-cell>
          <table:table-cell office:value="1.75489429312" office:value-type="float">
            <text:p>1.75489429312</text:p>
          </table:table-cell>
          <table:table-cell office:value="1.73893576479" office:value-type="float">
            <text:p>1.73893576479</text:p>
          </table:table-cell>
          <table:table-cell office:value="1.72371546195" office:value-type="float">
            <text:p>1.72371546195</text:p>
          </table:table-cell>
          <table:table-cell office:value="1.78840696706" office:value-type="float">
            <text:p>1.78840696706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7180819035" office:value-type="float">
            <text:p>2.17180819035</text:p>
          </table:table-cell>
          <table:table-cell office:value="2.17789760388" office:value-type="float">
            <text:p>2.17789760388</text:p>
          </table:table-cell>
          <table:table-cell office:value="2.19233330385" office:value-type="float">
            <text:p>2.19233330385</text:p>
          </table:table-cell>
          <table:table-cell office:value="2.16076542835" office:value-type="float">
            <text:p>2.16076542835</text:p>
          </table:table-cell>
          <table:table-cell office:value="2.21033343184" office:value-type="float">
            <text:p>2.21033343184</text:p>
          </table:table-cell>
          <table:table-cell office:value="2.11152907176" office:value-type="float">
            <text:p>2.11152907176</text:p>
          </table:table-cell>
          <table:table-cell office:value="2.17269562069" office:value-type="float">
            <text:p>2.17269562069</text:p>
          </table:table-cell>
          <table:table-cell office:value="2.11066700615" office:value-type="float">
            <text:p>2.11066700615</text:p>
          </table:table-cell>
          <table:table-cell office:value="2.10042719503" office:value-type="float">
            <text:p>2.10042719503</text:p>
          </table:table-cell>
          <table:table-cell office:value="2.11559247868" office:value-type="float">
            <text:p>2.11559247868</text:p>
          </table:table-cell>
          <table:table-cell office:value="2.05429582265" office:value-type="float">
            <text:p>2.05429582265</text:p>
          </table:table-cell>
          <table:table-cell office:value="1.83595233314" office:value-type="float">
            <text:p>1.83595233314</text:p>
          </table:table-cell>
          <table:table-cell office:value="1.79078717654" office:value-type="float">
            <text:p>1.79078717654</text:p>
          </table:table-cell>
          <table:table-cell office:value="1.77148900364" office:value-type="float">
            <text:p>1.77148900364</text:p>
          </table:table-cell>
          <table:table-cell office:value="2.09269882022" office:value-type="float">
            <text:p>2.09269882022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7.8424383757" office:value-type="float">
            <text:p>67.8424383757</text:p>
          </table:table-cell>
          <table:table-cell office:value="69.7433280559" office:value-type="float">
            <text:p>69.7433280559</text:p>
          </table:table-cell>
          <table:table-cell office:value="68.2828287014" office:value-type="float">
            <text:p>68.2828287014</text:p>
          </table:table-cell>
          <table:table-cell office:value="64.5337921947" office:value-type="float">
            <text:p>64.5337921947</text:p>
          </table:table-cell>
          <table:table-cell office:value="69.7147867131" office:value-type="float">
            <text:p>69.7147867131</text:p>
          </table:table-cell>
          <table:table-cell office:value="71.0578722749" office:value-type="float">
            <text:p>71.0578722749</text:p>
          </table:table-cell>
          <table:table-cell office:value="70.3224293145" office:value-type="float">
            <text:p>70.3224293145</text:p>
          </table:table-cell>
          <table:table-cell office:value="66.9517517868" office:value-type="float">
            <text:p>66.9517517868</text:p>
          </table:table-cell>
          <table:table-cell office:value="70.2103548563" office:value-type="float">
            <text:p>70.2103548563</text:p>
          </table:table-cell>
          <table:table-cell office:value="70.3849476466" office:value-type="float">
            <text:p>70.3849476466</text:p>
          </table:table-cell>
          <table:table-cell office:value="69.9084339611" office:value-type="float">
            <text:p>69.9084339611</text:p>
          </table:table-cell>
          <table:table-cell office:value="74.8232698696" office:value-type="float">
            <text:p>74.8232698696</text:p>
          </table:table-cell>
          <table:table-cell office:value="75.0032489803" office:value-type="float">
            <text:p>75.0032489803</text:p>
          </table:table-cell>
          <table:table-cell office:value="71.9201007389" office:value-type="float">
            <text:p>71.9201007389</text:p>
          </table:table-cell>
          <table:table-cell office:value="69.9061140562" office:value-type="float">
            <text:p>69.9061140562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8935741203" office:value-type="float">
            <text:p>3.28935741203</text:p>
          </table:table-cell>
          <table:table-cell office:value="3.29443881449" office:value-type="float">
            <text:p>3.29443881449</text:p>
          </table:table-cell>
          <table:table-cell office:value="2.92781840339" office:value-type="float">
            <text:p>2.92781840339</text:p>
          </table:table-cell>
          <table:table-cell office:value="2.90149640157" office:value-type="float">
            <text:p>2.90149640157</text:p>
          </table:table-cell>
          <table:table-cell office:value="2.91232778172" office:value-type="float">
            <text:p>2.91232778172</text:p>
          </table:table-cell>
          <table:table-cell office:value="2.8845129276" office:value-type="float">
            <text:p>2.8845129276</text:p>
          </table:table-cell>
          <table:table-cell office:value="2.8187714614" office:value-type="float">
            <text:p>2.8187714614</text:p>
          </table:table-cell>
          <table:table-cell office:value="2.67998034716" office:value-type="float">
            <text:p>2.67998034716</text:p>
          </table:table-cell>
          <table:table-cell office:value="2.72979077866" office:value-type="float">
            <text:p>2.72979077866</text:p>
          </table:table-cell>
          <table:table-cell office:value="2.76884582121" office:value-type="float">
            <text:p>2.76884582121</text:p>
          </table:table-cell>
          <table:table-cell office:value="2.76520564559" office:value-type="float">
            <text:p>2.76520564559</text:p>
          </table:table-cell>
          <table:table-cell office:value="2.75410253589" office:value-type="float">
            <text:p>2.75410253589</text:p>
          </table:table-cell>
          <table:table-cell office:value="2.88887654722" office:value-type="float">
            <text:p>2.88887654722</text:p>
          </table:table-cell>
          <table:table-cell office:value="2.79135328585" office:value-type="float">
            <text:p>2.79135328585</text:p>
          </table:table-cell>
          <table:table-cell office:value="2.89350191369" office:value-type="float">
            <text:p>2.89350191369</text:p>
          </table:table-cell>
          <table:table-cell office:value="0.44" office:value-type="float">
            <text:p>0.44</text:p>
          </table:table-cell>
        </table:table-row>
      </table:table>
      <table:table table:name="Wale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246.17470148" office:value-type="float">
            <text:p>2246.17470148</text:p>
          </table:table-cell>
          <table:table-cell office:value="2096.74826211" office:value-type="float">
            <text:p>2096.74826211</text:p>
          </table:table-cell>
          <table:table-cell office:value="2108.33598134" office:value-type="float">
            <text:p>2108.33598134</text:p>
          </table:table-cell>
          <table:table-cell office:value="2128.09389771" office:value-type="float">
            <text:p>2128.09389771</text:p>
          </table:table-cell>
          <table:table-cell office:value="2148.26903669" office:value-type="float">
            <text:p>2148.26903669</text:p>
          </table:table-cell>
          <table:table-cell office:value="1987.76154518" office:value-type="float">
            <text:p>1987.76154518</text:p>
          </table:table-cell>
          <table:table-cell office:value="2124.11622412" office:value-type="float">
            <text:p>2124.11622412</text:p>
          </table:table-cell>
          <table:table-cell office:value="2213.39218644" office:value-type="float">
            <text:p>2213.39218644</text:p>
          </table:table-cell>
          <table:table-cell office:value="2133.93907487" office:value-type="float">
            <text:p>2133.93907487</text:p>
          </table:table-cell>
          <table:table-cell office:value="2057.53256573" office:value-type="float">
            <text:p>2057.53256573</text:p>
          </table:table-cell>
          <table:table-cell office:value="2201.88399159" office:value-type="float">
            <text:p>2201.88399159</text:p>
          </table:table-cell>
          <table:table-cell office:value="1911.47860296" office:value-type="float">
            <text:p>1911.47860296</text:p>
          </table:table-cell>
          <table:table-cell office:value="1888.20458753" office:value-type="float">
            <text:p>1888.20458753</text:p>
          </table:table-cell>
          <table:table-cell office:value="1806.8750649" office:value-type="float">
            <text:p>1806.8750649</text:p>
          </table:table-cell>
          <table:table-cell office:value="2095.84081983" office:value-type="float">
            <text:p>2095.84081983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55.15399169" office:value-type="float">
            <text:p>955.15399169</text:p>
          </table:table-cell>
          <table:table-cell office:value="956.736993688" office:value-type="float">
            <text:p>956.736993688</text:p>
          </table:table-cell>
          <table:table-cell office:value="926.120058213" office:value-type="float">
            <text:p>926.120058213</text:p>
          </table:table-cell>
          <table:table-cell office:value="932.94645768" office:value-type="float">
            <text:p>932.94645768</text:p>
          </table:table-cell>
          <table:table-cell office:value="957.452887224" office:value-type="float">
            <text:p>957.452887224</text:p>
          </table:table-cell>
          <table:table-cell office:value="915.298782607" office:value-type="float">
            <text:p>915.298782607</text:p>
          </table:table-cell>
          <table:table-cell office:value="959.046504772" office:value-type="float">
            <text:p>959.046504772</text:p>
          </table:table-cell>
          <table:table-cell office:value="980.271074149" office:value-type="float">
            <text:p>980.271074149</text:p>
          </table:table-cell>
          <table:table-cell office:value="975.656445426" office:value-type="float">
            <text:p>975.656445426</text:p>
          </table:table-cell>
          <table:table-cell office:value="906.695887859" office:value-type="float">
            <text:p>906.695887859</text:p>
          </table:table-cell>
          <table:table-cell office:value="969.558505599" office:value-type="float">
            <text:p>969.558505599</text:p>
          </table:table-cell>
          <table:table-cell office:value="876.740496838" office:value-type="float">
            <text:p>876.740496838</text:p>
          </table:table-cell>
          <table:table-cell office:value="852.303089979" office:value-type="float">
            <text:p>852.303089979</text:p>
          </table:table-cell>
          <table:table-cell office:value="841.55229227" office:value-type="float">
            <text:p>841.55229227</text:p>
          </table:table-cell>
          <table:table-cell office:value="935.690859671" office:value-type="float">
            <text:p>935.690859671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5231425125" office:value-type="float">
            <text:p>11.5231425125</text:p>
          </table:table-cell>
          <table:table-cell office:value="11.0376224715" office:value-type="float">
            <text:p>11.0376224715</text:p>
          </table:table-cell>
          <table:table-cell office:value="11.1337350958" office:value-type="float">
            <text:p>11.1337350958</text:p>
          </table:table-cell>
          <table:table-cell office:value="11.5120364617" office:value-type="float">
            <text:p>11.5120364617</text:p>
          </table:table-cell>
          <table:table-cell office:value="11.9727368223" office:value-type="float">
            <text:p>11.9727368223</text:p>
          </table:table-cell>
          <table:table-cell office:value="10.4444448295" office:value-type="float">
            <text:p>10.4444448295</text:p>
          </table:table-cell>
          <table:table-cell office:value="11.179429329" office:value-type="float">
            <text:p>11.179429329</text:p>
          </table:table-cell>
          <table:table-cell office:value="11.7042596606" office:value-type="float">
            <text:p>11.7042596606</text:p>
          </table:table-cell>
          <table:table-cell office:value="11.2158845978" office:value-type="float">
            <text:p>11.2158845978</text:p>
          </table:table-cell>
          <table:table-cell office:value="10.9146952211" office:value-type="float">
            <text:p>10.9146952211</text:p>
          </table:table-cell>
          <table:table-cell office:value="11.2587936762" office:value-type="float">
            <text:p>11.2587936762</text:p>
          </table:table-cell>
          <table:table-cell office:value="9.82771298689" office:value-type="float">
            <text:p>9.82771298689</text:p>
          </table:table-cell>
          <table:table-cell office:value="9.95370434109" office:value-type="float">
            <text:p>9.95370434109</text:p>
          </table:table-cell>
          <table:table-cell office:value="9.45294715849" office:value-type="float">
            <text:p>9.45294715849</text:p>
          </table:table-cell>
          <table:table-cell office:value="11.0521690774" office:value-type="float">
            <text:p>11.0521690774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8400700686" office:value-type="float">
            <text:p>8.8400700686</text:p>
          </table:table-cell>
          <table:table-cell office:value="8.46179205707" office:value-type="float">
            <text:p>8.46179205707</text:p>
          </table:table-cell>
          <table:table-cell office:value="8.37064969116" office:value-type="float">
            <text:p>8.37064969116</text:p>
          </table:table-cell>
          <table:table-cell office:value="8.65149938283" office:value-type="float">
            <text:p>8.65149938283</text:p>
          </table:table-cell>
          <table:table-cell office:value="8.86153955219" office:value-type="float">
            <text:p>8.86153955219</text:p>
          </table:table-cell>
          <table:table-cell office:value="8.24530534703" office:value-type="float">
            <text:p>8.24530534703</text:p>
          </table:table-cell>
          <table:table-cell office:value="8.80305078928" office:value-type="float">
            <text:p>8.80305078928</text:p>
          </table:table-cell>
          <table:table-cell office:value="9.20808752406" office:value-type="float">
            <text:p>9.20808752406</text:p>
          </table:table-cell>
          <table:table-cell office:value="8.61068535385" office:value-type="float">
            <text:p>8.61068535385</text:p>
          </table:table-cell>
          <table:table-cell office:value="8.3101161791" office:value-type="float">
            <text:p>8.3101161791</text:p>
          </table:table-cell>
          <table:table-cell office:value="9.08521261167" office:value-type="float">
            <text:p>9.08521261167</text:p>
          </table:table-cell>
          <table:table-cell office:value="7.97119027811" office:value-type="float">
            <text:p>7.97119027811</text:p>
          </table:table-cell>
          <table:table-cell office:value="7.47147571232" office:value-type="float">
            <text:p>7.47147571232</text:p>
          </table:table-cell>
          <table:table-cell office:value="7.39347527031" office:value-type="float">
            <text:p>7.39347527031</text:p>
          </table:table-cell>
          <table:table-cell office:value="8.53005188825" office:value-type="float">
            <text:p>8.53005188825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9.587301279" office:value-type="float">
            <text:p>269.587301279</text:p>
          </table:table-cell>
          <table:table-cell office:value="256.353220673" office:value-type="float">
            <text:p>256.353220673</text:p>
          </table:table-cell>
          <table:table-cell office:value="251.624002475" office:value-type="float">
            <text:p>251.624002475</text:p>
          </table:table-cell>
          <table:table-cell office:value="260.727267279" office:value-type="float">
            <text:p>260.727267279</text:p>
          </table:table-cell>
          <table:table-cell office:value="274.930502711" office:value-type="float">
            <text:p>274.930502711</text:p>
          </table:table-cell>
          <table:table-cell office:value="255.83220533" office:value-type="float">
            <text:p>255.83220533</text:p>
          </table:table-cell>
          <table:table-cell office:value="272.391307515" office:value-type="float">
            <text:p>272.391307515</text:p>
          </table:table-cell>
          <table:table-cell office:value="282.446854853" office:value-type="float">
            <text:p>282.446854853</text:p>
          </table:table-cell>
          <table:table-cell office:value="267.007707341" office:value-type="float">
            <text:p>267.007707341</text:p>
          </table:table-cell>
          <table:table-cell office:value="262.133949005" office:value-type="float">
            <text:p>262.133949005</text:p>
          </table:table-cell>
          <table:table-cell office:value="280.947714489" office:value-type="float">
            <text:p>280.947714489</text:p>
          </table:table-cell>
          <table:table-cell office:value="253.433231148" office:value-type="float">
            <text:p>253.433231148</text:p>
          </table:table-cell>
          <table:table-cell office:value="244.899211979" office:value-type="float">
            <text:p>244.899211979</text:p>
          </table:table-cell>
          <table:table-cell office:value="239.201279442" office:value-type="float">
            <text:p>239.201279442</text:p>
          </table:table-cell>
          <table:table-cell office:value="264.024190467" office:value-type="float">
            <text:p>264.024190467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9285451792" office:value-type="float">
            <text:p>1.59285451792</text:p>
          </table:table-cell>
          <table:table-cell office:value="1.49505870696" office:value-type="float">
            <text:p>1.49505870696</text:p>
          </table:table-cell>
          <table:table-cell office:value="1.57298462043" office:value-type="float">
            <text:p>1.57298462043</text:p>
          </table:table-cell>
          <table:table-cell office:value="1.60090143019" office:value-type="float">
            <text:p>1.60090143019</text:p>
          </table:table-cell>
          <table:table-cell office:value="1.69409829091" office:value-type="float">
            <text:p>1.69409829091</text:p>
          </table:table-cell>
          <table:table-cell office:value="1.50001345683" office:value-type="float">
            <text:p>1.50001345683</text:p>
          </table:table-cell>
          <table:table-cell office:value="1.56467216904" office:value-type="float">
            <text:p>1.56467216904</text:p>
          </table:table-cell>
          <table:table-cell office:value="1.61608397899" office:value-type="float">
            <text:p>1.61608397899</text:p>
          </table:table-cell>
          <table:table-cell office:value="1.55845467229" office:value-type="float">
            <text:p>1.55845467229</text:p>
          </table:table-cell>
          <table:table-cell office:value="1.49454048805" office:value-type="float">
            <text:p>1.49454048805</text:p>
          </table:table-cell>
          <table:table-cell office:value="1.521899142" office:value-type="float">
            <text:p>1.521899142</text:p>
          </table:table-cell>
          <table:table-cell office:value="1.58663974016" office:value-type="float">
            <text:p>1.58663974016</text:p>
          </table:table-cell>
          <table:table-cell office:value="1.50155916429" office:value-type="float">
            <text:p>1.50155916429</text:p>
          </table:table-cell>
          <table:table-cell office:value="1.46375011163" office:value-type="float">
            <text:p>1.46375011163</text:p>
          </table:table-cell>
          <table:table-cell office:value="1.56152002908" office:value-type="float">
            <text:p>1.56152002908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7973912506" office:value-type="float">
            <text:p>1.87973912506</text:p>
          </table:table-cell>
          <table:table-cell office:value="1.87326738036" office:value-type="float">
            <text:p>1.87326738036</text:p>
          </table:table-cell>
          <table:table-cell office:value="1.84173626356" office:value-type="float">
            <text:p>1.84173626356</text:p>
          </table:table-cell>
          <table:table-cell office:value="1.90772789504" office:value-type="float">
            <text:p>1.90772789504</text:p>
          </table:table-cell>
          <table:table-cell office:value="1.95792062082" office:value-type="float">
            <text:p>1.95792062082</text:p>
          </table:table-cell>
          <table:table-cell office:value="1.81911418715" office:value-type="float">
            <text:p>1.81911418715</text:p>
          </table:table-cell>
          <table:table-cell office:value="1.87243533317" office:value-type="float">
            <text:p>1.87243533317</text:p>
          </table:table-cell>
          <table:table-cell office:value="1.91418523128" office:value-type="float">
            <text:p>1.91418523128</text:p>
          </table:table-cell>
          <table:table-cell office:value="1.92668712521" office:value-type="float">
            <text:p>1.92668712521</text:p>
          </table:table-cell>
          <table:table-cell office:value="1.77571251221" office:value-type="float">
            <text:p>1.77571251221</text:p>
          </table:table-cell>
          <table:table-cell office:value="1.98450871214" office:value-type="float">
            <text:p>1.98450871214</text:p>
          </table:table-cell>
          <table:table-cell office:value="1.75733373353" office:value-type="float">
            <text:p>1.75733373353</text:p>
          </table:table-cell>
          <table:table-cell office:value="1.71151323513" office:value-type="float">
            <text:p>1.71151323513</text:p>
          </table:table-cell>
          <table:table-cell office:value="1.67713342447" office:value-type="float">
            <text:p>1.67713342447</text:p>
          </table:table-cell>
          <table:table-cell office:value="1.86322164267" office:value-type="float">
            <text:p>1.86322164267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37700350264" office:value-type="float">
            <text:p>2.37700350264</text:p>
          </table:table-cell>
          <table:table-cell office:value="2.20593249347" office:value-type="float">
            <text:p>2.20593249347</text:p>
          </table:table-cell>
          <table:table-cell office:value="2.24584912378" office:value-type="float">
            <text:p>2.24584912378</text:p>
          </table:table-cell>
          <table:table-cell office:value="2.29582449918" office:value-type="float">
            <text:p>2.29582449918</text:p>
          </table:table-cell>
          <table:table-cell office:value="2.43262335369" office:value-type="float">
            <text:p>2.43262335369</text:p>
          </table:table-cell>
          <table:table-cell office:value="2.13094388439" office:value-type="float">
            <text:p>2.13094388439</text:p>
          </table:table-cell>
          <table:table-cell office:value="2.29524377004" office:value-type="float">
            <text:p>2.29524377004</text:p>
          </table:table-cell>
          <table:table-cell office:value="2.44181429894" office:value-type="float">
            <text:p>2.44181429894</text:p>
          </table:table-cell>
          <table:table-cell office:value="2.2599171373" office:value-type="float">
            <text:p>2.2599171373</text:p>
          </table:table-cell>
          <table:table-cell office:value="2.19014816171" office:value-type="float">
            <text:p>2.19014816171</text:p>
          </table:table-cell>
          <table:table-cell office:value="2.30692857155" office:value-type="float">
            <text:p>2.30692857155</text:p>
          </table:table-cell>
          <table:table-cell office:value="1.82935648713" office:value-type="float">
            <text:p>1.82935648713</text:p>
          </table:table-cell>
          <table:table-cell office:value="1.74595046576" office:value-type="float">
            <text:p>1.74595046576</text:p>
          </table:table-cell>
          <table:table-cell office:value="1.70612243769" office:value-type="float">
            <text:p>1.70612243769</text:p>
          </table:table-cell>
          <table:table-cell office:value="2.21211813458" office:value-type="float">
            <text:p>2.21211813458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4.6229085639" office:value-type="float">
            <text:p>64.6229085639</text:p>
          </table:table-cell>
          <table:table-cell office:value="62.1418366831" office:value-type="float">
            <text:p>62.1418366831</text:p>
          </table:table-cell>
          <table:table-cell office:value="63.9601377169" office:value-type="float">
            <text:p>63.9601377169</text:p>
          </table:table-cell>
          <table:table-cell office:value="62.7881568574" office:value-type="float">
            <text:p>62.7881568574</text:p>
          </table:table-cell>
          <table:table-cell office:value="68.284719379" office:value-type="float">
            <text:p>68.284719379</text:p>
          </table:table-cell>
          <table:table-cell office:value="64.5641936783" office:value-type="float">
            <text:p>64.5641936783</text:p>
          </table:table-cell>
          <table:table-cell office:value="70.0563711061" office:value-type="float">
            <text:p>70.0563711061</text:p>
          </table:table-cell>
          <table:table-cell office:value="75.6876400412" office:value-type="float">
            <text:p>75.6876400412</text:p>
          </table:table-cell>
          <table:table-cell office:value="71.872520408" office:value-type="float">
            <text:p>71.872520408</text:p>
          </table:table-cell>
          <table:table-cell office:value="72.0540452855" office:value-type="float">
            <text:p>72.0540452855</text:p>
          </table:table-cell>
          <table:table-cell office:value="68.8396533536" office:value-type="float">
            <text:p>68.8396533536</text:p>
          </table:table-cell>
          <table:table-cell office:value="71.4798640465" office:value-type="float">
            <text:p>71.4798640465</text:p>
          </table:table-cell>
          <table:table-cell office:value="66.7542333617" office:value-type="float">
            <text:p>66.7542333617</text:p>
          </table:table-cell>
          <table:table-cell office:value="66.3711928301" office:value-type="float">
            <text:p>66.3711928301</text:p>
          </table:table-cell>
          <table:table-cell office:value="67.9312523447" office:value-type="float">
            <text:p>67.9312523447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74700081628" office:value-type="float">
            <text:p>3.74700081628</text:p>
          </table:table-cell>
          <table:table-cell office:value="3.34351453381" office:value-type="float">
            <text:p>3.34351453381</text:p>
          </table:table-cell>
          <table:table-cell office:value="3.13978667407" office:value-type="float">
            <text:p>3.13978667407</text:p>
          </table:table-cell>
          <table:table-cell office:value="3.06128977" office:value-type="float">
            <text:p>3.06128977</text:p>
          </table:table-cell>
          <table:table-cell office:value="3.06856103165" office:value-type="float">
            <text:p>3.06856103165</text:p>
          </table:table-cell>
          <table:table-cell office:value="2.6325132679" office:value-type="float">
            <text:p>2.6325132679</text:p>
          </table:table-cell>
          <table:table-cell office:value="2.93371398463" office:value-type="float">
            <text:p>2.93371398463</text:p>
          </table:table-cell>
          <table:table-cell office:value="3.23656390267" office:value-type="float">
            <text:p>3.23656390267</text:p>
          </table:table-cell>
          <table:table-cell office:value="3.19325571425" office:value-type="float">
            <text:p>3.19325571425</text:p>
          </table:table-cell>
          <table:table-cell office:value="3.15842198567" office:value-type="float">
            <text:p>3.15842198567</text:p>
          </table:table-cell>
          <table:table-cell office:value="3.23311536307" office:value-type="float">
            <text:p>3.23311536307</text:p>
          </table:table-cell>
          <table:table-cell office:value="2.78824372356" office:value-type="float">
            <text:p>2.78824372356</text:p>
          </table:table-cell>
          <table:table-cell office:value="2.61708929984" office:value-type="float">
            <text:p>2.61708929984</text:p>
          </table:table-cell>
          <table:table-cell office:value="2.6089600122" office:value-type="float">
            <text:p>2.6089600122</text:p>
          </table:table-cell>
          <table:table-cell office:value="3.08869769749" office:value-type="float">
            <text:p>3.08869769749</text:p>
          </table:table-cell>
          <table:table-cell office:value="0.44" office:value-type="float">
            <text:p>0.44</text:p>
          </table:table-cell>
        </table:table-row>
      </table:table>
      <table:table table:name="Scot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01.7769543" office:value-type="float">
            <text:p>2101.7769543</text:p>
          </table:table-cell>
          <table:table-cell office:value="2083.86283842" office:value-type="float">
            <text:p>2083.86283842</text:p>
          </table:table-cell>
          <table:table-cell office:value="2058.06188683" office:value-type="float">
            <text:p>2058.06188683</text:p>
          </table:table-cell>
          <table:table-cell office:value="2056.69623265" office:value-type="float">
            <text:p>2056.69623265</text:p>
          </table:table-cell>
          <table:table-cell office:value="2041.16185367" office:value-type="float">
            <text:p>2041.16185367</text:p>
          </table:table-cell>
          <table:table-cell office:value="2039.54580035" office:value-type="float">
            <text:p>2039.54580035</text:p>
          </table:table-cell>
          <table:table-cell office:value="2144.86238009" office:value-type="float">
            <text:p>2144.86238009</text:p>
          </table:table-cell>
          <table:table-cell office:value="2071.62561713" office:value-type="float">
            <text:p>2071.62561713</text:p>
          </table:table-cell>
          <table:table-cell office:value="2112.04760877" office:value-type="float">
            <text:p>2112.04760877</text:p>
          </table:table-cell>
          <table:table-cell office:value="2158.39858266" office:value-type="float">
            <text:p>2158.39858266</text:p>
          </table:table-cell>
          <table:table-cell office:value="1931.05464636" office:value-type="float">
            <text:p>1931.05464636</text:p>
          </table:table-cell>
          <table:table-cell office:value="2030.05657702" office:value-type="float">
            <text:p>2030.05657702</text:p>
          </table:table-cell>
          <table:table-cell office:value="2020.32085856" office:value-type="float">
            <text:p>2020.32085856</text:p>
          </table:table-cell>
          <table:table-cell office:value="1934.87411098" office:value-type="float">
            <text:p>1934.87411098</text:p>
          </table:table-cell>
          <table:table-cell office:value="2065.34398745" office:value-type="float">
            <text:p>2065.34398745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62.451507564" office:value-type="float">
            <text:p>962.451507564</text:p>
          </table:table-cell>
          <table:table-cell office:value="960.496571763" office:value-type="float">
            <text:p>960.496571763</text:p>
          </table:table-cell>
          <table:table-cell office:value="924.165981535" office:value-type="float">
            <text:p>924.165981535</text:p>
          </table:table-cell>
          <table:table-cell office:value="912.139119716" office:value-type="float">
            <text:p>912.139119716</text:p>
          </table:table-cell>
          <table:table-cell office:value="914.45797783" office:value-type="float">
            <text:p>914.45797783</text:p>
          </table:table-cell>
          <table:table-cell office:value="914.920643464" office:value-type="float">
            <text:p>914.920643464</text:p>
          </table:table-cell>
          <table:table-cell office:value="942.410665557" office:value-type="float">
            <text:p>942.410665557</text:p>
          </table:table-cell>
          <table:table-cell office:value="917.636190828" office:value-type="float">
            <text:p>917.636190828</text:p>
          </table:table-cell>
          <table:table-cell office:value="951.018737418" office:value-type="float">
            <text:p>951.018737418</text:p>
          </table:table-cell>
          <table:table-cell office:value="938.120833724" office:value-type="float">
            <text:p>938.120833724</text:p>
          </table:table-cell>
          <table:table-cell office:value="846.463847438" office:value-type="float">
            <text:p>846.463847438</text:p>
          </table:table-cell>
          <table:table-cell office:value="892.782558286" office:value-type="float">
            <text:p>892.782558286</text:p>
          </table:table-cell>
          <table:table-cell office:value="877.40290251" office:value-type="float">
            <text:p>877.40290251</text:p>
          </table:table-cell>
          <table:table-cell office:value="830.908106516" office:value-type="float">
            <text:p>830.908106516</text:p>
          </table:table-cell>
          <table:table-cell office:value="919.574425972" office:value-type="float">
            <text:p>919.574425972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8448084224" office:value-type="float">
            <text:p>10.8448084224</text:p>
          </table:table-cell>
          <table:table-cell office:value="10.8586403879" office:value-type="float">
            <text:p>10.8586403879</text:p>
          </table:table-cell>
          <table:table-cell office:value="10.8490844045" office:value-type="float">
            <text:p>10.8490844045</text:p>
          </table:table-cell>
          <table:table-cell office:value="10.9963969191" office:value-type="float">
            <text:p>10.9963969191</text:p>
          </table:table-cell>
          <table:table-cell office:value="10.9536468817" office:value-type="float">
            <text:p>10.9536468817</text:p>
          </table:table-cell>
          <table:table-cell office:value="10.5605266304" office:value-type="float">
            <text:p>10.5605266304</text:p>
          </table:table-cell>
          <table:table-cell office:value="10.8512520035" office:value-type="float">
            <text:p>10.8512520035</text:p>
          </table:table-cell>
          <table:table-cell office:value="10.6530329242" office:value-type="float">
            <text:p>10.6530329242</text:p>
          </table:table-cell>
          <table:table-cell office:value="10.961451671" office:value-type="float">
            <text:p>10.961451671</text:p>
          </table:table-cell>
          <table:table-cell office:value="11.1089812539" office:value-type="float">
            <text:p>11.1089812539</text:p>
          </table:table-cell>
          <table:table-cell office:value="10.1768698503" office:value-type="float">
            <text:p>10.1768698503</text:p>
          </table:table-cell>
          <table:table-cell office:value="10.3178509404" office:value-type="float">
            <text:p>10.3178509404</text:p>
          </table:table-cell>
          <table:table-cell office:value="10.2731468468" office:value-type="float">
            <text:p>10.2731468468</text:p>
          </table:table-cell>
          <table:table-cell office:value="9.98226530373" office:value-type="float">
            <text:p>9.98226530373</text:p>
          </table:table-cell>
          <table:table-cell office:value="10.7235145489" office:value-type="float">
            <text:p>10.7235145489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53089614115" office:value-type="float">
            <text:p>8.53089614115</text:p>
          </table:table-cell>
          <table:table-cell office:value="8.59767742266" office:value-type="float">
            <text:p>8.59767742266</text:p>
          </table:table-cell>
          <table:table-cell office:value="8.19403140016" office:value-type="float">
            <text:p>8.19403140016</text:p>
          </table:table-cell>
          <table:table-cell office:value="8.2322381343" office:value-type="float">
            <text:p>8.2322381343</text:p>
          </table:table-cell>
          <table:table-cell office:value="8.27951743975" office:value-type="float">
            <text:p>8.27951743975</text:p>
          </table:table-cell>
          <table:table-cell office:value="8.24943831012" office:value-type="float">
            <text:p>8.24943831012</text:p>
          </table:table-cell>
          <table:table-cell office:value="8.59905405027" office:value-type="float">
            <text:p>8.59905405027</text:p>
          </table:table-cell>
          <table:table-cell office:value="8.22907535764" office:value-type="float">
            <text:p>8.22907535764</text:p>
          </table:table-cell>
          <table:table-cell office:value="8.42308456169" office:value-type="float">
            <text:p>8.42308456169</text:p>
          </table:table-cell>
          <table:table-cell office:value="8.56110976041" office:value-type="float">
            <text:p>8.56110976041</text:p>
          </table:table-cell>
          <table:table-cell office:value="7.9664991507" office:value-type="float">
            <text:p>7.9664991507</text:p>
          </table:table-cell>
          <table:table-cell office:value="8.1105189444" office:value-type="float">
            <text:p>8.1105189444</text:p>
          </table:table-cell>
          <table:table-cell office:value="7.82900556063" office:value-type="float">
            <text:p>7.82900556063</text:p>
          </table:table-cell>
          <table:table-cell office:value="7.53814474958" office:value-type="float">
            <text:p>7.53814474958</text:p>
          </table:table-cell>
          <table:table-cell office:value="8.29247278722" office:value-type="float">
            <text:p>8.29247278722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5.441392544" office:value-type="float">
            <text:p>255.441392544</text:p>
          </table:table-cell>
          <table:table-cell office:value="254.981401003" office:value-type="float">
            <text:p>254.981401003</text:p>
          </table:table-cell>
          <table:table-cell office:value="246.084746069" office:value-type="float">
            <text:p>246.084746069</text:p>
          </table:table-cell>
          <table:table-cell office:value="252.109395672" office:value-type="float">
            <text:p>252.109395672</text:p>
          </table:table-cell>
          <table:table-cell office:value="254.841275658" office:value-type="float">
            <text:p>254.841275658</text:p>
          </table:table-cell>
          <table:table-cell office:value="258.624791131" office:value-type="float">
            <text:p>258.624791131</text:p>
          </table:table-cell>
          <table:table-cell office:value="267.553243015" office:value-type="float">
            <text:p>267.553243015</text:p>
          </table:table-cell>
          <table:table-cell office:value="260.973211365" office:value-type="float">
            <text:p>260.973211365</text:p>
          </table:table-cell>
          <table:table-cell office:value="266.936366657" office:value-type="float">
            <text:p>266.936366657</text:p>
          </table:table-cell>
          <table:table-cell office:value="267.629774052" office:value-type="float">
            <text:p>267.629774052</text:p>
          </table:table-cell>
          <table:table-cell office:value="244.200692186" office:value-type="float">
            <text:p>244.200692186</text:p>
          </table:table-cell>
          <table:table-cell office:value="258.628533497" office:value-type="float">
            <text:p>258.628533497</text:p>
          </table:table-cell>
          <table:table-cell office:value="255.01407585" office:value-type="float">
            <text:p>255.01407585</text:p>
          </table:table-cell>
          <table:table-cell office:value="246.454535121" office:value-type="float">
            <text:p>246.454535121</text:p>
          </table:table-cell>
          <table:table-cell office:value="257.1552999" office:value-type="float">
            <text:p>257.1552999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9466188" office:value-type="float">
            <text:p>1.49466188</text:p>
          </table:table-cell>
          <table:table-cell office:value="1.49687026983" office:value-type="float">
            <text:p>1.49687026983</text:p>
          </table:table-cell>
          <table:table-cell office:value="1.47947169879" office:value-type="float">
            <text:p>1.47947169879</text:p>
          </table:table-cell>
          <table:table-cell office:value="1.51531771936" office:value-type="float">
            <text:p>1.51531771936</text:p>
          </table:table-cell>
          <table:table-cell office:value="1.54310216627" office:value-type="float">
            <text:p>1.54310216627</text:p>
          </table:table-cell>
          <table:table-cell office:value="1.46999750451" office:value-type="float">
            <text:p>1.46999750451</text:p>
          </table:table-cell>
          <table:table-cell office:value="1.49411663287" office:value-type="float">
            <text:p>1.49411663287</text:p>
          </table:table-cell>
          <table:table-cell office:value="1.45477887704" office:value-type="float">
            <text:p>1.45477887704</text:p>
          </table:table-cell>
          <table:table-cell office:value="1.50469376933" office:value-type="float">
            <text:p>1.50469376933</text:p>
          </table:table-cell>
          <table:table-cell office:value="1.51333823469" office:value-type="float">
            <text:p>1.51333823469</text:p>
          </table:table-cell>
          <table:table-cell office:value="1.34411139226" office:value-type="float">
            <text:p>1.34411139226</text:p>
          </table:table-cell>
          <table:table-cell office:value="1.56569192403" office:value-type="float">
            <text:p>1.56569192403</text:p>
          </table:table-cell>
          <table:table-cell office:value="1.51237010641" office:value-type="float">
            <text:p>1.51237010641</text:p>
          </table:table-cell>
          <table:table-cell office:value="1.45253803508" office:value-type="float">
            <text:p>1.45253803508</text:p>
          </table:table-cell>
          <table:table-cell office:value="1.49142478272" office:value-type="float">
            <text:p>1.49142478272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283643514" office:value-type="float">
            <text:p>1.84283643514</text:p>
          </table:table-cell>
          <table:table-cell office:value="1.84434227431" office:value-type="float">
            <text:p>1.84434227431</text:p>
          </table:table-cell>
          <table:table-cell office:value="1.81306747129" office:value-type="float">
            <text:p>1.81306747129</text:p>
          </table:table-cell>
          <table:table-cell office:value="1.76360910754" office:value-type="float">
            <text:p>1.76360910754</text:p>
          </table:table-cell>
          <table:table-cell office:value="1.76424477187" office:value-type="float">
            <text:p>1.76424477187</text:p>
          </table:table-cell>
          <table:table-cell office:value="1.72969101165" office:value-type="float">
            <text:p>1.72969101165</text:p>
          </table:table-cell>
          <table:table-cell office:value="1.79077909835" office:value-type="float">
            <text:p>1.79077909835</text:p>
          </table:table-cell>
          <table:table-cell office:value="1.75288304885" office:value-type="float">
            <text:p>1.75288304885</text:p>
          </table:table-cell>
          <table:table-cell office:value="1.81404164622" office:value-type="float">
            <text:p>1.81404164622</text:p>
          </table:table-cell>
          <table:table-cell office:value="1.7736197154" office:value-type="float">
            <text:p>1.7736197154</text:p>
          </table:table-cell>
          <table:table-cell office:value="1.69548430128" office:value-type="float">
            <text:p>1.69548430128</text:p>
          </table:table-cell>
          <table:table-cell office:value="1.74559043594" office:value-type="float">
            <text:p>1.74559043594</text:p>
          </table:table-cell>
          <table:table-cell office:value="1.70107049928" office:value-type="float">
            <text:p>1.70107049928</text:p>
          </table:table-cell>
          <table:table-cell office:value="1.66764862377" office:value-type="float">
            <text:p>1.66764862377</text:p>
          </table:table-cell>
          <table:table-cell office:value="1.77163537055" office:value-type="float">
            <text:p>1.77163537055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590159018" office:value-type="float">
            <text:p>2.1590159018</text:p>
          </table:table-cell>
          <table:table-cell office:value="2.1234270238" office:value-type="float">
            <text:p>2.1234270238</text:p>
          </table:table-cell>
          <table:table-cell office:value="2.11056745452" office:value-type="float">
            <text:p>2.11056745452</text:p>
          </table:table-cell>
          <table:table-cell office:value="2.12245210304" office:value-type="float">
            <text:p>2.12245210304</text:p>
          </table:table-cell>
          <table:table-cell office:value="2.11548105747" office:value-type="float">
            <text:p>2.11548105747</text:p>
          </table:table-cell>
          <table:table-cell office:value="2.04134367932" office:value-type="float">
            <text:p>2.04134367932</text:p>
          </table:table-cell>
          <table:table-cell office:value="2.17924112947" office:value-type="float">
            <text:p>2.17924112947</text:p>
          </table:table-cell>
          <table:table-cell office:value="2.14256158876" office:value-type="float">
            <text:p>2.14256158876</text:p>
          </table:table-cell>
          <table:table-cell office:value="2.14993949326" office:value-type="float">
            <text:p>2.14993949326</text:p>
          </table:table-cell>
          <table:table-cell office:value="2.1795259377" office:value-type="float">
            <text:p>2.1795259377</text:p>
          </table:table-cell>
          <table:table-cell office:value="1.96167156765" office:value-type="float">
            <text:p>1.96167156765</text:p>
          </table:table-cell>
          <table:table-cell office:value="1.86812977607" office:value-type="float">
            <text:p>1.86812977607</text:p>
          </table:table-cell>
          <table:table-cell office:value="1.80370910482" office:value-type="float">
            <text:p>1.80370910482</text:p>
          </table:table-cell>
          <table:table-cell office:value="1.71904683392" office:value-type="float">
            <text:p>1.71904683392</text:p>
          </table:table-cell>
          <table:table-cell office:value="2.07362044751" office:value-type="float">
            <text:p>2.07362044751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1830002334" office:value-type="float">
            <text:p>63.1830002334</text:p>
          </table:table-cell>
          <table:table-cell office:value="65.2016060376" office:value-type="float">
            <text:p>65.2016060376</text:p>
          </table:table-cell>
          <table:table-cell office:value="59.776294353" office:value-type="float">
            <text:p>59.776294353</text:p>
          </table:table-cell>
          <table:table-cell office:value="60.7977368263" office:value-type="float">
            <text:p>60.7977368263</text:p>
          </table:table-cell>
          <table:table-cell office:value="65.827459451" office:value-type="float">
            <text:p>65.827459451</text:p>
          </table:table-cell>
          <table:table-cell office:value="64.9446074938" office:value-type="float">
            <text:p>64.9446074938</text:p>
          </table:table-cell>
          <table:table-cell office:value="70.7652796588" office:value-type="float">
            <text:p>70.7652796588</text:p>
          </table:table-cell>
          <table:table-cell office:value="68.1675238294" office:value-type="float">
            <text:p>68.1675238294</text:p>
          </table:table-cell>
          <table:table-cell office:value="70.184352443" office:value-type="float">
            <text:p>70.184352443</text:p>
          </table:table-cell>
          <table:table-cell office:value="75.1276059271" office:value-type="float">
            <text:p>75.1276059271</text:p>
          </table:table-cell>
          <table:table-cell office:value="60.6468695033" office:value-type="float">
            <text:p>60.6468695033</text:p>
          </table:table-cell>
          <table:table-cell office:value="72.8009500011" office:value-type="float">
            <text:p>72.8009500011</text:p>
          </table:table-cell>
          <table:table-cell office:value="70.7781710347" office:value-type="float">
            <text:p>70.7781710347</text:p>
          </table:table-cell>
          <table:table-cell office:value="65.970413897" office:value-type="float">
            <text:p>65.970413897</text:p>
          </table:table-cell>
          <table:table-cell office:value="66.7847274456" office:value-type="float">
            <text:p>66.7847274456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7461953465" office:value-type="float">
            <text:p>3.07461953465</text:p>
          </table:table-cell>
          <table:table-cell office:value="3.09863596182" office:value-type="float">
            <text:p>3.09863596182</text:p>
          </table:table-cell>
          <table:table-cell office:value="2.7633093413" office:value-type="float">
            <text:p>2.7633093413</text:p>
          </table:table-cell>
          <table:table-cell office:value="2.71006571931" office:value-type="float">
            <text:p>2.71006571931</text:p>
          </table:table-cell>
          <table:table-cell office:value="2.63444871838" office:value-type="float">
            <text:p>2.63444871838</text:p>
          </table:table-cell>
          <table:table-cell office:value="2.58100322002" office:value-type="float">
            <text:p>2.58100322002</text:p>
          </table:table-cell>
          <table:table-cell office:value="2.7391101177" office:value-type="float">
            <text:p>2.7391101177</text:p>
          </table:table-cell>
          <table:table-cell office:value="2.60889543729" office:value-type="float">
            <text:p>2.60889543729</text:p>
          </table:table-cell>
          <table:table-cell office:value="2.5382376309" office:value-type="float">
            <text:p>2.5382376309</text:p>
          </table:table-cell>
          <table:table-cell office:value="2.65203041261" office:value-type="float">
            <text:p>2.65203041261</text:p>
          </table:table-cell>
          <table:table-cell office:value="2.72683867983" office:value-type="float">
            <text:p>2.72683867983</text:p>
          </table:table-cell>
          <table:table-cell office:value="2.68327861234" office:value-type="float">
            <text:p>2.68327861234</text:p>
          </table:table-cell>
          <table:table-cell office:value="2.69467672417" office:value-type="float">
            <text:p>2.69467672417</text:p>
          </table:table-cell>
          <table:table-cell office:value="2.51633851677" office:value-type="float">
            <text:p>2.51633851677</text:p>
          </table:table-cell>
          <table:table-cell office:value="2.7311653931" office:value-type="float">
            <text:p>2.7311653931</text:p>
          </table:table-cell>
          <table:table-cell office:value="0.44" office:value-type="float">
            <text:p>0.44</text:p>
          </table:table-cell>
        </table:table-row>
      </table:table>
      <table:table table:name="Northern_Ire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62.15549664" office:value-type="float">
            <text:p>2162.15549664</text:p>
          </table:table-cell>
          <table:table-cell office:value="2000.80978191" office:value-type="float">
            <text:p>2000.80978191</text:p>
          </table:table-cell>
          <table:table-cell office:value="2091.53524502" office:value-type="float">
            <text:p>2091.53524502</text:p>
          </table:table-cell>
          <table:table-cell office:value="2070.80607068" office:value-type="float">
            <text:p>2070.80607068</text:p>
          </table:table-cell>
          <table:table-cell office:value="2084.0386144" office:value-type="float">
            <text:p>2084.0386144</text:p>
          </table:table-cell>
          <table:table-cell office:value="2179.13656237" office:value-type="float">
            <text:p>2179.13656237</text:p>
          </table:table-cell>
          <table:table-cell office:value="2090.12629136" office:value-type="float">
            <text:p>2090.12629136</text:p>
          </table:table-cell>
          <table:table-cell office:value="2055.09753858" office:value-type="float">
            <text:p>2055.09753858</text:p>
          </table:table-cell>
          <table:table-cell office:value="2128.96001263" office:value-type="float">
            <text:p>2128.96001263</text:p>
          </table:table-cell>
          <table:table-cell office:value="2008.25402562" office:value-type="float">
            <text:p>2008.25402562</text:p>
          </table:table-cell>
          <table:table-cell office:value="2129.26948507" office:value-type="float">
            <text:p>2129.26948507</text:p>
          </table:table-cell>
          <table:table-cell office:value="2225.4018607" office:value-type="float">
            <text:p>2225.4018607</text:p>
          </table:table-cell>
          <table:table-cell office:value="2129.7183121" office:value-type="float">
            <text:p>2129.7183121</text:p>
          </table:table-cell>
          <table:table-cell office:value="2065.35677811" office:value-type="float">
            <text:p>2065.35677811</text:p>
          </table:table-cell>
          <table:table-cell office:value="2104.25456131" office:value-type="float">
            <text:p>2104.25456131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76.176555849" office:value-type="float">
            <text:p>976.176555849</text:p>
          </table:table-cell>
          <table:table-cell office:value="906.484645779" office:value-type="float">
            <text:p>906.484645779</text:p>
          </table:table-cell>
          <table:table-cell office:value="948.669410406" office:value-type="float">
            <text:p>948.669410406</text:p>
          </table:table-cell>
          <table:table-cell office:value="924.073549253" office:value-type="float">
            <text:p>924.073549253</text:p>
          </table:table-cell>
          <table:table-cell office:value="917.167235075" office:value-type="float">
            <text:p>917.167235075</text:p>
          </table:table-cell>
          <table:table-cell office:value="966.431268715" office:value-type="float">
            <text:p>966.431268715</text:p>
          </table:table-cell>
          <table:table-cell office:value="905.938118225" office:value-type="float">
            <text:p>905.938118225</text:p>
          </table:table-cell>
          <table:table-cell office:value="941.168159718" office:value-type="float">
            <text:p>941.168159718</text:p>
          </table:table-cell>
          <table:table-cell office:value="962.753200247" office:value-type="float">
            <text:p>962.753200247</text:p>
          </table:table-cell>
          <table:table-cell office:value="888.732661394" office:value-type="float">
            <text:p>888.732661394</text:p>
          </table:table-cell>
          <table:table-cell office:value="942.351430397" office:value-type="float">
            <text:p>942.351430397</text:p>
          </table:table-cell>
          <table:table-cell office:value="948.942682677" office:value-type="float">
            <text:p>948.942682677</text:p>
          </table:table-cell>
          <table:table-cell office:value="979.373861502" office:value-type="float">
            <text:p>979.373861502</text:p>
          </table:table-cell>
          <table:table-cell office:value="909.738236753" office:value-type="float">
            <text:p>909.738236753</text:p>
          </table:table-cell>
          <table:table-cell office:value="939.097136864" office:value-type="float">
            <text:p>939.097136864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756215928" office:value-type="float">
            <text:p>11.3756215928</text:p>
          </table:table-cell>
          <table:table-cell office:value="10.5389312952" office:value-type="float">
            <text:p>10.5389312952</text:p>
          </table:table-cell>
          <table:table-cell office:value="11.3798736336" office:value-type="float">
            <text:p>11.3798736336</text:p>
          </table:table-cell>
          <table:table-cell office:value="11.1937357844" office:value-type="float">
            <text:p>11.1937357844</text:p>
          </table:table-cell>
          <table:table-cell office:value="11.5896021696" office:value-type="float">
            <text:p>11.5896021696</text:p>
          </table:table-cell>
          <table:table-cell office:value="11.4666239718" office:value-type="float">
            <text:p>11.4666239718</text:p>
          </table:table-cell>
          <table:table-cell office:value="10.7951387918" office:value-type="float">
            <text:p>10.7951387918</text:p>
          </table:table-cell>
          <table:table-cell office:value="10.8696004657" office:value-type="float">
            <text:p>10.8696004657</text:p>
          </table:table-cell>
          <table:table-cell office:value="11.0132117822" office:value-type="float">
            <text:p>11.0132117822</text:p>
          </table:table-cell>
          <table:table-cell office:value="10.4961726682" office:value-type="float">
            <text:p>10.4961726682</text:p>
          </table:table-cell>
          <table:table-cell office:value="11.6136895426" office:value-type="float">
            <text:p>11.6136895426</text:p>
          </table:table-cell>
          <table:table-cell office:value="10.9961110687" office:value-type="float">
            <text:p>10.9961110687</text:p>
          </table:table-cell>
          <table:table-cell office:value="10.9582930354" office:value-type="float">
            <text:p>10.9582930354</text:p>
          </table:table-cell>
          <table:table-cell office:value="10.795115843" office:value-type="float">
            <text:p>10.795115843</text:p>
          </table:table-cell>
          <table:table-cell office:value="11.0989696771" office:value-type="float">
            <text:p>11.0989696771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5444148853" office:value-type="float">
            <text:p>8.75444148853</text:p>
          </table:table-cell>
          <table:table-cell office:value="8.2699142967" office:value-type="float">
            <text:p>8.2699142967</text:p>
          </table:table-cell>
          <table:table-cell office:value="8.26575971762" office:value-type="float">
            <text:p>8.26575971762</text:p>
          </table:table-cell>
          <table:table-cell office:value="8.44113382146" office:value-type="float">
            <text:p>8.44113382146</text:p>
          </table:table-cell>
          <table:table-cell office:value="8.50140750338" office:value-type="float">
            <text:p>8.50140750338</text:p>
          </table:table-cell>
          <table:table-cell office:value="9.07851608316" office:value-type="float">
            <text:p>9.07851608316</text:p>
          </table:table-cell>
          <table:table-cell office:value="8.53822908919" office:value-type="float">
            <text:p>8.53822908919</text:p>
          </table:table-cell>
          <table:table-cell office:value="8.47415833031" office:value-type="float">
            <text:p>8.47415833031</text:p>
          </table:table-cell>
          <table:table-cell office:value="8.71765378907" office:value-type="float">
            <text:p>8.71765378907</text:p>
          </table:table-cell>
          <table:table-cell office:value="8.42255919107" office:value-type="float">
            <text:p>8.42255919107</text:p>
          </table:table-cell>
          <table:table-cell office:value="9.08111009055" office:value-type="float">
            <text:p>9.08111009055</text:p>
          </table:table-cell>
          <table:table-cell office:value="8.82757675871" office:value-type="float">
            <text:p>8.82757675871</text:p>
          </table:table-cell>
          <table:table-cell office:value="8.76774922347" office:value-type="float">
            <text:p>8.76774922347</text:p>
          </table:table-cell>
          <table:table-cell office:value="8.43239517708" office:value-type="float">
            <text:p>8.43239517708</text:p>
          </table:table-cell>
          <table:table-cell office:value="8.62616995256" office:value-type="float">
            <text:p>8.62616995256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8.316872013" office:value-type="float">
            <text:p>258.316872013</text:p>
          </table:table-cell>
          <table:table-cell office:value="243.768677556" office:value-type="float">
            <text:p>243.768677556</text:p>
          </table:table-cell>
          <table:table-cell office:value="248.320817242" office:value-type="float">
            <text:p>248.320817242</text:p>
          </table:table-cell>
          <table:table-cell office:value="251.156217723" office:value-type="float">
            <text:p>251.156217723</text:p>
          </table:table-cell>
          <table:table-cell office:value="254.519012961" office:value-type="float">
            <text:p>254.519012961</text:p>
          </table:table-cell>
          <table:table-cell office:value="269.573570185" office:value-type="float">
            <text:p>269.573570185</text:p>
          </table:table-cell>
          <table:table-cell office:value="257.004151199" office:value-type="float">
            <text:p>257.004151199</text:p>
          </table:table-cell>
          <table:table-cell office:value="256.489802881" office:value-type="float">
            <text:p>256.489802881</text:p>
          </table:table-cell>
          <table:table-cell office:value="261.189347014" office:value-type="float">
            <text:p>261.189347014</text:p>
          </table:table-cell>
          <table:table-cell office:value="251.930227669" office:value-type="float">
            <text:p>251.930227669</text:p>
          </table:table-cell>
          <table:table-cell office:value="279.736446687" office:value-type="float">
            <text:p>279.736446687</text:p>
          </table:table-cell>
          <table:table-cell office:value="280.649069335" office:value-type="float">
            <text:p>280.649069335</text:p>
          </table:table-cell>
          <table:table-cell office:value="274.538092602" office:value-type="float">
            <text:p>274.538092602</text:p>
          </table:table-cell>
          <table:table-cell office:value="265.276555096" office:value-type="float">
            <text:p>265.276555096</text:p>
          </table:table-cell>
          <table:table-cell office:value="260.553254236" office:value-type="float">
            <text:p>260.553254236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9158946341" office:value-type="float">
            <text:p>1.59158946341</text:p>
          </table:table-cell>
          <table:table-cell office:value="1.4970249528" office:value-type="float">
            <text:p>1.4970249528</text:p>
          </table:table-cell>
          <table:table-cell office:value="1.62542094742" office:value-type="float">
            <text:p>1.62542094742</text:p>
          </table:table-cell>
          <table:table-cell office:value="1.63750879675" office:value-type="float">
            <text:p>1.63750879675</text:p>
          </table:table-cell>
          <table:table-cell office:value="1.65090314211" office:value-type="float">
            <text:p>1.65090314211</text:p>
          </table:table-cell>
          <table:table-cell office:value="1.6526795522" office:value-type="float">
            <text:p>1.6526795522</text:p>
          </table:table-cell>
          <table:table-cell office:value="1.54466046574" office:value-type="float">
            <text:p>1.54466046574</text:p>
          </table:table-cell>
          <table:table-cell office:value="1.56059312617" office:value-type="float">
            <text:p>1.56059312617</text:p>
          </table:table-cell>
          <table:table-cell office:value="1.56626324603" office:value-type="float">
            <text:p>1.56626324603</text:p>
          </table:table-cell>
          <table:table-cell office:value="1.50675760665" office:value-type="float">
            <text:p>1.50675760665</text:p>
          </table:table-cell>
          <table:table-cell office:value="1.5648195046" office:value-type="float">
            <text:p>1.5648195046</text:p>
          </table:table-cell>
          <table:table-cell office:value="1.75308341136" office:value-type="float">
            <text:p>1.75308341136</text:p>
          </table:table-cell>
          <table:table-cell office:value="1.6901802509" office:value-type="float">
            <text:p>1.6901802509</text:p>
          </table:table-cell>
          <table:table-cell office:value="1.64708050256" office:value-type="float">
            <text:p>1.64708050256</text:p>
          </table:table-cell>
          <table:table-cell office:value="1.60319111278" office:value-type="float">
            <text:p>1.60319111278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70309364" office:value-type="float">
            <text:p>1.870309364</text:p>
          </table:table-cell>
          <table:table-cell office:value="1.78508860338" office:value-type="float">
            <text:p>1.78508860338</text:p>
          </table:table-cell>
          <table:table-cell office:value="1.8563450456" office:value-type="float">
            <text:p>1.8563450456</text:p>
          </table:table-cell>
          <table:table-cell office:value="1.80687154251" office:value-type="float">
            <text:p>1.80687154251</text:p>
          </table:table-cell>
          <table:table-cell office:value="1.81869339424" office:value-type="float">
            <text:p>1.81869339424</text:p>
          </table:table-cell>
          <table:table-cell office:value="1.8719113396" office:value-type="float">
            <text:p>1.8719113396</text:p>
          </table:table-cell>
          <table:table-cell office:value="1.74099016572" office:value-type="float">
            <text:p>1.74099016572</text:p>
          </table:table-cell>
          <table:table-cell office:value="1.80422449699" office:value-type="float">
            <text:p>1.80422449699</text:p>
          </table:table-cell>
          <table:table-cell office:value="1.83843707149" office:value-type="float">
            <text:p>1.83843707149</text:p>
          </table:table-cell>
          <table:table-cell office:value="1.74240870616" office:value-type="float">
            <text:p>1.74240870616</text:p>
          </table:table-cell>
          <table:table-cell office:value="1.92353872796" office:value-type="float">
            <text:p>1.92353872796</text:p>
          </table:table-cell>
          <table:table-cell office:value="1.8793290476" office:value-type="float">
            <text:p>1.8793290476</text:p>
          </table:table-cell>
          <table:table-cell office:value="1.94328978917" office:value-type="float">
            <text:p>1.94328978917</text:p>
          </table:table-cell>
          <table:table-cell office:value="1.86773075904" office:value-type="float">
            <text:p>1.86773075904</text:p>
          </table:table-cell>
          <table:table-cell office:value="1.83703363803" office:value-type="float">
            <text:p>1.83703363803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39352955563" office:value-type="float">
            <text:p>2.39352955563</text:p>
          </table:table-cell>
          <table:table-cell office:value="2.30040298992" office:value-type="float">
            <text:p>2.30040298992</text:p>
          </table:table-cell>
          <table:table-cell office:value="2.34387922326" office:value-type="float">
            <text:p>2.34387922326</text:p>
          </table:table-cell>
          <table:table-cell office:value="2.35225239661" office:value-type="float">
            <text:p>2.35225239661</text:p>
          </table:table-cell>
          <table:table-cell office:value="2.36083600896" office:value-type="float">
            <text:p>2.36083600896</text:p>
          </table:table-cell>
          <table:table-cell office:value="2.37036233654" office:value-type="float">
            <text:p>2.37036233654</text:p>
          </table:table-cell>
          <table:table-cell office:value="2.33894844965" office:value-type="float">
            <text:p>2.33894844965</text:p>
          </table:table-cell>
          <table:table-cell office:value="2.276839282" office:value-type="float">
            <text:p>2.276839282</text:p>
          </table:table-cell>
          <table:table-cell office:value="2.32516233665" office:value-type="float">
            <text:p>2.32516233665</text:p>
          </table:table-cell>
          <table:table-cell office:value="2.3185497436" office:value-type="float">
            <text:p>2.3185497436</text:p>
          </table:table-cell>
          <table:table-cell office:value="2.29649356223" office:value-type="float">
            <text:p>2.29649356223</text:p>
          </table:table-cell>
          <table:table-cell office:value="2.06278571526" office:value-type="float">
            <text:p>2.06278571526</text:p>
          </table:table-cell>
          <table:table-cell office:value="2.00150303237" office:value-type="float">
            <text:p>2.00150303237</text:p>
          </table:table-cell>
          <table:table-cell office:value="1.94039659324" office:value-type="float">
            <text:p>1.94039659324</text:p>
          </table:table-cell>
          <table:table-cell office:value="2.28781112559" office:value-type="float">
            <text:p>2.28781112559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8.5957772718" office:value-type="float">
            <text:p>58.5957772718</text:p>
          </table:table-cell>
          <table:table-cell office:value="60.0707690008" office:value-type="float">
            <text:p>60.0707690008</text:p>
          </table:table-cell>
          <table:table-cell office:value="61.2909026051" office:value-type="float">
            <text:p>61.2909026051</text:p>
          </table:table-cell>
          <table:table-cell office:value="59.3924616095" office:value-type="float">
            <text:p>59.3924616095</text:p>
          </table:table-cell>
          <table:table-cell office:value="60.9214833638" office:value-type="float">
            <text:p>60.9214833638</text:p>
          </table:table-cell>
          <table:table-cell office:value="66.7393961898" office:value-type="float">
            <text:p>66.7393961898</text:p>
          </table:table-cell>
          <table:table-cell office:value="67.087895605" office:value-type="float">
            <text:p>67.087895605</text:p>
          </table:table-cell>
          <table:table-cell office:value="64.7597929973" office:value-type="float">
            <text:p>64.7597929973</text:p>
          </table:table-cell>
          <table:table-cell office:value="68.1071675527" office:value-type="float">
            <text:p>68.1071675527</text:p>
          </table:table-cell>
          <table:table-cell office:value="67.241092124" office:value-type="float">
            <text:p>67.241092124</text:p>
          </table:table-cell>
          <table:table-cell office:value="63.0838653107" office:value-type="float">
            <text:p>63.0838653107</text:p>
          </table:table-cell>
          <table:table-cell office:value="81.512730019" office:value-type="float">
            <text:p>81.512730019</text:p>
          </table:table-cell>
          <table:table-cell office:value="74.7565907393" office:value-type="float">
            <text:p>74.7565907393</text:p>
          </table:table-cell>
          <table:table-cell office:value="74.5198689202" office:value-type="float">
            <text:p>74.5198689202</text:p>
          </table:table-cell>
          <table:table-cell office:value="65.6584557222" office:value-type="float">
            <text:p>65.6584557222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0927630902" office:value-type="float">
            <text:p>3.20927630902</text:p>
          </table:table-cell>
          <table:table-cell office:value="3.08325916852" office:value-type="float">
            <text:p>3.08325916852</text:p>
          </table:table-cell>
          <table:table-cell office:value="2.75264226654" office:value-type="float">
            <text:p>2.75264226654</text:p>
          </table:table-cell>
          <table:table-cell office:value="2.677747885" office:value-type="float">
            <text:p>2.677747885</text:p>
          </table:table-cell>
          <table:table-cell office:value="2.82717700311" office:value-type="float">
            <text:p>2.82717700311</text:p>
          </table:table-cell>
          <table:table-cell office:value="2.80622273403" office:value-type="float">
            <text:p>2.80622273403</text:p>
          </table:table-cell>
          <table:table-cell office:value="2.67563760024" office:value-type="float">
            <text:p>2.67563760024</text:p>
          </table:table-cell>
          <table:table-cell office:value="2.7381734938" office:value-type="float">
            <text:p>2.7381734938</text:p>
          </table:table-cell>
          <table:table-cell office:value="2.72138477498" office:value-type="float">
            <text:p>2.72138477498</text:p>
          </table:table-cell>
          <table:table-cell office:value="2.76340031384" office:value-type="float">
            <text:p>2.76340031384</text:p>
          </table:table-cell>
          <table:table-cell office:value="2.90551384318" office:value-type="float">
            <text:p>2.90551384318</text:p>
          </table:table-cell>
          <table:table-cell office:value="2.92582517667" office:value-type="float">
            <text:p>2.92582517667</text:p>
          </table:table-cell>
          <table:table-cell office:value="3.02154792493" office:value-type="float">
            <text:p>3.02154792493</text:p>
          </table:table-cell>
          <table:table-cell office:value="2.908092427" office:value-type="float">
            <text:p>2.908092427</text:p>
          </table:table-cell>
          <table:table-cell office:value="2.85444680722" office:value-type="float">
            <text:p>2.85444680722</text:p>
          </table:table-cell>
          <table:table-cell office:value="0.44" office:value-type="float">
            <text:p>0.44</text:p>
          </table:table-cell>
        </table:table-row>
      </table:table>
      <table:table table:name="3yr_average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hire and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09.66443337" office:value-type="float">
            <text:p>1909.66443337</text:p>
          </table:table-cell>
          <table:table-cell office:value="1920.73276599" office:value-type="float">
            <text:p>1920.73276599</text:p>
          </table:table-cell>
          <table:table-cell office:value="1885.9378038" office:value-type="float">
            <text:p>1885.9378038</text:p>
          </table:table-cell>
          <table:table-cell office:value="2082.15595085" office:value-type="float">
            <text:p>2082.15595085</text:p>
          </table:table-cell>
          <table:table-cell office:value="1997.91830645" office:value-type="float">
            <text:p>1997.91830645</text:p>
          </table:table-cell>
          <table:table-cell office:value="2024.25321334" office:value-type="float">
            <text:p>2024.25321334</text:p>
          </table:table-cell>
          <table:table-cell office:value="1858.0730485" office:value-type="float">
            <text:p>1858.0730485</text:p>
          </table:table-cell>
          <table:table-cell office:value="1945.79933433" office:value-type="float">
            <text:p>1945.79933433</text:p>
          </table:table-cell>
          <table:table-cell office:value="2023.85780015" office:value-type="float">
            <text:p>2023.85780015</text:p>
          </table:table-cell>
          <table:table-cell office:value="1954.89792512" office:value-type="float">
            <text:p>1954.89792512</text:p>
          </table:table-cell>
          <table:table-cell office:value="1868.8527518" office:value-type="float">
            <text:p>1868.8527518</text:p>
          </table:table-cell>
          <table:table-cell office:value="1995.08384885" office:value-type="float">
            <text:p>1995.08384885</text:p>
          </table:table-cell>
          <table:table-cell office:value="2140.15898364" office:value-type="float">
            <text:p>2140.15898364</text:p>
          </table:table-cell>
          <table:table-cell office:value="1969.79893586" office:value-type="float">
            <text:p>1969.79893586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4.467181787" office:value-type="float">
            <text:p>854.467181787</text:p>
          </table:table-cell>
          <table:table-cell office:value="871.408243697" office:value-type="float">
            <text:p>871.408243697</text:p>
          </table:table-cell>
          <table:table-cell office:value="854.736116906" office:value-type="float">
            <text:p>854.736116906</text:p>
          </table:table-cell>
          <table:table-cell office:value="941.914615839" office:value-type="float">
            <text:p>941.914615839</text:p>
          </table:table-cell>
          <table:table-cell office:value="877.718095757" office:value-type="float">
            <text:p>877.718095757</text:p>
          </table:table-cell>
          <table:table-cell office:value="887.357371959" office:value-type="float">
            <text:p>887.357371959</text:p>
          </table:table-cell>
          <table:table-cell office:value="754.563238278" office:value-type="float">
            <text:p>754.563238278</text:p>
          </table:table-cell>
          <table:table-cell office:value="852.195383443" office:value-type="float">
            <text:p>852.195383443</text:p>
          </table:table-cell>
          <table:table-cell office:value="910.858133375" office:value-type="float">
            <text:p>910.858133375</text:p>
          </table:table-cell>
          <table:table-cell office:value="860.032643885" office:value-type="float">
            <text:p>860.032643885</text:p>
          </table:table-cell>
          <table:table-cell office:value="856.865293029" office:value-type="float">
            <text:p>856.865293029</text:p>
          </table:table-cell>
          <table:table-cell office:value="867.031189104" office:value-type="float">
            <text:p>867.031189104</text:p>
          </table:table-cell>
          <table:table-cell office:value="946.018260311" office:value-type="float">
            <text:p>946.018260311</text:p>
          </table:table-cell>
          <table:table-cell office:value="871.935828259" office:value-type="float">
            <text:p>871.935828259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122757086" office:value-type="float">
            <text:p>10.122757086</text:p>
          </table:table-cell>
          <table:table-cell office:value="10.1507247701" office:value-type="float">
            <text:p>10.1507247701</text:p>
          </table:table-cell>
          <table:table-cell office:value="9.84997743722" office:value-type="float">
            <text:p>9.84997743722</text:p>
          </table:table-cell>
          <table:table-cell office:value="10.8791715937" office:value-type="float">
            <text:p>10.8791715937</text:p>
          </table:table-cell>
          <table:table-cell office:value="10.3677596526" office:value-type="float">
            <text:p>10.3677596526</text:p>
          </table:table-cell>
          <table:table-cell office:value="10.6262844108" office:value-type="float">
            <text:p>10.6262844108</text:p>
          </table:table-cell>
          <table:table-cell office:value="9.50196691413" office:value-type="float">
            <text:p>9.50196691413</text:p>
          </table:table-cell>
          <table:table-cell office:value="10.3677996654" office:value-type="float">
            <text:p>10.3677996654</text:p>
          </table:table-cell>
          <table:table-cell office:value="10.7205225432" office:value-type="float">
            <text:p>10.7205225432</text:p>
          </table:table-cell>
          <table:table-cell office:value="10.2487612898" office:value-type="float">
            <text:p>10.2487612898</text:p>
          </table:table-cell>
          <table:table-cell office:value="9.74478816216" office:value-type="float">
            <text:p>9.74478816216</text:p>
          </table:table-cell>
          <table:table-cell office:value="10.191087697" office:value-type="float">
            <text:p>10.191087697</text:p>
          </table:table-cell>
          <table:table-cell office:value="10.916506649" office:value-type="float">
            <text:p>10.916506649</text:p>
          </table:table-cell>
          <table:table-cell office:value="10.2837006055" office:value-type="float">
            <text:p>10.2837006055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82090507753" office:value-type="float">
            <text:p>7.82090507753</text:p>
          </table:table-cell>
          <table:table-cell office:value="7.85088153279" office:value-type="float">
            <text:p>7.85088153279</text:p>
          </table:table-cell>
          <table:table-cell office:value="7.69050093403" office:value-type="float">
            <text:p>7.69050093403</text:p>
          </table:table-cell>
          <table:table-cell office:value="8.33961161994" office:value-type="float">
            <text:p>8.33961161994</text:p>
          </table:table-cell>
          <table:table-cell office:value="7.99949349085" office:value-type="float">
            <text:p>7.99949349085</text:p>
          </table:table-cell>
          <table:table-cell office:value="8.18598535075" office:value-type="float">
            <text:p>8.18598535075</text:p>
          </table:table-cell>
          <table:table-cell office:value="7.45624891261" office:value-type="float">
            <text:p>7.45624891261</text:p>
          </table:table-cell>
          <table:table-cell office:value="7.91653060932" office:value-type="float">
            <text:p>7.91653060932</text:p>
          </table:table-cell>
          <table:table-cell office:value="8.14933250438" office:value-type="float">
            <text:p>8.14933250438</text:p>
          </table:table-cell>
          <table:table-cell office:value="7.90724364004" office:value-type="float">
            <text:p>7.90724364004</text:p>
          </table:table-cell>
          <table:table-cell office:value="7.61204708692" office:value-type="float">
            <text:p>7.61204708692</text:p>
          </table:table-cell>
          <table:table-cell office:value="7.82588975154" office:value-type="float">
            <text:p>7.82588975154</text:p>
          </table:table-cell>
          <table:table-cell office:value="8.67590705309" office:value-type="float">
            <text:p>8.67590705309</text:p>
          </table:table-cell>
          <table:table-cell office:value="7.95619827414" office:value-type="float">
            <text:p>7.95619827414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0.239275347" office:value-type="float">
            <text:p>250.239275347</text:p>
          </table:table-cell>
          <table:table-cell office:value="251.27728523" office:value-type="float">
            <text:p>251.27728523</text:p>
          </table:table-cell>
          <table:table-cell office:value="247.132515036" office:value-type="float">
            <text:p>247.132515036</text:p>
          </table:table-cell>
          <table:table-cell office:value="271.708244577" office:value-type="float">
            <text:p>271.708244577</text:p>
          </table:table-cell>
          <table:table-cell office:value="257.112342718" office:value-type="float">
            <text:p>257.112342718</text:p>
          </table:table-cell>
          <table:table-cell office:value="264.905158215" office:value-type="float">
            <text:p>264.905158215</text:p>
          </table:table-cell>
          <table:table-cell office:value="243.083421251" office:value-type="float">
            <text:p>243.083421251</text:p>
          </table:table-cell>
          <table:table-cell office:value="259.972110662" office:value-type="float">
            <text:p>259.972110662</text:p>
          </table:table-cell>
          <table:table-cell office:value="267.921280904" office:value-type="float">
            <text:p>267.921280904</text:p>
          </table:table-cell>
          <table:table-cell office:value="256.510068394" office:value-type="float">
            <text:p>256.510068394</text:p>
          </table:table-cell>
          <table:table-cell office:value="245.84457419" office:value-type="float">
            <text:p>245.84457419</text:p>
          </table:table-cell>
          <table:table-cell office:value="253.365714823" office:value-type="float">
            <text:p>253.365714823</text:p>
          </table:table-cell>
          <table:table-cell office:value="273.487905678" office:value-type="float">
            <text:p>273.487905678</text:p>
          </table:table-cell>
          <table:table-cell office:value="257.119992079" office:value-type="float">
            <text:p>257.119992079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0509380248" office:value-type="float">
            <text:p>1.50509380248</text:p>
          </table:table-cell>
          <table:table-cell office:value="1.52131084546" office:value-type="float">
            <text:p>1.52131084546</text:p>
          </table:table-cell>
          <table:table-cell office:value="1.49989290022" office:value-type="float">
            <text:p>1.49989290022</text:p>
          </table:table-cell>
          <table:table-cell office:value="1.65340372964" office:value-type="float">
            <text:p>1.65340372964</text:p>
          </table:table-cell>
          <table:table-cell office:value="1.56958992748" office:value-type="float">
            <text:p>1.56958992748</text:p>
          </table:table-cell>
          <table:table-cell office:value="1.62552026685" office:value-type="float">
            <text:p>1.62552026685</text:p>
          </table:table-cell>
          <table:table-cell office:value="1.47263713133" office:value-type="float">
            <text:p>1.47263713133</text:p>
          </table:table-cell>
          <table:table-cell office:value="1.57465009406" office:value-type="float">
            <text:p>1.57465009406</text:p>
          </table:table-cell>
          <table:table-cell office:value="1.65069812057" office:value-type="float">
            <text:p>1.65069812057</text:p>
          </table:table-cell>
          <table:table-cell office:value="1.56051540776" office:value-type="float">
            <text:p>1.56051540776</text:p>
          </table:table-cell>
          <table:table-cell office:value="1.51731633869" office:value-type="float">
            <text:p>1.51731633869</text:p>
          </table:table-cell>
          <table:table-cell office:value="1.51020002184" office:value-type="float">
            <text:p>1.51020002184</text:p>
          </table:table-cell>
          <table:table-cell office:value="1.69678138827" office:value-type="float">
            <text:p>1.69678138827</text:p>
          </table:table-cell>
          <table:table-cell office:value="1.56596999805" office:value-type="float">
            <text:p>1.56596999805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3888071128" office:value-type="float">
            <text:p>1.73888071128</text:p>
          </table:table-cell>
          <table:table-cell office:value="1.74201096923" office:value-type="float">
            <text:p>1.74201096923</text:p>
          </table:table-cell>
          <table:table-cell office:value="1.7169000538" office:value-type="float">
            <text:p>1.7169000538</text:p>
          </table:table-cell>
          <table:table-cell office:value="1.86160538573" office:value-type="float">
            <text:p>1.86160538573</text:p>
          </table:table-cell>
          <table:table-cell office:value="1.74592991194" office:value-type="float">
            <text:p>1.74592991194</text:p>
          </table:table-cell>
          <table:table-cell office:value="1.80149309428" office:value-type="float">
            <text:p>1.80149309428</text:p>
          </table:table-cell>
          <table:table-cell office:value="1.55894774135" office:value-type="float">
            <text:p>1.55894774135</text:p>
          </table:table-cell>
          <table:table-cell office:value="1.7433152354" office:value-type="float">
            <text:p>1.7433152354</text:p>
          </table:table-cell>
          <table:table-cell office:value="1.85049673015" office:value-type="float">
            <text:p>1.85049673015</text:p>
          </table:table-cell>
          <table:table-cell office:value="1.73918183995" office:value-type="float">
            <text:p>1.73918183995</text:p>
          </table:table-cell>
          <table:table-cell office:value="1.71532679771" office:value-type="float">
            <text:p>1.71532679771</text:p>
          </table:table-cell>
          <table:table-cell office:value="1.704769853" office:value-type="float">
            <text:p>1.704769853</text:p>
          </table:table-cell>
          <table:table-cell office:value="1.8967831986" office:value-type="float">
            <text:p>1.8967831986</text:p>
          </table:table-cell>
          <table:table-cell office:value="1.75504934788" office:value-type="float">
            <text:p>1.75504934788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9734330028" office:value-type="float">
            <text:p>1.79734330028</text:p>
          </table:table-cell>
          <table:table-cell office:value="1.8008772617" office:value-type="float">
            <text:p>1.8008772617</text:p>
          </table:table-cell>
          <table:table-cell office:value="1.76469687012" office:value-type="float">
            <text:p>1.76469687012</text:p>
          </table:table-cell>
          <table:table-cell office:value="1.9142532338" office:value-type="float">
            <text:p>1.9142532338</text:p>
          </table:table-cell>
          <table:table-cell office:value="1.81904321859" office:value-type="float">
            <text:p>1.81904321859</text:p>
          </table:table-cell>
          <table:table-cell office:value="1.87437863351" office:value-type="float">
            <text:p>1.87437863351</text:p>
          </table:table-cell>
          <table:table-cell office:value="1.62697356488" office:value-type="float">
            <text:p>1.62697356488</text:p>
          </table:table-cell>
          <table:table-cell office:value="1.81446136359" office:value-type="float">
            <text:p>1.81446136359</text:p>
          </table:table-cell>
          <table:table-cell office:value="1.87484193344" office:value-type="float">
            <text:p>1.87484193344</text:p>
          </table:table-cell>
          <table:table-cell office:value="1.79940950444" office:value-type="float">
            <text:p>1.79940950444</text:p>
          </table:table-cell>
          <table:table-cell office:value="1.76047646353" office:value-type="float">
            <text:p>1.76047646353</text:p>
          </table:table-cell>
          <table:table-cell office:value="1.79696190494" office:value-type="float">
            <text:p>1.79696190494</text:p>
          </table:table-cell>
          <table:table-cell office:value="2.00156178029" office:value-type="float">
            <text:p>2.00156178029</text:p>
          </table:table-cell>
          <table:table-cell office:value="1.81886761793" office:value-type="float">
            <text:p>1.81886761793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5.5056267293" office:value-type="float">
            <text:p>65.5056267293</text:p>
          </table:table-cell>
          <table:table-cell office:value="68.3412835294" office:value-type="float">
            <text:p>68.3412835294</text:p>
          </table:table-cell>
          <table:table-cell office:value="67.6555305804" office:value-type="float">
            <text:p>67.6555305804</text:p>
          </table:table-cell>
          <table:table-cell office:value="76.8356034242" office:value-type="float">
            <text:p>76.8356034242</text:p>
          </table:table-cell>
          <table:table-cell office:value="72.3516606536" office:value-type="float">
            <text:p>72.3516606536</text:p>
          </table:table-cell>
          <table:table-cell office:value="78.3799020267" office:value-type="float">
            <text:p>78.3799020267</text:p>
          </table:table-cell>
          <table:table-cell office:value="74.069790869" office:value-type="float">
            <text:p>74.069790869</text:p>
          </table:table-cell>
          <table:table-cell office:value="77.4747247387" office:value-type="float">
            <text:p>77.4747247387</text:p>
          </table:table-cell>
          <table:table-cell office:value="79.4950021083" office:value-type="float">
            <text:p>79.4950021083</text:p>
          </table:table-cell>
          <table:table-cell office:value="73.9155398629" office:value-type="float">
            <text:p>73.9155398629</text:p>
          </table:table-cell>
          <table:table-cell office:value="68.2017634128" office:value-type="float">
            <text:p>68.2017634128</text:p>
          </table:table-cell>
          <table:table-cell office:value="69.8498449776" office:value-type="float">
            <text:p>69.8498449776</text:p>
          </table:table-cell>
          <table:table-cell office:value="76.9297298929" office:value-type="float">
            <text:p>76.9297298929</text:p>
          </table:table-cell>
          <table:table-cell office:value="73.0004617543" office:value-type="float">
            <text:p>73.0004617543</text:p>
          </table:table-cell>
          <table:table-cell office:value="5.74" office:value-type="float">
            <text:p>5.74</text:p>
          </table:table-cell>
        </table:table-row>
        <table:table-row>
          <table:table-cell office:value="0" office:value-type="float">
            <text:p/>
          </table:table-cell>
          <table:table-cell office:value="0.44" office:value-type="float">
            <text:p>0.44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meta>
    <meta:generator>ODFPY/1.3.4</meta:generator>
  </office:meta>
</office:document-meta>
</file>